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9425in"/>
    </style:style>
    <style:style style:name="co3" style:family="table-column">
      <style:table-column-properties fo:break-before="auto" style:column-width="1.0118in"/>
    </style:style>
    <style:style style:name="co4" style:family="table-column">
      <style:table-column-properties fo:break-before="auto" style:column-width="0.863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9626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3791in"/>
    </style:style>
    <style:style style:name="co11" style:family="table-column">
      <style:table-column-properties fo:break-before="auto" style:column-width="1.4681in"/>
    </style:style>
    <style:style style:name="co12" style:family="table-column">
      <style:table-column-properties fo:break-before="auto" style:column-width="0.506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5161in"/>
    </style:style>
    <style:style style:name="co15" style:family="table-column">
      <style:table-column-properties fo:break-before="auto" style:column-width="0.4465in"/>
    </style:style>
    <style:style style:name="co16" style:family="table-column">
      <style:table-column-properties fo:break-before="auto" style:column-width="0.6547in"/>
    </style:style>
    <style:style style:name="co17" style:family="table-column">
      <style:table-column-properties fo:break-before="auto" style:column-width="0.2681in"/>
    </style:style>
    <style:style style:name="co18" style:family="table-column">
      <style:table-column-properties fo:break-before="auto" style:column-width="1.0717in"/>
    </style:style>
    <style:style style:name="co19" style:family="table-column">
      <style:table-column-properties fo:break-before="auto" style:column-width="0.278in"/>
    </style:style>
    <style:style style:name="co20" style:family="table-column">
      <style:table-column-properties fo:break-before="auto" style:column-width="0.5854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6043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95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abf8f" style:diagonal-bl-tr="none" style:diagonal-tl-br="none" style:text-align-source="fix" style:repeat-content="false" fo:wrap-option="wrap" fo:border="1.76pt double-thin #000000" style:border-line-width="0.0071in 0.0102in 0.0071in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5b0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Excel_20_Built-in_20_Input" style:data-style-name="N0">
      <style:table-cell-properties fo:border-bottom="0.74pt solid #7f7f7f" fo:background-color="#ffcc99" style:cell-protect="none" style:print-content="true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Input" style:data-style-name="N0">
      <style:table-cell-properties fo:border-bottom="0.74pt solid #7f7f7f" fo:background-color="#ffcc99" style:cell-protect="none" style:print-content="true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de9d9" style:cell-protect="none" style:print-content="true" style:diagonal-bl-tr="none" style:diagonal-tl-br="none" style:text-align-source="fix" style:repeat-content="false" fo:wrap-option="wrap" fo:border="1.76pt double-thin #000000" style:border-line-width="0.0071in 0.0102in 0.0071in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36">
      <style:table-cell-properties fo:background-color="#fde9d9" style:cell-protect="none" style:print-content="true" style:diagonal-bl-tr="none" style:diagonal-tl-br="none" style:text-align-source="fix" style:repeat-content="false" fo:wrap-option="wrap" fo:border="1.76pt double-thin #000000" style:border-line-width="0.0071in 0.0102in 0.0071in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abf8f" style:diagonal-bl-tr="none" style:diagonal-tl-br="none" style:text-align-source="fix" style:repeat-content="false" fo:wrap-option="wrap" fo:border="1.76pt double-thin #000000" style:border-line-width="0.0071in 0.0102in 0.0071in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Excel_20_Built-in_20_Total" style:data-style-name="N0">
      <style:table-cell-properties fo:border-bottom="1.76pt double-thin #156082" style:border-line-width-bottom="0.0071in 0.0102in 0.0071in" fo:background-color="#f2f2f2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order-bottom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Excel_20_Built-in_20_Total" style:data-style-name="N0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156082" style:vertical-align="middle" loext:vertical-justify="auto"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2.49pt solid #000000" fo:background-color="#5b0f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Excel_20_Built-in_20_Input" style:data-style-name="N0">
      <style:table-cell-properties fo:border-bottom="0.74pt solid #7f7f7f" fo:background-color="#ffcc99" style:cell-protect="none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Input" style:data-style-name="N0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-bottom="1.76pt double-thin #000000" style:border-line-width-bottom="0.0071in 0.0102in 0.0071in" fo:background-color="#fde9d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1.76pt double-thin #000000" style:border-line-width-bottom="0.0071in 0.0102in 0.0071in" fo:background-color="#fde9d9" style:cell-protect="none" style:print-content="true" style:diagonal-bl-tr="none" style:diagonal-tl-br="none" style:text-align-source="fix" style:repeat-content="false" fo:wrap-option="wrap" fo:border-left="1.76pt solid #cccccc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Excel_20_Built-in_20_Total" style:data-style-name="N0">
      <style:table-cell-properties fo:border-bottom="1.76pt double-thin #156082" style:border-line-width-bottom="0.0071in 0.0102in 0.0071in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order-bottom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Excel_20_Built-in_20_Total" style:data-style-name="N0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156082" style:vertical-align="middle" loext:vertical-justify="auto"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2.49pt solid #000000" fo:background-color="#5b0f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6" style:family="table-cell" style:parent-style-name="Default">
      <style:table-cell-properties fo:border-bottom="1.76pt double-thin #000000" style:border-line-width-bottom="0.0071in 0.0102in 0.0071in" fo:background-color="#fde9d9" style:cell-protect="none" style:print-content="true" style:diagonal-bl-tr="none" style:diagonal-tl-br="none" style:text-align-source="fix" style:repeat-content="false" fo:wrap-option="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Excel_20_Built-in_20_Output" style:data-style-name="N0">
      <style:table-cell-properties fo:border-bottom="0.74pt solid #3f3f3f" fo:background-color="#f2f2f2" style:cell-protect="protected" style:print-content="true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Excel_20_Built-in_20_Heading_20_1" style:data-style-name="N0">
      <style:table-cell-properties fo:border-bottom="1.76pt double-thin #000000" style:border-line-width-bottom="0.0071in 0.0102in 0.0071in" fo:background-color="#f2f2f2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e2841" style:text-outline="false" style:text-line-through-style="none" style:text-line-through-typ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ce25" style:family="table-cell" style:parent-style-name="Excel_20_Built-in_20_Heading_20_1" style:data-style-name="N0">
      <style:table-cell-properties fo:border-bottom="0.74pt solid #000000" fo:background-color="#f2f2f2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e2841" style:text-outline="false" style:text-line-through-style="none" style:text-line-through-typ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ce26" style:family="table-cell" style:parent-style-name="Excel_20_Built-in_20_Input" style:data-style-name="N0">
      <style:table-cell-properties fo:border-bottom="0.74pt solid #7f7f7f" fo:background-color="#ffcc99" style:cell-protect="none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Excel_20_Built-in_20_Output" style:data-style-name="N0">
      <style:table-cell-properties fo:border-bottom="0.74pt solid #3f3f3f" fo:background-color="#f2f2f2" style:cell-protect="protected" style:print-content="true" style:diagonal-bl-tr="none" style:diagonal-tl-br="none" style:text-align-source="fix" style:repeat-content="false" fo:wrap-option="no-wrap" fo:border-left="0.74pt solid #3f3f3f" style:direction="ltr" fo:border-right="0.74pt solid #000000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Aptos Narrow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Excel_20_Built-in_20_Accent1" style:data-style-name="N0">
      <style:table-cell-properties fo:border-bottom="0.74pt solid #000000" fo:background-color="#15608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is-true-formula([.$W15]=&quot;FALL&quot;)" style:apply-style-name="ConditionalStyle_5f_30" style:base-cell-address="'Levelling Calculation (3)'.J15"/>
      <style:map style:condition="is-true-formula([.$W15]=&quot;CUT&quot;)" style:apply-style-name="ConditionalStyle_5f_29" style:base-cell-address="'Levelling Calculation (3)'.J15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47">
      <style:table-cell-properties style:rotation-align="none"/>
    </style:style>
    <style:style style:name="ce34" style:family="table-cell" style:parent-style-name="Default" style:data-style-name="N147">
      <style:table-cell-properties fo:border-bottom="2.49pt solid #000000" fo:background-color="#5b0f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Excel_20_Built-in_20_Accent1" style:data-style-name="N147">
      <style:table-cell-properties fo:border-bottom="0.74pt solid #000000" fo:background-color="#15608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ptos Narrow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Excel_20_Built-in_20_Output" style:data-style-name="N147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Aptos Narrow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7" style:family="table-cell" style:parent-style-name="Default" style:data-style-name="N14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2.49pt solid #000000" fo:background-color="#5b0f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Excel_20_Built-in_20_Output" style:data-style-name="N0">
      <style:table-cell-properties fo:border-bottom="0.74pt solid #3f3f3f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Excel_20_Built-in_20_Output" style:data-style-name="N0">
      <style:table-cell-properties fo:border-bottom="0.74pt solid #3f3f3f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Excel_20_Built-in_20_Check_20_Cell" style:data-style-name="N0">
      <style:table-cell-properties fo:background-color="#a5a5a5" style:cell-protect="protected formula-hidden" style:print-content="true" style:diagonal-bl-tr="none" style:diagonal-tl-br="none" style:text-align-source="fix" style:repeat-content="false" fo:wrap-option="no-wrap" fo:border="1.76pt double-thin #3f3f3f" style:border-line-width="0.0071in 0.0102in 0.0071in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2" style:family="table-cell" style:parent-style-name="Default">
      <style:table-cell-properties fo:border-bottom="2.49pt solid #000000" fo:background-color="#5b0f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c1d1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1c1d1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5b0f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Check_20_Cell" style:data-style-name="N0">
      <style:table-cell-properties fo:background-color="#a5a5a5" style:cell-protect="protected formula-hidden" style:print-content="true" style:diagonal-bl-tr="none" style:diagonal-tl-br="none" style:text-align-source="fix" style:repeat-content="false" fo:wrap-option="wrap" fo:border="1.76pt double-thin #3f3f3f" style:border-line-width="0.0071in 0.0102in 0.0071in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7" style:family="table-cell" style:parent-style-name="Default">
      <style:table-cell-properties fo:background-color="#5b0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="none" style:rotation-align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evelling Calculation (3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1"/>
        <table:table-column table:style-name="co9" table:default-cell-style-name="ce32"/>
        <table:table-column table:style-name="co10" table:default-cell-style-name="ce1"/>
        <table:table-column table:style-name="co11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number-columns-repeated="2" table:default-cell-style-name="ce1"/>
        <table:table-column table:style-name="co13" table:visibility="collapse" table:default-cell-style-name="ce1"/>
        <table:table-column table:style-name="co14" table:visibility="collapse" table:default-cell-style-name="ce1"/>
        <table:table-column table:style-name="co15" table:visibility="collapse" table:default-cell-style-name="ce1"/>
        <table:table-column table:style-name="co12" table:visibility="collapse" table:default-cell-style-name="ce1"/>
        <table:table-column table:style-name="co16" table:visibility="collapse" table:default-cell-style-name="ce1"/>
        <table:table-column table:style-name="co15" table:visibility="collapse" table:default-cell-style-name="ce1"/>
        <table:table-column table:style-name="co6" table:visibility="collapse" table:default-cell-style-name="ce1"/>
        <table:table-column table:style-name="co17" table:visibility="collapse" table:number-columns-repeated="2" table:default-cell-style-name="ce1"/>
        <table:table-column table:style-name="co18" table:visibility="collapse" table:default-cell-style-name="ce1"/>
        <table:table-column table:style-name="co19" table:visibility="collapse" table:number-columns-repeated="2" table:default-cell-style-name="ce48"/>
        <table:table-column table:style-name="co20" table:visibility="collapse" table:default-cell-style-name="ce48"/>
        <table:table-column table:style-name="co11" table:visibility="collapse" table:number-columns-repeated="8" table:default-cell-style-name="ce48"/>
        <table:table-column table:style-name="co13" table:visibility="collapse" table:number-columns-repeated="2" table:default-cell-style-name="ce48"/>
        <table:table-column table:style-name="co11" table:visibility="collapse" table:number-columns-repeated="16344"/>
        <table:table-row table:style-name="ro1">
          <table:table-cell table:number-columns-repeated="9"/>
          <table:table-cell table:style-name="ce1"/>
          <table:table-cell table:number-columns-repeated="30"/>
          <table:table-cell table:style-name="Default" table:number-columns-repeated="16344"/>
        </table:table-row>
        <table:table-row table:style-name="ro2">
          <table:table-cell table:number-columns-repeated="2"/>
          <table:table-cell table:style-name="ce3" office:value-type="string" calcext:value-type="string">
            <text:p>Job Title:</text:p>
          </table:table-cell>
          <table:table-cell table:style-name="ce8" table:number-columns-spanned="3" table:number-rows-spanned="1"/>
          <table:covered-table-cell table:style-name="ce16"/>
          <table:covered-table-cell table:style-name="ce66"/>
          <table:table-cell table:style-name="ce4"/>
          <table:table-cell table:number-columns-repeated="2"/>
          <table:table-cell table:style-name="ce3" office:value-type="string" calcext:value-type="string">
            <text:p>Observer:</text:p>
          </table:table-cell>
          <table:table-cell table:style-name="ce66"/>
          <table:table-cell table:number-columns-repeated="29"/>
          <table:table-cell table:style-name="Default" table:number-columns-repeated="16344"/>
        </table:table-row>
        <table:table-row table:style-name="ro2">
          <table:table-cell table:number-columns-repeated="2"/>
          <table:table-cell table:style-name="ce3" office:value-type="string" calcext:value-type="string">
            <text:p>Job No:</text:p>
          </table:table-cell>
          <table:table-cell table:style-name="ce8" table:number-columns-spanned="3" table:number-rows-spanned="1"/>
          <table:covered-table-cell table:style-name="ce16"/>
          <table:covered-table-cell table:style-name="ce66"/>
          <table:table-cell table:style-name="ce4"/>
          <table:table-cell table:number-columns-repeated="2"/>
          <table:table-cell table:style-name="ce3" office:value-type="string" calcext:value-type="string">
            <text:p>Staffman:</text:p>
          </table:table-cell>
          <table:table-cell table:style-name="ce66"/>
          <table:table-cell table:number-columns-repeated="29"/>
          <table:table-cell table:style-name="Default" table:number-columns-repeated="16344"/>
        </table:table-row>
        <table:table-row table:style-name="ro2">
          <table:table-cell table:number-columns-repeated="2"/>
          <table:table-cell table:style-name="ce3" office:value-type="string" calcext:value-type="string">
            <text:p>Date:</text:p>
          </table:table-cell>
          <table:table-cell table:style-name="ce9" office:value-type="date" office:date-value="2025-01-05" calcext:value-type="date" table:number-columns-spanned="3" table:number-rows-spanned="1">
            <text:p>01/05/2025</text:p>
          </table:table-cell>
          <table:covered-table-cell table:style-name="ce16"/>
          <table:covered-table-cell table:style-name="ce66"/>
          <table:table-cell table:style-name="ce4"/>
          <table:table-cell table:number-columns-repeated="2"/>
          <table:table-cell table:style-name="ce4"/>
          <table:table-cell table:number-columns-repeated="21"/>
          <table:table-cell table:style-name="ce49" table:number-columns-spanned="2" table:number-rows-spanned="1"/>
          <table:covered-table-cell table:style-name="ce21"/>
          <table:table-cell table:style-name="ce49" table:number-columns-spanned="2" table:number-rows-spanned="1"/>
          <table:covered-table-cell table:style-name="ce21"/>
          <table:table-cell table:number-columns-repeated="5"/>
          <table:table-cell table:style-name="Default" table:number-columns-repeated="16344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2"/>
          <table:table-cell table:style-name="ce3" office:value-type="string" calcext:value-type="string">
            <text:p>Misclosure:</text:p>
          </table:table-cell>
          <table:table-cell table:style-name="ce17"/>
          <table:table-cell table:number-columns-repeated="20"/>
          <table:table-cell table:style-name="ce49" table:number-columns-spanned="2" table:number-rows-spanned="1"/>
          <table:covered-table-cell table:style-name="ce21"/>
          <table:table-cell table:style-name="ce49" table:number-columns-spanned="2" table:number-rows-spanned="1"/>
          <table:covered-table-cell table:style-name="ce21"/>
          <table:table-cell table:number-columns-repeated="5"/>
          <table:table-cell table:style-name="Default" table:number-columns-repeated="16344"/>
        </table:table-row>
        <table:table-row table:style-name="ro2">
          <table:table-cell table:number-columns-repeated="2"/>
          <table:table-cell table:style-name="ce4"/>
          <table:table-cell table:style-name="ce10" office:value-type="string" calcext:value-type="string">
            <text:p>Start Value: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"/>
          <table:table-cell table:style-name="ce3" office:value-type="string" calcext:value-type="string">
            <text:p>Set-ups:</text:p>
          </table:table-cell>
          <table:table-cell table:style-name="ce17"/>
          <table:table-cell table:number-columns-repeated="20"/>
          <table:table-cell table:style-name="ce49" table:number-columns-spanned="2" table:number-rows-spanned="1"/>
          <table:covered-table-cell table:style-name="ce21"/>
          <table:table-cell table:style-name="ce49" table:number-columns-spanned="2" table:number-rows-spanned="1"/>
          <table:covered-table-cell table:style-name="ce21"/>
          <table:table-cell table:number-columns-repeated="5"/>
          <table:table-cell table:style-name="Default" table:number-columns-repeated="16344"/>
        </table:table-row>
        <table:table-row table:style-name="ro2">
          <table:table-cell table:number-columns-repeated="2"/>
          <table:table-cell table:style-name="ce4"/>
          <table:table-cell table:style-name="ce10" office:value-type="string" calcext:value-type="string">
            <text:p>Finish Valu :</text:p>
          </table:table-cell>
          <table:table-cell table:style-name="ce17"/>
          <table:table-cell table:style-name="ce4" table:number-columns-repeated="2"/>
          <table:table-cell table:number-columns-repeated="2"/>
          <table:table-cell table:style-name="ce3" office:value-type="string" calcext:value-type="string">
            <text:p>Error/Set-up:</text:p>
          </table:table-cell>
          <table:table-cell table:style-name="ce17"/>
          <table:table-cell table:number-columns-repeated="29"/>
          <table:table-cell table:style-name="Default" table:number-columns-repeated="16344"/>
        </table:table-row>
        <table:table-row table:style-name="ro3">
          <table:table-cell table:number-columns-repeated="9"/>
          <table:table-cell table:style-name="ce1"/>
          <table:table-cell table:number-columns-repeated="30"/>
          <table:table-cell table:style-name="Default" table:number-columns-repeated="16344"/>
        </table:table-row>
        <table:table-row table:style-name="ro3">
          <table:table-cell table:number-columns-repeated="3"/>
          <table:table-cell table:style-name="ce11" office:value-type="string" calcext:value-type="string" table:number-columns-spanned="4" table:number-rows-spanned="1">
            <text:p>Difference between first and last point</text:p>
          </table:table-cell>
          <table:covered-table-cell table:number-columns-repeated="3" table:style-name="ce18"/>
          <table:table-cell table:style-name="ce24" table:formula="of:=ABS(ROUND([.S9];4))" office:value-type="float" office:value="0" calcext:value-type="float">
            <text:p>0</text:p>
          </table:table-cell>
          <table:table-cell/>
          <table:table-cell table:style-name="ce1"/>
          <table:table-cell table:number-columns-repeated="5"/>
          <table:table-cell table:style-name="ce86" office:value-type="string" calcext:value-type="string" table:number-columns-spanned="3" table:number-rows-spanned="1">
            <text:p>Difference between first and last point</text:p>
          </table:table-cell>
          <table:covered-table-cell table:number-columns-repeated="2" table:style-name="ce86"/>
          <table:table-cell table:style-name="ce46" table:number-matrix-columns-spanned="1" table:number-matrix-rows-spanned="1" table:formula="of:=INDEX([.Q:.Q];MAX(([.Q:.Q]&lt;&gt;&quot;&quot;)*ROW([.Q:.Q])))-[.Q14]" office:value-type="float" office:value="0" calcext:value-type="float">
            <text:p>0</text:p>
          </table:table-cell>
          <table:table-cell table:number-columns-repeated="21"/>
          <table:table-cell table:style-name="Default" table:number-columns-repeated="16344"/>
        </table:table-row>
        <table:table-row table:style-name="ro3">
          <table:table-cell table:number-columns-repeated="3"/>
          <table:table-cell table:style-name="ce12" office:value-type="string" calcext:value-type="string" table:number-columns-spanned="4" table:number-rows-spanned="1">
            <text:p>Difference between sum B.S and F.S</text:p>
          </table:table-cell>
          <table:covered-table-cell table:number-columns-repeated="3" table:style-name="ce19"/>
          <table:table-cell table:style-name="ce25" table:formula="of:=ABS(ROUND([.S10];4))" office:value-type="float" office:value="0" calcext:value-type="float">
            <text:p>0</text:p>
          </table:table-cell>
          <table:table-cell/>
          <table:table-cell table:style-name="ce1"/>
          <table:table-cell table:number-columns-repeated="5"/>
          <table:table-cell table:style-name="ce86" office:value-type="string" calcext:value-type="string" table:number-columns-spanned="3" table:number-rows-spanned="1">
            <text:p>Difference between sum B.S and F.S</text:p>
          </table:table-cell>
          <table:covered-table-cell table:number-columns-repeated="2" table:style-name="ce86"/>
          <table:table-cell table:style-name="ce46" table:formula="of:=SUM([.D14:.D908])-SUM([.F14:.F908])" office:value-type="float" office:value="0" calcext:value-type="float">
            <text:p>0</text:p>
          </table:table-cell>
          <table:table-cell table:number-columns-repeated="21"/>
          <table:table-cell table:style-name="Default" table:number-columns-repeated="16344"/>
        </table:table-row>
        <table:table-row table:style-name="ro3">
          <table:table-cell table:style-name="ce21" table:number-columns-repeated="10"/>
          <table:table-cell table:style-name="ce33"/>
          <table:table-cell table:style-name="ce21" table:number-columns-repeated="29"/>
          <table:table-cell table:style-name="Default" table:number-columns-repeated="16344"/>
        </table:table-row>
        <table:table-row table:style-name="ro3">
          <table:table-cell table:number-columns-repeated="9"/>
          <table:table-cell table:style-name="ce1"/>
          <table:table-cell table:number-columns-repeated="7"/>
          <table:table-cell table:style-name="ce90" office:value-type="string" calcext:value-type="string" table:number-columns-spanned="4" table:number-rows-spanned="1">
            <text:p>فرق منسوب النقطة</text:p>
          </table:table-cell>
          <table:covered-table-cell table:number-columns-repeated="3" table:style-name="ce47"/>
          <table:table-cell table:number-columns-repeated="2"/>
          <table:table-cell table:style-name="ce90" office:value-type="string" calcext:value-type="string" table:number-columns-spanned="2" table:number-rows-spanned="1">
            <text:p>S.No</text:p>
          </table:table-cell>
          <table:covered-table-cell table:style-name="ce47"/>
          <table:table-cell table:number-columns-repeated="15"/>
          <table:table-cell table:style-name="Default" table:number-columns-repeated="16344"/>
        </table:table-row>
        <table:table-row table:style-name="ro4">
          <table:table-cell table:number-columns-repeated="2"/>
          <table:table-cell table:style-name="ce5" office:value-type="string" calcext:value-type="string">
            <text:p>S.No</text:p>
          </table:table-cell>
          <table:table-cell table:style-name="ce13" office:value-type="string" calcext:value-type="string">
            <text:p>Back </text:p>
            <text:p>Sight</text:p>
          </table:table-cell>
          <table:table-cell table:style-name="ce20" office:value-type="string" calcext:value-type="string">
            <text:p>Inter</text:p>
            <text:p>Sight</text:p>
          </table:table-cell>
          <table:table-cell table:style-name="ce5" office:value-type="string" calcext:value-type="string">
            <text:p>Fore </text:p>
            <text:p>Sight</text:p>
          </table:table-cell>
          <table:table-cell table:style-name="ce13" office:value-type="string" calcext:value-type="string">
            <text:p>H.L.S</text:p>
          </table:table-cell>
          <table:table-cell table:style-name="ce13" office:value-type="string" calcext:value-type="string">
            <text:p>P.H</text:p>
          </table:table-cell>
          <table:table-cell table:style-name="ce5" office:value-type="string" calcext:value-type="string">
            <text:p>Point</text:p>
            <text:p>No</text:p>
          </table:table-cell>
          <table:table-cell table:style-name="ce13" office:value-type="string" calcext:value-type="string">
            <text:p>DEF (+) (-)</text:p>
            <text:p>H.L.S</text:p>
          </table:table-cell>
          <table:table-cell table:style-name="ce34" office:value-type="string" calcext:value-type="string">
            <text:p>DEF <text:s/>TO PO</text:p>
          </table:table-cell>
          <table:table-cell table:style-name="ce38" office:value-type="string" calcext:value-type="string">
            <text:p>NOTE</text:p>
          </table:table-cell>
          <table:table-cell table:number-columns-repeated="3"/>
          <table:table-cell table:style-name="ce42" office:value-type="string" calcext:value-type="string">
            <text:p>م س م</text:p>
          </table:table-cell>
          <table:table-cell table:style-name="ce42" office:value-type="string" calcext:value-type="string">
            <text:p>م ن خ</text:p>
          </table:table-cell>
          <table:table-cell/>
          <table:table-cell table:style-name="ce42" office:value-type="string" calcext:value-type="string">
            <text:p>م س م</text:p>
          </table:table-cell>
          <table:table-cell table:number-columns-repeated="4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inal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string" calcext:value-type="string">
            <text:p>GL M</text:p>
          </table:table-cell>
          <table:table-cell table:style-name="ce14" table:number-columns-repeated="3"/>
          <table:table-cell table:style-name="ce22"/>
          <table:table-cell table:style-name="ce26" office:value-type="float" office:value="0" calcext:value-type="float">
            <text:p>0</text:p>
          </table:table-cell>
          <table:table-cell table:style-name="ce27" table:formula="of:=IF(COUNT([.C14:.F14])&gt;1;[.C14];IF([.J14]&lt;&gt;&quot;&quot;;COUNT([.$I$13:.I13])+1;&quot;&quot;))" office:value-type="float" office:value="1" calcext:value-type="float">
            <text:p>1</text:p>
          </table:table-cell>
          <table:table-cell table:style-name="ce28" office:value-type="string" calcext:value-type="string">
            <text:p>DEF (+) (-)</text:p>
          </table:table-cell>
          <table:table-cell table:style-name="ce35"/>
          <table:table-cell table:style-name="ce39" table:formula="of:=[.AA14]">
            <text:p/>
          </table:table-cell>
          <table:table-cell table:number-columns-repeated="3"/>
          <table:table-cell table:style-name="ce43" table:formula="of:=[.Q14]+[.D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/>
          <table:table-cell table:formula="of:=IF([.D14]&lt;&gt;0;[.G14];&quot;&quot;)">
            <text:p/>
          </table:table-cell>
          <table:table-cell table:formula="of:=IF([.D14]&lt;&gt;0;[.D14];&quot;&quot;)">
            <text:p/>
          </table:table-cell>
          <table:table-cell table:formula="of:=IF([.S14]&lt;&gt;&quot;&quot;;[.S14]-[.T14];&quot;&quot;)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SUM([.D14])&lt;&gt;0;&quot;Turning Point&quot;;&quot;&quot;)">
            <text:p/>
          </table:table-cell>
          <table:table-cell table:formula="of:=IF(COUNT([.D14:.F14])&lt;&gt;0;COUNT([.C13:.$C$13])+1;&quot;&quot;)">
            <text:p/>
          </table:table-cell>
          <table:table-cell table:formula="of:=IF([.X14]=&quot;Turning Point&quot;;COUNT([.Z13:.$Z$13])+1;&quot;&quot;)">
            <text:p/>
          </table:table-cell>
          <table:table-cell table:formula="of:=IF([.AD14]&lt;&gt;&quot;&quot;;[.AD14];IF([.Y14]&lt;&gt;&quot;&quot;;CONCATENATE([.X14];&quot; &quot;;[.Z14]);&quot;&quot;))">
            <text:p/>
          </table:table-cell>
          <table:table-cell table:formula="of:=COUNT([.Z14:.Z73])" office:value-type="float" office:value="0" calcext:value-type="float">
            <text:p>0</text:p>
          </table:table-cell>
          <table:table-cell table:formula="of:=IF([.F14]&lt;&gt;&quot;&quot;;COUNTIF([.X$13:.$X14];&quot;Turning Point&quot;)-1;&quot;&quot;)">
            <text:p/>
          </table:table-cell>
          <table:table-cell table:formula="of:=IF([.F14]&lt;&gt;&quot;&quot;;IF([.AC14]=[.$AB$14];IF([.Z14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style-name="ce23" table:formula="of:=IF(AND([.D15]=&quot;&quot;;[.E15]=&quot;&quot;;[.F15]=&quot;&quot;);&quot;&quot;;[.Q15])">
            <text:p/>
          </table:table-cell>
          <table:table-cell table:style-name="ce27" table:formula="of:=IF(COUNT([.C15:.F15])&gt;1;[.C15];IF([.J15]&lt;&gt;&quot;&quot;;COUNT([.$I$13:.I14])+1;&quot;&quot;))">
            <text:p/>
          </table:table-cell>
          <table:table-cell table:style-name="ce29" table:formula="of:=IF(COUNT([.D15:.F15])&gt;0;[.V15];&quot;&quot;)">
            <text:p/>
          </table:table-cell>
          <table:table-cell table:style-name="ce36" table:formula="of:=IF(COUNT([.D15:.F15];[.I15])&gt;1;[.D14]+[.E14]-[.E15]-[.F15];&quot;&quot;)">
            <text:p/>
          </table:table-cell>
          <table:table-cell table:style-name="ce40" table:formula="of:=[.AA15]">
            <text:p/>
          </table:table-cell>
          <table:table-cell table:number-columns-repeated="3"/>
          <table:table-cell table:style-name="ce44" table:formula="of:=[.Q15]+[.E15]+[.D15]" office:value-type="float" office:value="0" calcext:value-type="float">
            <text:p>0</text:p>
          </table:table-cell>
          <table:table-cell table:style-name="ce44" table:formula="of:=[.P14]-[.E15]-[.F15]" office:value-type="float" office:value="0" calcext:value-type="float">
            <text:p>0</text:p>
          </table:table-cell>
          <table:table-cell/>
          <table:table-cell table:formula="of:=IF([.D15]=&quot;&quot;;[.S14];[.G15])">
            <text:p/>
          </table:table-cell>
          <table:table-cell table:formula="of:=IF([.D15]=&quot;&quot;;[.T14];[.D15])">
            <text:p/>
          </table:table-cell>
          <table:table-cell table:formula="of:=IF([.S15]&lt;&gt;&quot;&quot;;[.S15]-[.T15];&quot;&quot;)">
            <text:p/>
          </table:table-cell>
          <table:table-cell table:formula="of:=IF([.Q15]&lt;&gt;&quot;&quot;;[.Q15]-[.U14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15]&lt;&gt;&quot;&quot;;COM.MICROSOFT.IFS([.V15]&gt;0;&quot;CUT&quot;;[.V15]&lt;0;&quot;FALL&quot;);&quot;&quot;)">
            <text:p/>
          </table:table-cell>
          <table:table-cell table:formula="of:=IF(SUM([.D15])&lt;&gt;0;&quot;Turning Point&quot;;&quot;&quot;)">
            <text:p/>
          </table:table-cell>
          <table:table-cell table:formula="of:=IF(COUNT([.D15:.F15])&lt;&gt;0;COUNT([.C$13:.$C14])+1;&quot;&quot;)">
            <text:p/>
          </table:table-cell>
          <table:table-cell table:formula="of:=IF([.X15]=&quot;Turning Point&quot;;COUNT([.Z$13:.$Z14])+1;&quot;&quot;)">
            <text:p/>
          </table:table-cell>
          <table:table-cell table:formula="of:=IF([.AD15]&lt;&gt;&quot;&quot;;[.AD15];IF([.Y15]&lt;&gt;&quot;&quot;;CONCATENATE([.X15];&quot; &quot;;[.Z15]);&quot;&quot;))">
            <text:p/>
          </table:table-cell>
          <table:table-cell/>
          <table:table-cell table:formula="of:=IF([.F15]&lt;&gt;&quot;&quot;;COUNTIF([.X$13:.$X15];&quot;Turning Point&quot;);&quot;&quot;)">
            <text:p/>
          </table:table-cell>
          <table:table-cell table:formula="of:=IF([.F15]&lt;&gt;&quot;&quot;;IF([.AC15]=[.$AB$14];IF([.Z15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style-name="ce23" table:formula="of:=IF(AND([.D16]=&quot;&quot;;[.E16]=&quot;&quot;;[.F16]=&quot;&quot;);&quot;&quot;;[.Q16])">
            <text:p/>
          </table:table-cell>
          <table:table-cell table:style-name="ce27" table:formula="of:=IF(COUNT([.C16:.F16])&gt;1;[.C16];IF([.J16]&lt;&gt;&quot;&quot;;COUNT([.$I$13:.I15])+1;&quot;&quot;))">
            <text:p/>
          </table:table-cell>
          <table:table-cell table:style-name="ce29" table:formula="of:=IF(COUNT([.D16:.F16])&gt;0;[.V16];&quot;&quot;)">
            <text:p/>
          </table:table-cell>
          <table:table-cell table:style-name="ce36" table:formula="of:=IF(COUNT([.D16:.F16];[.I16])&gt;1;[.D15]+[.E15]-[.E16]-[.F16];&quot;&quot;)">
            <text:p/>
          </table:table-cell>
          <table:table-cell table:style-name="ce40" table:formula="of:=[.AA16]">
            <text:p/>
          </table:table-cell>
          <table:table-cell table:number-columns-repeated="3"/>
          <table:table-cell table:style-name="ce44" table:formula="of:=[.Q16]+[.E16]+[.D16]" office:value-type="float" office:value="0" calcext:value-type="float">
            <text:p>0</text:p>
          </table:table-cell>
          <table:table-cell table:style-name="ce44" table:formula="of:=[.P15]-[.E16]-[.F16]" office:value-type="float" office:value="0" calcext:value-type="float">
            <text:p>0</text:p>
          </table:table-cell>
          <table:table-cell/>
          <table:table-cell table:formula="of:=IF([.D16]=&quot;&quot;;[.S15];[.G16])">
            <text:p/>
          </table:table-cell>
          <table:table-cell table:formula="of:=IF([.D16]=&quot;&quot;;[.T15];[.D16])">
            <text:p/>
          </table:table-cell>
          <table:table-cell table:formula="of:=IF([.S16]&lt;&gt;&quot;&quot;;[.S16]-[.T16];&quot;&quot;)">
            <text:p/>
          </table:table-cell>
          <table:table-cell table:formula="of:=IF([.Q16]&lt;&gt;&quot;&quot;;[.Q16]-[.U15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16]&lt;&gt;&quot;&quot;;COM.MICROSOFT.IFS([.V16]&gt;0;&quot;CUT&quot;;[.V16]&lt;0;&quot;FALL&quot;);&quot;&quot;)">
            <text:p/>
          </table:table-cell>
          <table:table-cell table:formula="of:=IF(SUM([.D16])&lt;&gt;0;&quot;Turning Point&quot;;&quot;&quot;)">
            <text:p/>
          </table:table-cell>
          <table:table-cell table:formula="of:=IF(COUNT([.D16:.F16])&lt;&gt;0;COUNT([.C$13:.$C15])+1;&quot;&quot;)">
            <text:p/>
          </table:table-cell>
          <table:table-cell table:formula="of:=IF([.X16]=&quot;Turning Point&quot;;COUNT([.Z$13:.$Z15])+1;&quot;&quot;)">
            <text:p/>
          </table:table-cell>
          <table:table-cell table:formula="of:=IF([.AD16]&lt;&gt;&quot;&quot;;[.AD16];IF([.Y16]&lt;&gt;&quot;&quot;;CONCATENATE([.X16];&quot; &quot;;[.Z16]);&quot;&quot;))">
            <text:p/>
          </table:table-cell>
          <table:table-cell/>
          <table:table-cell table:formula="of:=IF([.F16]&lt;&gt;&quot;&quot;;COUNTIF([.X$13:.$X16];&quot;Turning Point&quot;);&quot;&quot;)">
            <text:p/>
          </table:table-cell>
          <table:table-cell table:formula="of:=IF([.F16]&lt;&gt;&quot;&quot;;IF([.AC16]=[.$AB$14];IF([.Z16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style-name="ce23" table:formula="of:=IF(AND([.D17]=&quot;&quot;;[.E17]=&quot;&quot;;[.F17]=&quot;&quot;);&quot;&quot;;[.Q17])">
            <text:p/>
          </table:table-cell>
          <table:table-cell table:style-name="ce27" table:formula="of:=IF(COUNT([.C17:.F17])&gt;1;[.C17];IF([.J17]&lt;&gt;&quot;&quot;;COUNT([.$I$13:.I16])+1;&quot;&quot;))">
            <text:p/>
          </table:table-cell>
          <table:table-cell table:style-name="ce29" table:formula="of:=IF(COUNT([.D17:.F17])&gt;0;[.V17];&quot;&quot;)">
            <text:p/>
          </table:table-cell>
          <table:table-cell table:style-name="ce36" table:formula="of:=IF(COUNT([.D17:.F17];[.I17])&gt;1;[.D16]+[.E16]-[.E17]-[.F17];&quot;&quot;)">
            <text:p/>
          </table:table-cell>
          <table:table-cell table:style-name="ce40" table:formula="of:=[.AA17]">
            <text:p/>
          </table:table-cell>
          <table:table-cell table:number-columns-repeated="3"/>
          <table:table-cell table:style-name="ce44" table:formula="of:=[.Q17]+[.E17]+[.D17]" office:value-type="float" office:value="0" calcext:value-type="float">
            <text:p>0</text:p>
          </table:table-cell>
          <table:table-cell table:style-name="ce44" table:formula="of:=[.P16]-[.E17]-[.F17]" office:value-type="float" office:value="0" calcext:value-type="float">
            <text:p>0</text:p>
          </table:table-cell>
          <table:table-cell/>
          <table:table-cell table:formula="of:=IF([.D17]=&quot;&quot;;[.S16];[.G17])">
            <text:p/>
          </table:table-cell>
          <table:table-cell table:formula="of:=IF([.D17]=&quot;&quot;;[.T16];[.D17])">
            <text:p/>
          </table:table-cell>
          <table:table-cell table:formula="of:=IF([.S17]&lt;&gt;&quot;&quot;;[.S17]-[.T17];&quot;&quot;)">
            <text:p/>
          </table:table-cell>
          <table:table-cell table:formula="of:=IF([.Q17]&lt;&gt;&quot;&quot;;[.Q17]-[.U16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17]&lt;&gt;&quot;&quot;;COM.MICROSOFT.IFS([.V17]&gt;0;&quot;CUT&quot;;[.V17]&lt;0;&quot;FALL&quot;);&quot;&quot;)">
            <text:p/>
          </table:table-cell>
          <table:table-cell table:formula="of:=IF(SUM([.D17])&lt;&gt;0;&quot;Turning Point&quot;;&quot;&quot;)">
            <text:p/>
          </table:table-cell>
          <table:table-cell table:formula="of:=IF(COUNT([.D17:.F17])&lt;&gt;0;COUNT([.C$13:.$C16])+1;&quot;&quot;)">
            <text:p/>
          </table:table-cell>
          <table:table-cell table:formula="of:=IF([.X17]=&quot;Turning Point&quot;;COUNT([.Z$13:.$Z16])+1;&quot;&quot;)">
            <text:p/>
          </table:table-cell>
          <table:table-cell table:formula="of:=IF([.AD17]&lt;&gt;&quot;&quot;;[.AD17];IF([.Y17]&lt;&gt;&quot;&quot;;CONCATENATE([.X17];&quot; &quot;;[.Z17]);&quot;&quot;))">
            <text:p/>
          </table:table-cell>
          <table:table-cell/>
          <table:table-cell table:formula="of:=IF([.F17]&lt;&gt;&quot;&quot;;COUNTIF([.X$13:.$X17];&quot;Turning Point&quot;);&quot;&quot;)">
            <text:p/>
          </table:table-cell>
          <table:table-cell table:formula="of:=IF([.F17]&lt;&gt;&quot;&quot;;IF([.AC17]=[.$AB$14];IF([.Z17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15" table:number-columns-repeated="3"/>
          <table:table-cell table:style-name="ce23"/>
          <table:table-cell table:style-name="ce23" table:formula="of:=IF(AND([.D18]=&quot;&quot;;[.E18]=&quot;&quot;;[.F18]=&quot;&quot;);&quot;&quot;;[.Q18])">
            <text:p/>
          </table:table-cell>
          <table:table-cell table:style-name="ce27" table:formula="of:=IF(COUNT([.C18:.F18])&gt;1;[.C18];IF([.J18]&lt;&gt;&quot;&quot;;COUNT([.$I$13:.I17])+1;&quot;&quot;))">
            <text:p/>
          </table:table-cell>
          <table:table-cell table:style-name="ce29" table:formula="of:=IF(COUNT([.D18:.F18])&gt;0;[.V18];&quot;&quot;)">
            <text:p/>
          </table:table-cell>
          <table:table-cell table:style-name="ce36" table:formula="of:=IF(COUNT([.D18:.F18];[.I18])&gt;1;[.D17]+[.E17]-[.E18]-[.F18];&quot;&quot;)">
            <text:p/>
          </table:table-cell>
          <table:table-cell table:style-name="ce40" table:formula="of:=[.AA18]">
            <text:p/>
          </table:table-cell>
          <table:table-cell table:number-columns-repeated="3"/>
          <table:table-cell table:style-name="ce44" table:formula="of:=[.Q18]+[.E18]+[.D18]" office:value-type="float" office:value="0" calcext:value-type="float">
            <text:p>0</text:p>
          </table:table-cell>
          <table:table-cell table:style-name="ce44" table:formula="of:=[.P17]-[.E18]-[.F18]" office:value-type="float" office:value="0" calcext:value-type="float">
            <text:p>0</text:p>
          </table:table-cell>
          <table:table-cell/>
          <table:table-cell table:formula="of:=IF([.D18]=&quot;&quot;;[.S17];[.G18])">
            <text:p/>
          </table:table-cell>
          <table:table-cell table:formula="of:=IF([.D18]=&quot;&quot;;[.T17];[.D18])">
            <text:p/>
          </table:table-cell>
          <table:table-cell table:formula="of:=IF([.S18]&lt;&gt;&quot;&quot;;[.S18]-[.T18];&quot;&quot;)">
            <text:p/>
          </table:table-cell>
          <table:table-cell table:formula="of:=IF([.Q18]&lt;&gt;&quot;&quot;;[.Q18]-[.U17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18]&lt;&gt;&quot;&quot;;COM.MICROSOFT.IFS([.V18]&gt;0;&quot;CUT&quot;;[.V18]&lt;0;&quot;FALL&quot;);&quot;&quot;)">
            <text:p/>
          </table:table-cell>
          <table:table-cell table:formula="of:=IF(SUM([.D18])&lt;&gt;0;&quot;Turning Point&quot;;&quot;&quot;)">
            <text:p/>
          </table:table-cell>
          <table:table-cell table:formula="of:=IF(COUNT([.D18:.F18])&lt;&gt;0;COUNT([.C$13:.$C17])+1;&quot;&quot;)">
            <text:p/>
          </table:table-cell>
          <table:table-cell table:formula="of:=IF([.X18]=&quot;Turning Point&quot;;COUNT([.Z$13:.$Z17])+1;&quot;&quot;)">
            <text:p/>
          </table:table-cell>
          <table:table-cell table:formula="of:=IF([.AD18]&lt;&gt;&quot;&quot;;[.AD18];IF([.Y18]&lt;&gt;&quot;&quot;;CONCATENATE([.X18];&quot; &quot;;[.Z18]);&quot;&quot;))">
            <text:p/>
          </table:table-cell>
          <table:table-cell/>
          <table:table-cell table:formula="of:=IF([.F18]&lt;&gt;&quot;&quot;;COUNTIF([.X$13:.$X18];&quot;Turning Point&quot;);&quot;&quot;)">
            <text:p/>
          </table:table-cell>
          <table:table-cell table:formula="of:=IF([.F18]&lt;&gt;&quot;&quot;;IF([.AC18]=[.$AB$14];IF([.Z18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5" table:number-columns-repeated="3"/>
          <table:table-cell table:style-name="ce23"/>
          <table:table-cell table:style-name="ce23" table:formula="of:=IF(AND([.D19]=&quot;&quot;;[.E19]=&quot;&quot;;[.F19]=&quot;&quot;);&quot;&quot;;[.Q19])">
            <text:p/>
          </table:table-cell>
          <table:table-cell table:style-name="ce27" table:formula="of:=IF(COUNT([.C19:.F19])&gt;1;[.C19];IF([.J19]&lt;&gt;&quot;&quot;;COUNT([.$I$13:.I18])+1;&quot;&quot;))">
            <text:p/>
          </table:table-cell>
          <table:table-cell table:style-name="ce29" table:formula="of:=IF(COUNT([.D19:.F19])&gt;0;[.V19];&quot;&quot;)">
            <text:p/>
          </table:table-cell>
          <table:table-cell table:style-name="ce36" table:formula="of:=IF(COUNT([.D19:.F19];[.I19])&gt;1;[.D18]+[.E18]-[.E19]-[.F19];&quot;&quot;)">
            <text:p/>
          </table:table-cell>
          <table:table-cell table:style-name="ce40" table:formula="of:=[.AA19]">
            <text:p/>
          </table:table-cell>
          <table:table-cell table:number-columns-repeated="3"/>
          <table:table-cell table:style-name="ce44" table:formula="of:=[.Q19]+[.E19]+[.D19]" office:value-type="float" office:value="0" calcext:value-type="float">
            <text:p>0</text:p>
          </table:table-cell>
          <table:table-cell table:style-name="ce44" table:formula="of:=[.P18]-[.E19]-[.F19]" office:value-type="float" office:value="0" calcext:value-type="float">
            <text:p>0</text:p>
          </table:table-cell>
          <table:table-cell/>
          <table:table-cell table:formula="of:=IF([.D19]=&quot;&quot;;[.S18];[.G19])">
            <text:p/>
          </table:table-cell>
          <table:table-cell table:formula="of:=IF([.D19]=&quot;&quot;;[.T18];[.D19])">
            <text:p/>
          </table:table-cell>
          <table:table-cell table:formula="of:=IF([.S19]&lt;&gt;&quot;&quot;;[.S19]-[.T19];&quot;&quot;)">
            <text:p/>
          </table:table-cell>
          <table:table-cell table:formula="of:=IF([.Q19]&lt;&gt;&quot;&quot;;[.Q19]-[.U18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19]&lt;&gt;&quot;&quot;;COM.MICROSOFT.IFS([.V19]&gt;0;&quot;CUT&quot;;[.V19]&lt;0;&quot;FALL&quot;);&quot;&quot;)">
            <text:p/>
          </table:table-cell>
          <table:table-cell table:formula="of:=IF(SUM([.D19])&lt;&gt;0;&quot;Turning Point&quot;;&quot;&quot;)">
            <text:p/>
          </table:table-cell>
          <table:table-cell table:formula="of:=IF(COUNT([.D19:.F19])&lt;&gt;0;COUNT([.C$13:.$C18])+1;&quot;&quot;)">
            <text:p/>
          </table:table-cell>
          <table:table-cell table:formula="of:=IF([.X19]=&quot;Turning Point&quot;;COUNT([.Z$13:.$Z18])+1;&quot;&quot;)">
            <text:p/>
          </table:table-cell>
          <table:table-cell table:formula="of:=IF([.AD19]&lt;&gt;&quot;&quot;;[.AD19];IF([.Y19]&lt;&gt;&quot;&quot;;CONCATENATE([.X19];&quot; &quot;;[.Z19]);&quot;&quot;))">
            <text:p/>
          </table:table-cell>
          <table:table-cell/>
          <table:table-cell table:formula="of:=IF([.F19]&lt;&gt;&quot;&quot;;COUNTIF([.X$13:.$X19];&quot;Turning Point&quot;);&quot;&quot;)">
            <text:p/>
          </table:table-cell>
          <table:table-cell table:formula="of:=IF([.F19]&lt;&gt;&quot;&quot;;IF([.AC19]=[.$AB$14];IF([.Z19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15" table:number-columns-repeated="3"/>
          <table:table-cell table:style-name="ce23"/>
          <table:table-cell table:style-name="ce23" table:formula="of:=IF(AND([.D20]=&quot;&quot;;[.E20]=&quot;&quot;;[.F20]=&quot;&quot;);&quot;&quot;;[.Q20])">
            <text:p/>
          </table:table-cell>
          <table:table-cell table:style-name="ce27" table:formula="of:=IF(COUNT([.C20:.F20])&gt;1;[.C20];IF([.J20]&lt;&gt;&quot;&quot;;COUNT([.$I$13:.I19])+1;&quot;&quot;))">
            <text:p/>
          </table:table-cell>
          <table:table-cell table:style-name="ce29" table:formula="of:=IF(COUNT([.D20:.F20])&gt;0;[.V20];&quot;&quot;)">
            <text:p/>
          </table:table-cell>
          <table:table-cell table:style-name="ce36" table:formula="of:=IF(COUNT([.D20:.F20];[.I20])&gt;1;[.D19]+[.E19]-[.E20]-[.F20];&quot;&quot;)">
            <text:p/>
          </table:table-cell>
          <table:table-cell table:style-name="ce40" table:formula="of:=[.AA20]">
            <text:p/>
          </table:table-cell>
          <table:table-cell table:number-columns-repeated="3"/>
          <table:table-cell table:style-name="ce44" table:formula="of:=[.Q20]+[.E20]+[.D20]" office:value-type="float" office:value="0" calcext:value-type="float">
            <text:p>0</text:p>
          </table:table-cell>
          <table:table-cell table:style-name="ce44" table:formula="of:=[.P19]-[.E20]-[.F20]" office:value-type="float" office:value="0" calcext:value-type="float">
            <text:p>0</text:p>
          </table:table-cell>
          <table:table-cell/>
          <table:table-cell table:formula="of:=IF([.D20]=&quot;&quot;;[.S19];[.G20])">
            <text:p/>
          </table:table-cell>
          <table:table-cell table:formula="of:=IF([.D20]=&quot;&quot;;[.T19];[.D20])">
            <text:p/>
          </table:table-cell>
          <table:table-cell table:formula="of:=IF([.S20]&lt;&gt;&quot;&quot;;[.S20]-[.T20];&quot;&quot;)">
            <text:p/>
          </table:table-cell>
          <table:table-cell table:formula="of:=IF([.Q20]&lt;&gt;&quot;&quot;;[.Q20]-[.U19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0]&lt;&gt;&quot;&quot;;COM.MICROSOFT.IFS([.V20]&gt;0;&quot;CUT&quot;;[.V20]&lt;0;&quot;FALL&quot;);&quot;&quot;)">
            <text:p/>
          </table:table-cell>
          <table:table-cell table:formula="of:=IF(SUM([.D20])&lt;&gt;0;&quot;Turning Point&quot;;&quot;&quot;)">
            <text:p/>
          </table:table-cell>
          <table:table-cell table:formula="of:=IF(COUNT([.D20:.F20])&lt;&gt;0;COUNT([.C$13:.$C19])+1;&quot;&quot;)">
            <text:p/>
          </table:table-cell>
          <table:table-cell table:formula="of:=IF([.X20]=&quot;Turning Point&quot;;COUNT([.Z$13:.$Z19])+1;&quot;&quot;)">
            <text:p/>
          </table:table-cell>
          <table:table-cell table:formula="of:=IF([.AD20]&lt;&gt;&quot;&quot;;[.AD20];IF([.Y20]&lt;&gt;&quot;&quot;;CONCATENATE([.X20];&quot; &quot;;[.Z20]);&quot;&quot;))">
            <text:p/>
          </table:table-cell>
          <table:table-cell/>
          <table:table-cell table:formula="of:=IF([.F20]&lt;&gt;&quot;&quot;;COUNTIF([.X$13:.$X20];&quot;Turning Point&quot;);&quot;&quot;)">
            <text:p/>
          </table:table-cell>
          <table:table-cell table:formula="of:=IF([.F20]&lt;&gt;&quot;&quot;;IF([.AC20]=[.$AB$14];IF([.Z20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15" table:number-columns-repeated="3"/>
          <table:table-cell table:style-name="ce23"/>
          <table:table-cell table:style-name="ce23" table:formula="of:=IF(AND([.D21]=&quot;&quot;;[.E21]=&quot;&quot;;[.F21]=&quot;&quot;);&quot;&quot;;[.Q21])">
            <text:p/>
          </table:table-cell>
          <table:table-cell table:style-name="ce27" table:formula="of:=IF(COUNT([.C21:.F21])&gt;1;[.C21];IF([.J21]&lt;&gt;&quot;&quot;;COUNT([.$I$13:.I20])+1;&quot;&quot;))">
            <text:p/>
          </table:table-cell>
          <table:table-cell table:style-name="ce29" table:formula="of:=IF(COUNT([.D21:.F21])&gt;0;[.V21];&quot;&quot;)">
            <text:p/>
          </table:table-cell>
          <table:table-cell table:style-name="ce36" table:formula="of:=IF(COUNT([.D21:.F21];[.I21])&gt;1;[.D20]+[.E20]-[.E21]-[.F21];&quot;&quot;)">
            <text:p/>
          </table:table-cell>
          <table:table-cell table:style-name="ce40" table:formula="of:=[.AA21]">
            <text:p/>
          </table:table-cell>
          <table:table-cell table:number-columns-repeated="3"/>
          <table:table-cell table:style-name="ce44" table:formula="of:=[.Q21]+[.E21]+[.D21]" office:value-type="float" office:value="0" calcext:value-type="float">
            <text:p>0</text:p>
          </table:table-cell>
          <table:table-cell table:style-name="ce44" table:formula="of:=[.P20]-[.E21]-[.F21]" office:value-type="float" office:value="0" calcext:value-type="float">
            <text:p>0</text:p>
          </table:table-cell>
          <table:table-cell/>
          <table:table-cell table:formula="of:=IF([.D21]=&quot;&quot;;[.S20];[.G21])">
            <text:p/>
          </table:table-cell>
          <table:table-cell table:formula="of:=IF([.D21]=&quot;&quot;;[.T20];[.D21])">
            <text:p/>
          </table:table-cell>
          <table:table-cell table:formula="of:=IF([.S21]&lt;&gt;&quot;&quot;;[.S21]-[.T21];&quot;&quot;)">
            <text:p/>
          </table:table-cell>
          <table:table-cell table:formula="of:=IF([.Q21]&lt;&gt;&quot;&quot;;[.Q21]-[.U20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1]&lt;&gt;&quot;&quot;;COM.MICROSOFT.IFS([.V21]&gt;0;&quot;CUT&quot;;[.V21]&lt;0;&quot;FALL&quot;);&quot;&quot;)">
            <text:p/>
          </table:table-cell>
          <table:table-cell table:formula="of:=IF(SUM([.D21])&lt;&gt;0;&quot;Turning Point&quot;;&quot;&quot;)">
            <text:p/>
          </table:table-cell>
          <table:table-cell table:formula="of:=IF(COUNT([.D21:.F21])&lt;&gt;0;COUNT([.C$13:.$C20])+1;&quot;&quot;)">
            <text:p/>
          </table:table-cell>
          <table:table-cell table:formula="of:=IF([.X21]=&quot;Turning Point&quot;;COUNT([.Z$13:.$Z20])+1;&quot;&quot;)">
            <text:p/>
          </table:table-cell>
          <table:table-cell table:formula="of:=IF([.AD21]&lt;&gt;&quot;&quot;;[.AD21];IF([.Y21]&lt;&gt;&quot;&quot;;CONCATENATE([.X21];&quot; &quot;;[.Z21]);&quot;&quot;))">
            <text:p/>
          </table:table-cell>
          <table:table-cell/>
          <table:table-cell table:formula="of:=IF([.F21]&lt;&gt;&quot;&quot;;COUNTIF([.X$13:.$X21];&quot;Turning Point&quot;);&quot;&quot;)">
            <text:p/>
          </table:table-cell>
          <table:table-cell table:formula="of:=IF([.F21]&lt;&gt;&quot;&quot;;IF([.AC21]=[.$AB$14];IF([.Z21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5" table:number-columns-repeated="3"/>
          <table:table-cell table:style-name="ce23"/>
          <table:table-cell table:style-name="ce23" table:formula="of:=IF(AND([.D22]=&quot;&quot;;[.E22]=&quot;&quot;;[.F22]=&quot;&quot;);&quot;&quot;;[.Q22])">
            <text:p/>
          </table:table-cell>
          <table:table-cell table:style-name="ce27" table:formula="of:=IF(COUNT([.C22:.F22])&gt;1;[.C22];IF([.J22]&lt;&gt;&quot;&quot;;COUNT([.$I$13:.I21])+1;&quot;&quot;))">
            <text:p/>
          </table:table-cell>
          <table:table-cell table:style-name="ce29" table:formula="of:=IF(COUNT([.D22:.F22])&gt;0;[.V22];&quot;&quot;)">
            <text:p/>
          </table:table-cell>
          <table:table-cell table:style-name="ce36" table:formula="of:=IF(COUNT([.D22:.F22];[.I22])&gt;1;[.D21]+[.E21]-[.E22]-[.F22];&quot;&quot;)">
            <text:p/>
          </table:table-cell>
          <table:table-cell table:style-name="ce40" table:formula="of:=[.AA22]">
            <text:p/>
          </table:table-cell>
          <table:table-cell table:number-columns-repeated="3"/>
          <table:table-cell table:style-name="ce44" table:formula="of:=[.Q22]+[.E22]+[.D22]" office:value-type="float" office:value="0" calcext:value-type="float">
            <text:p>0</text:p>
          </table:table-cell>
          <table:table-cell table:style-name="ce44" table:formula="of:=[.P21]-[.E22]-[.F22]" office:value-type="float" office:value="0" calcext:value-type="float">
            <text:p>0</text:p>
          </table:table-cell>
          <table:table-cell/>
          <table:table-cell table:formula="of:=IF([.D22]=&quot;&quot;;[.S21];[.G22])">
            <text:p/>
          </table:table-cell>
          <table:table-cell table:formula="of:=IF([.D22]=&quot;&quot;;[.T21];[.D22])">
            <text:p/>
          </table:table-cell>
          <table:table-cell table:formula="of:=IF([.S22]&lt;&gt;&quot;&quot;;[.S22]-[.T22];&quot;&quot;)">
            <text:p/>
          </table:table-cell>
          <table:table-cell table:formula="of:=IF([.Q22]&lt;&gt;&quot;&quot;;[.Q22]-[.U21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2]&lt;&gt;&quot;&quot;;COM.MICROSOFT.IFS([.V22]&gt;0;&quot;CUT&quot;;[.V22]&lt;0;&quot;FALL&quot;);&quot;&quot;)">
            <text:p/>
          </table:table-cell>
          <table:table-cell table:formula="of:=IF(SUM([.D22])&lt;&gt;0;&quot;Turning Point&quot;;&quot;&quot;)">
            <text:p/>
          </table:table-cell>
          <table:table-cell table:formula="of:=IF(COUNT([.D22:.F22])&lt;&gt;0;COUNT([.C$13:.$C21])+1;&quot;&quot;)">
            <text:p/>
          </table:table-cell>
          <table:table-cell table:formula="of:=IF([.X22]=&quot;Turning Point&quot;;COUNT([.Z$13:.$Z21])+1;&quot;&quot;)">
            <text:p/>
          </table:table-cell>
          <table:table-cell table:formula="of:=IF([.AD22]&lt;&gt;&quot;&quot;;[.AD22];IF([.Y22]&lt;&gt;&quot;&quot;;CONCATENATE([.X22];&quot; &quot;;[.Z22]);&quot;&quot;))">
            <text:p/>
          </table:table-cell>
          <table:table-cell/>
          <table:table-cell table:formula="of:=IF([.F22]&lt;&gt;&quot;&quot;;COUNTIF([.X$13:.$X22];&quot;Turning Point&quot;);&quot;&quot;)">
            <text:p/>
          </table:table-cell>
          <table:table-cell table:formula="of:=IF([.F22]&lt;&gt;&quot;&quot;;IF([.AC22]=[.$AB$14];IF([.Z22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15" table:number-columns-repeated="3"/>
          <table:table-cell table:style-name="ce23"/>
          <table:table-cell table:style-name="ce23" table:formula="of:=IF(AND([.D23]=&quot;&quot;;[.E23]=&quot;&quot;;[.F23]=&quot;&quot;);&quot;&quot;;[.Q23])">
            <text:p/>
          </table:table-cell>
          <table:table-cell table:style-name="ce27" table:formula="of:=IF(COUNT([.C23:.F23])&gt;1;[.C23];IF([.J23]&lt;&gt;&quot;&quot;;COUNT([.$I$13:.I22])+1;&quot;&quot;))">
            <text:p/>
          </table:table-cell>
          <table:table-cell table:style-name="ce29" table:formula="of:=IF(COUNT([.D23:.F23])&gt;0;[.V23];&quot;&quot;)">
            <text:p/>
          </table:table-cell>
          <table:table-cell table:style-name="ce36" table:formula="of:=IF(COUNT([.D23:.F23];[.I23])&gt;1;[.D22]+[.E22]-[.E23]-[.F23];&quot;&quot;)">
            <text:p/>
          </table:table-cell>
          <table:table-cell table:style-name="ce40" table:formula="of:=[.AA23]">
            <text:p/>
          </table:table-cell>
          <table:table-cell table:number-columns-repeated="3"/>
          <table:table-cell table:style-name="ce44" table:formula="of:=[.Q23]+[.E23]+[.D23]" office:value-type="float" office:value="0" calcext:value-type="float">
            <text:p>0</text:p>
          </table:table-cell>
          <table:table-cell table:style-name="ce44" table:formula="of:=[.P22]-[.E23]-[.F23]" office:value-type="float" office:value="0" calcext:value-type="float">
            <text:p>0</text:p>
          </table:table-cell>
          <table:table-cell/>
          <table:table-cell table:formula="of:=IF([.D23]=&quot;&quot;;[.S22];[.G23])">
            <text:p/>
          </table:table-cell>
          <table:table-cell table:formula="of:=IF([.D23]=&quot;&quot;;[.T22];[.D23])">
            <text:p/>
          </table:table-cell>
          <table:table-cell table:formula="of:=IF([.S23]&lt;&gt;&quot;&quot;;[.S23]-[.T23];&quot;&quot;)">
            <text:p/>
          </table:table-cell>
          <table:table-cell table:formula="of:=IF([.Q23]&lt;&gt;&quot;&quot;;[.Q23]-[.U22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3]&lt;&gt;&quot;&quot;;COM.MICROSOFT.IFS([.V23]&gt;0;&quot;CUT&quot;;[.V23]&lt;0;&quot;FALL&quot;);&quot;&quot;)">
            <text:p/>
          </table:table-cell>
          <table:table-cell table:formula="of:=IF(SUM([.D23])&lt;&gt;0;&quot;Turning Point&quot;;&quot;&quot;)">
            <text:p/>
          </table:table-cell>
          <table:table-cell table:formula="of:=IF(COUNT([.D23:.F23])&lt;&gt;0;COUNT([.C$13:.$C22])+1;&quot;&quot;)">
            <text:p/>
          </table:table-cell>
          <table:table-cell table:formula="of:=IF([.X23]=&quot;Turning Point&quot;;COUNT([.Z$13:.$Z22])+1;&quot;&quot;)">
            <text:p/>
          </table:table-cell>
          <table:table-cell table:formula="of:=IF([.AD23]&lt;&gt;&quot;&quot;;[.AD23];IF([.Y23]&lt;&gt;&quot;&quot;;CONCATENATE([.X23];&quot; &quot;;[.Z23]);&quot;&quot;))">
            <text:p/>
          </table:table-cell>
          <table:table-cell/>
          <table:table-cell table:formula="of:=IF([.F23]&lt;&gt;&quot;&quot;;COUNTIF([.X$13:.$X23];&quot;Turning Point&quot;);&quot;&quot;)">
            <text:p/>
          </table:table-cell>
          <table:table-cell table:formula="of:=IF([.F23]&lt;&gt;&quot;&quot;;IF([.AC23]=[.$AB$14];IF([.Z23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11" calcext:value-type="float">
            <text:p>11</text:p>
          </table:table-cell>
          <table:table-cell table:style-name="ce15" table:number-columns-repeated="3"/>
          <table:table-cell table:style-name="ce23"/>
          <table:table-cell table:style-name="ce23" table:formula="of:=IF(AND([.D24]=&quot;&quot;;[.E24]=&quot;&quot;;[.F24]=&quot;&quot;);&quot;&quot;;[.Q24])">
            <text:p/>
          </table:table-cell>
          <table:table-cell table:style-name="ce27" table:formula="of:=IF(COUNT([.C24:.F24])&gt;1;[.C24];IF([.J24]&lt;&gt;&quot;&quot;;COUNT([.$I$13:.I23])+1;&quot;&quot;))">
            <text:p/>
          </table:table-cell>
          <table:table-cell table:style-name="ce29" table:formula="of:=IF(COUNT([.D24:.F24])&gt;0;[.V24];&quot;&quot;)">
            <text:p/>
          </table:table-cell>
          <table:table-cell table:style-name="ce36" table:formula="of:=IF(COUNT([.D24:.F24];[.I24])&gt;1;[.D23]+[.E23]-[.E24]-[.F24];&quot;&quot;)">
            <text:p/>
          </table:table-cell>
          <table:table-cell table:style-name="ce40" table:formula="of:=[.AA24]">
            <text:p/>
          </table:table-cell>
          <table:table-cell table:number-columns-repeated="3"/>
          <table:table-cell table:style-name="ce44" table:formula="of:=[.Q24]+[.E24]+[.D24]" office:value-type="float" office:value="0" calcext:value-type="float">
            <text:p>0</text:p>
          </table:table-cell>
          <table:table-cell table:style-name="ce44" table:formula="of:=[.P23]-[.E24]-[.F24]" office:value-type="float" office:value="0" calcext:value-type="float">
            <text:p>0</text:p>
          </table:table-cell>
          <table:table-cell/>
          <table:table-cell table:formula="of:=IF([.D24]=&quot;&quot;;[.S23];[.G24])">
            <text:p/>
          </table:table-cell>
          <table:table-cell table:formula="of:=IF([.D24]=&quot;&quot;;[.T23];[.D24])">
            <text:p/>
          </table:table-cell>
          <table:table-cell table:formula="of:=IF([.S24]&lt;&gt;&quot;&quot;;[.S24]-[.T24];&quot;&quot;)">
            <text:p/>
          </table:table-cell>
          <table:table-cell table:formula="of:=IF([.Q24]&lt;&gt;&quot;&quot;;[.Q24]-[.U23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4]&lt;&gt;&quot;&quot;;COM.MICROSOFT.IFS([.V24]&gt;0;&quot;CUT&quot;;[.V24]&lt;0;&quot;FALL&quot;);&quot;&quot;)">
            <text:p/>
          </table:table-cell>
          <table:table-cell table:formula="of:=IF(SUM([.D24])&lt;&gt;0;&quot;Turning Point&quot;;&quot;&quot;)">
            <text:p/>
          </table:table-cell>
          <table:table-cell table:formula="of:=IF(COUNT([.D24:.F24])&lt;&gt;0;COUNT([.C$13:.$C23])+1;&quot;&quot;)">
            <text:p/>
          </table:table-cell>
          <table:table-cell table:formula="of:=IF([.X24]=&quot;Turning Point&quot;;COUNT([.Z$13:.$Z23])+1;&quot;&quot;)">
            <text:p/>
          </table:table-cell>
          <table:table-cell table:formula="of:=IF([.AD24]&lt;&gt;&quot;&quot;;[.AD24];IF([.Y24]&lt;&gt;&quot;&quot;;CONCATENATE([.X24];&quot; &quot;;[.Z24]);&quot;&quot;))">
            <text:p/>
          </table:table-cell>
          <table:table-cell/>
          <table:table-cell table:formula="of:=IF([.F24]&lt;&gt;&quot;&quot;;COUNTIF([.X$13:.$X24];&quot;Turning Point&quot;);&quot;&quot;)">
            <text:p/>
          </table:table-cell>
          <table:table-cell table:formula="of:=IF([.F24]&lt;&gt;&quot;&quot;;IF([.AC24]=[.$AB$14];IF([.Z24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15" table:number-columns-repeated="3"/>
          <table:table-cell table:style-name="ce23"/>
          <table:table-cell table:style-name="ce23" table:formula="of:=IF(AND([.D25]=&quot;&quot;;[.E25]=&quot;&quot;;[.F25]=&quot;&quot;);&quot;&quot;;[.Q25])">
            <text:p/>
          </table:table-cell>
          <table:table-cell table:style-name="ce27" table:formula="of:=IF(COUNT([.C25:.F25])&gt;1;[.C25];IF([.J25]&lt;&gt;&quot;&quot;;COUNT([.$I$13:.I24])+1;&quot;&quot;))">
            <text:p/>
          </table:table-cell>
          <table:table-cell table:style-name="ce29" table:formula="of:=IF(COUNT([.D25:.F25])&gt;0;[.V25];&quot;&quot;)">
            <text:p/>
          </table:table-cell>
          <table:table-cell table:style-name="ce36" table:formula="of:=IF(COUNT([.D25:.F25];[.I25])&gt;1;[.D24]+[.E24]-[.E25]-[.F25];&quot;&quot;)">
            <text:p/>
          </table:table-cell>
          <table:table-cell table:style-name="ce40" table:formula="of:=[.AA25]">
            <text:p/>
          </table:table-cell>
          <table:table-cell table:number-columns-repeated="3"/>
          <table:table-cell table:style-name="ce44" table:formula="of:=[.Q25]+[.E25]+[.D25]" office:value-type="float" office:value="0" calcext:value-type="float">
            <text:p>0</text:p>
          </table:table-cell>
          <table:table-cell table:style-name="ce44" table:formula="of:=[.P24]-[.E25]-[.F25]" office:value-type="float" office:value="0" calcext:value-type="float">
            <text:p>0</text:p>
          </table:table-cell>
          <table:table-cell/>
          <table:table-cell table:formula="of:=IF([.D25]=&quot;&quot;;[.S24];[.G25])">
            <text:p/>
          </table:table-cell>
          <table:table-cell table:formula="of:=IF([.D25]=&quot;&quot;;[.T24];[.D25])">
            <text:p/>
          </table:table-cell>
          <table:table-cell table:formula="of:=IF([.S25]&lt;&gt;&quot;&quot;;[.S25]-[.T25];&quot;&quot;)">
            <text:p/>
          </table:table-cell>
          <table:table-cell table:formula="of:=IF([.Q25]&lt;&gt;&quot;&quot;;[.Q25]-[.U24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5]&lt;&gt;&quot;&quot;;COM.MICROSOFT.IFS([.V25]&gt;0;&quot;CUT&quot;;[.V25]&lt;0;&quot;FALL&quot;);&quot;&quot;)">
            <text:p/>
          </table:table-cell>
          <table:table-cell table:formula="of:=IF(SUM([.D25])&lt;&gt;0;&quot;Turning Point&quot;;&quot;&quot;)">
            <text:p/>
          </table:table-cell>
          <table:table-cell table:formula="of:=IF(COUNT([.D25:.F25])&lt;&gt;0;COUNT([.C$13:.$C24])+1;&quot;&quot;)">
            <text:p/>
          </table:table-cell>
          <table:table-cell table:formula="of:=IF([.X25]=&quot;Turning Point&quot;;COUNT([.Z$13:.$Z24])+1;&quot;&quot;)">
            <text:p/>
          </table:table-cell>
          <table:table-cell table:formula="of:=IF([.AD25]&lt;&gt;&quot;&quot;;[.AD25];IF([.Y25]&lt;&gt;&quot;&quot;;CONCATENATE([.X25];&quot; &quot;;[.Z25]);&quot;&quot;))">
            <text:p/>
          </table:table-cell>
          <table:table-cell/>
          <table:table-cell table:formula="of:=IF([.F25]&lt;&gt;&quot;&quot;;COUNTIF([.X$13:.$X25];&quot;Turning Point&quot;);&quot;&quot;)">
            <text:p/>
          </table:table-cell>
          <table:table-cell table:formula="of:=IF([.F25]&lt;&gt;&quot;&quot;;IF([.AC25]=[.$AB$14];IF([.Z25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13" calcext:value-type="float">
            <text:p>13</text:p>
          </table:table-cell>
          <table:table-cell table:style-name="ce15" table:number-columns-repeated="3"/>
          <table:table-cell table:style-name="ce23"/>
          <table:table-cell table:style-name="ce23" table:formula="of:=IF(AND([.D26]=&quot;&quot;;[.E26]=&quot;&quot;;[.F26]=&quot;&quot;);&quot;&quot;;[.Q26])">
            <text:p/>
          </table:table-cell>
          <table:table-cell table:style-name="ce27" table:formula="of:=IF(COUNT([.C26:.F26])&gt;1;[.C26];IF([.J26]&lt;&gt;&quot;&quot;;COUNT([.$I$13:.I25])+1;&quot;&quot;))">
            <text:p/>
          </table:table-cell>
          <table:table-cell table:style-name="ce29" table:formula="of:=IF(COUNT([.D26:.F26])&gt;0;[.V26];&quot;&quot;)">
            <text:p/>
          </table:table-cell>
          <table:table-cell table:style-name="ce36" table:formula="of:=IF(COUNT([.D26:.F26];[.I26])&gt;1;[.D25]+[.E25]-[.E26]-[.F26];&quot;&quot;)">
            <text:p/>
          </table:table-cell>
          <table:table-cell table:style-name="ce40" table:formula="of:=[.AA26]">
            <text:p/>
          </table:table-cell>
          <table:table-cell table:number-columns-repeated="3"/>
          <table:table-cell table:style-name="ce44" table:formula="of:=[.Q26]+[.E26]+[.D26]" office:value-type="float" office:value="0" calcext:value-type="float">
            <text:p>0</text:p>
          </table:table-cell>
          <table:table-cell table:style-name="ce44" table:formula="of:=[.P25]-[.E26]-[.F26]" office:value-type="float" office:value="0" calcext:value-type="float">
            <text:p>0</text:p>
          </table:table-cell>
          <table:table-cell/>
          <table:table-cell table:formula="of:=IF([.D26]=&quot;&quot;;[.S25];[.G26])">
            <text:p/>
          </table:table-cell>
          <table:table-cell table:formula="of:=IF([.D26]=&quot;&quot;;[.T25];[.D26])">
            <text:p/>
          </table:table-cell>
          <table:table-cell table:formula="of:=IF([.S26]&lt;&gt;&quot;&quot;;[.S26]-[.T26];&quot;&quot;)">
            <text:p/>
          </table:table-cell>
          <table:table-cell table:formula="of:=IF([.Q26]&lt;&gt;&quot;&quot;;[.Q26]-[.U25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6]&lt;&gt;&quot;&quot;;COM.MICROSOFT.IFS([.V26]&gt;0;&quot;CUT&quot;;[.V26]&lt;0;&quot;FALL&quot;);&quot;&quot;)">
            <text:p/>
          </table:table-cell>
          <table:table-cell table:formula="of:=IF(SUM([.D26])&lt;&gt;0;&quot;Turning Point&quot;;&quot;&quot;)">
            <text:p/>
          </table:table-cell>
          <table:table-cell table:formula="of:=IF(COUNT([.D26:.F26])&lt;&gt;0;COUNT([.C$13:.$C25])+1;&quot;&quot;)">
            <text:p/>
          </table:table-cell>
          <table:table-cell table:formula="of:=IF([.X26]=&quot;Turning Point&quot;;COUNT([.Z$13:.$Z25])+1;&quot;&quot;)">
            <text:p/>
          </table:table-cell>
          <table:table-cell table:formula="of:=IF([.AD26]&lt;&gt;&quot;&quot;;[.AD26];IF([.Y26]&lt;&gt;&quot;&quot;;CONCATENATE([.X26];&quot; &quot;;[.Z26]);&quot;&quot;))">
            <text:p/>
          </table:table-cell>
          <table:table-cell/>
          <table:table-cell table:formula="of:=IF([.F26]&lt;&gt;&quot;&quot;;COUNTIF([.X$13:.$X26];&quot;Turning Point&quot;);&quot;&quot;)">
            <text:p/>
          </table:table-cell>
          <table:table-cell table:formula="of:=IF([.F26]&lt;&gt;&quot;&quot;;IF([.AC26]=[.$AB$14];IF([.Z26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14" calcext:value-type="float">
            <text:p>14</text:p>
          </table:table-cell>
          <table:table-cell table:style-name="ce15" table:number-columns-repeated="3"/>
          <table:table-cell table:style-name="ce23"/>
          <table:table-cell table:style-name="ce23" table:formula="of:=IF(AND([.D27]=&quot;&quot;;[.E27]=&quot;&quot;;[.F27]=&quot;&quot;);&quot;&quot;;[.Q27])">
            <text:p/>
          </table:table-cell>
          <table:table-cell table:style-name="ce27" table:formula="of:=IF(COUNT([.C27:.F27])&gt;1;[.C27];IF([.J27]&lt;&gt;&quot;&quot;;COUNT([.$I$13:.I26])+1;&quot;&quot;))">
            <text:p/>
          </table:table-cell>
          <table:table-cell table:style-name="ce29" table:formula="of:=IF(COUNT([.D27:.F27])&gt;0;[.V27];&quot;&quot;)">
            <text:p/>
          </table:table-cell>
          <table:table-cell table:style-name="ce36" table:formula="of:=IF(COUNT([.D27:.F27];[.I27])&gt;1;[.D26]+[.E26]-[.E27]-[.F27];&quot;&quot;)">
            <text:p/>
          </table:table-cell>
          <table:table-cell table:style-name="ce40" table:formula="of:=[.AA27]">
            <text:p/>
          </table:table-cell>
          <table:table-cell table:number-columns-repeated="3"/>
          <table:table-cell table:style-name="ce44" table:formula="of:=[.Q27]+[.E27]+[.D27]" office:value-type="float" office:value="0" calcext:value-type="float">
            <text:p>0</text:p>
          </table:table-cell>
          <table:table-cell table:style-name="ce44" table:formula="of:=[.P26]-[.E27]-[.F27]" office:value-type="float" office:value="0" calcext:value-type="float">
            <text:p>0</text:p>
          </table:table-cell>
          <table:table-cell/>
          <table:table-cell table:formula="of:=IF([.D27]=&quot;&quot;;[.S26];[.G27])">
            <text:p/>
          </table:table-cell>
          <table:table-cell table:formula="of:=IF([.D27]=&quot;&quot;;[.T26];[.D27])">
            <text:p/>
          </table:table-cell>
          <table:table-cell table:formula="of:=IF([.S27]&lt;&gt;&quot;&quot;;[.S27]-[.T27];&quot;&quot;)">
            <text:p/>
          </table:table-cell>
          <table:table-cell table:formula="of:=IF([.Q27]&lt;&gt;&quot;&quot;;[.Q27]-[.U26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7]&lt;&gt;&quot;&quot;;COM.MICROSOFT.IFS([.V27]&gt;0;&quot;CUT&quot;;[.V27]&lt;0;&quot;FALL&quot;);&quot;&quot;)">
            <text:p/>
          </table:table-cell>
          <table:table-cell table:formula="of:=IF(SUM([.D27])&lt;&gt;0;&quot;Turning Point&quot;;&quot;&quot;)">
            <text:p/>
          </table:table-cell>
          <table:table-cell table:formula="of:=IF(COUNT([.D27:.F27])&lt;&gt;0;COUNT([.C$13:.$C26])+1;&quot;&quot;)">
            <text:p/>
          </table:table-cell>
          <table:table-cell table:formula="of:=IF([.X27]=&quot;Turning Point&quot;;COUNT([.Z$13:.$Z26])+1;&quot;&quot;)">
            <text:p/>
          </table:table-cell>
          <table:table-cell table:formula="of:=IF([.AD27]&lt;&gt;&quot;&quot;;[.AD27];IF([.Y27]&lt;&gt;&quot;&quot;;CONCATENATE([.X27];&quot; &quot;;[.Z27]);&quot;&quot;))">
            <text:p/>
          </table:table-cell>
          <table:table-cell/>
          <table:table-cell table:formula="of:=IF([.F27]&lt;&gt;&quot;&quot;;COUNTIF([.X$13:.$X27];&quot;Turning Point&quot;);&quot;&quot;)">
            <text:p/>
          </table:table-cell>
          <table:table-cell table:formula="of:=IF([.F27]&lt;&gt;&quot;&quot;;IF([.AC27]=[.$AB$14];IF([.Z27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15" calcext:value-type="float">
            <text:p>15</text:p>
          </table:table-cell>
          <table:table-cell table:style-name="ce15" table:number-columns-repeated="3"/>
          <table:table-cell table:style-name="ce23"/>
          <table:table-cell table:style-name="ce23" table:formula="of:=IF(AND([.D28]=&quot;&quot;;[.E28]=&quot;&quot;;[.F28]=&quot;&quot;);&quot;&quot;;[.Q28])">
            <text:p/>
          </table:table-cell>
          <table:table-cell table:style-name="ce27" table:formula="of:=IF(COUNT([.C28:.F28])&gt;1;[.C28];IF([.J28]&lt;&gt;&quot;&quot;;COUNT([.$I$13:.I27])+1;&quot;&quot;))">
            <text:p/>
          </table:table-cell>
          <table:table-cell table:style-name="ce29" table:formula="of:=IF(COUNT([.D28:.F28])&gt;0;[.V28];&quot;&quot;)">
            <text:p/>
          </table:table-cell>
          <table:table-cell table:style-name="ce36" table:formula="of:=IF(COUNT([.D28:.F28];[.I28])&gt;1;[.D27]+[.E27]-[.E28]-[.F28];&quot;&quot;)">
            <text:p/>
          </table:table-cell>
          <table:table-cell table:style-name="ce40" table:formula="of:=[.AA28]">
            <text:p/>
          </table:table-cell>
          <table:table-cell table:number-columns-repeated="3"/>
          <table:table-cell table:style-name="ce44" table:formula="of:=[.Q28]+[.E28]+[.D28]" office:value-type="float" office:value="0" calcext:value-type="float">
            <text:p>0</text:p>
          </table:table-cell>
          <table:table-cell table:style-name="ce44" table:formula="of:=[.P27]-[.E28]-[.F28]" office:value-type="float" office:value="0" calcext:value-type="float">
            <text:p>0</text:p>
          </table:table-cell>
          <table:table-cell/>
          <table:table-cell table:formula="of:=IF([.D28]=&quot;&quot;;[.S27];[.G28])">
            <text:p/>
          </table:table-cell>
          <table:table-cell table:formula="of:=IF([.D28]=&quot;&quot;;[.T27];[.D28])">
            <text:p/>
          </table:table-cell>
          <table:table-cell table:formula="of:=IF([.S28]&lt;&gt;&quot;&quot;;[.S28]-[.T28];&quot;&quot;)">
            <text:p/>
          </table:table-cell>
          <table:table-cell table:formula="of:=IF([.Q28]&lt;&gt;&quot;&quot;;[.Q28]-[.U27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8]&lt;&gt;&quot;&quot;;COM.MICROSOFT.IFS([.V28]&gt;0;&quot;CUT&quot;;[.V28]&lt;0;&quot;FALL&quot;);&quot;&quot;)">
            <text:p/>
          </table:table-cell>
          <table:table-cell table:formula="of:=IF(SUM([.D28])&lt;&gt;0;&quot;Turning Point&quot;;&quot;&quot;)">
            <text:p/>
          </table:table-cell>
          <table:table-cell table:formula="of:=IF(COUNT([.D28:.F28])&lt;&gt;0;COUNT([.C$13:.$C27])+1;&quot;&quot;)">
            <text:p/>
          </table:table-cell>
          <table:table-cell table:formula="of:=IF([.X28]=&quot;Turning Point&quot;;COUNT([.Z$13:.$Z27])+1;&quot;&quot;)">
            <text:p/>
          </table:table-cell>
          <table:table-cell table:formula="of:=IF([.AD28]&lt;&gt;&quot;&quot;;[.AD28];IF([.Y28]&lt;&gt;&quot;&quot;;CONCATENATE([.X28];&quot; &quot;;[.Z28]);&quot;&quot;))">
            <text:p/>
          </table:table-cell>
          <table:table-cell/>
          <table:table-cell table:formula="of:=IF([.F28]&lt;&gt;&quot;&quot;;COUNTIF([.X$13:.$X28];&quot;Turning Point&quot;);&quot;&quot;)">
            <text:p/>
          </table:table-cell>
          <table:table-cell table:formula="of:=IF([.F28]&lt;&gt;&quot;&quot;;IF([.AC28]=[.$AB$14];IF([.Z28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15" table:number-columns-repeated="3"/>
          <table:table-cell table:style-name="ce23"/>
          <table:table-cell table:style-name="ce23" table:formula="of:=IF(AND([.D29]=&quot;&quot;;[.E29]=&quot;&quot;;[.F29]=&quot;&quot;);&quot;&quot;;[.Q29])">
            <text:p/>
          </table:table-cell>
          <table:table-cell table:style-name="ce27" table:formula="of:=IF(COUNT([.C29:.F29])&gt;1;[.C29];IF([.J29]&lt;&gt;&quot;&quot;;COUNT([.$I$13:.I28])+1;&quot;&quot;))">
            <text:p/>
          </table:table-cell>
          <table:table-cell table:style-name="ce29" table:formula="of:=IF(COUNT([.D29:.F29])&gt;0;[.V29];&quot;&quot;)">
            <text:p/>
          </table:table-cell>
          <table:table-cell table:style-name="ce36" table:formula="of:=IF(COUNT([.D29:.F29];[.I29])&gt;1;[.D28]+[.E28]-[.E29]-[.F29];&quot;&quot;)">
            <text:p/>
          </table:table-cell>
          <table:table-cell table:style-name="ce40" table:formula="of:=[.AA29]">
            <text:p/>
          </table:table-cell>
          <table:table-cell table:number-columns-repeated="3"/>
          <table:table-cell table:style-name="ce44" table:formula="of:=[.Q29]+[.E29]+[.D29]" office:value-type="float" office:value="0" calcext:value-type="float">
            <text:p>0</text:p>
          </table:table-cell>
          <table:table-cell table:style-name="ce44" table:formula="of:=[.P28]-[.E29]-[.F29]" office:value-type="float" office:value="0" calcext:value-type="float">
            <text:p>0</text:p>
          </table:table-cell>
          <table:table-cell/>
          <table:table-cell table:formula="of:=IF([.D29]=&quot;&quot;;[.S28];[.G29])">
            <text:p/>
          </table:table-cell>
          <table:table-cell table:formula="of:=IF([.D29]=&quot;&quot;;[.T28];[.D29])">
            <text:p/>
          </table:table-cell>
          <table:table-cell table:formula="of:=IF([.S29]&lt;&gt;&quot;&quot;;[.S29]-[.T29];&quot;&quot;)">
            <text:p/>
          </table:table-cell>
          <table:table-cell table:formula="of:=IF([.Q29]&lt;&gt;&quot;&quot;;[.Q29]-[.U28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29]&lt;&gt;&quot;&quot;;COM.MICROSOFT.IFS([.V29]&gt;0;&quot;CUT&quot;;[.V29]&lt;0;&quot;FALL&quot;);&quot;&quot;)">
            <text:p/>
          </table:table-cell>
          <table:table-cell table:formula="of:=IF(SUM([.D29])&lt;&gt;0;&quot;Turning Point&quot;;&quot;&quot;)">
            <text:p/>
          </table:table-cell>
          <table:table-cell table:formula="of:=IF(COUNT([.D29:.F29])&lt;&gt;0;COUNT([.C$13:.$C28])+1;&quot;&quot;)">
            <text:p/>
          </table:table-cell>
          <table:table-cell table:formula="of:=IF([.X29]=&quot;Turning Point&quot;;COUNT([.Z$13:.$Z28])+1;&quot;&quot;)">
            <text:p/>
          </table:table-cell>
          <table:table-cell table:formula="of:=IF([.AD29]&lt;&gt;&quot;&quot;;[.AD29];IF([.Y29]&lt;&gt;&quot;&quot;;CONCATENATE([.X29];&quot; &quot;;[.Z29]);&quot;&quot;))">
            <text:p/>
          </table:table-cell>
          <table:table-cell/>
          <table:table-cell table:formula="of:=IF([.F29]&lt;&gt;&quot;&quot;;COUNTIF([.X$13:.$X29];&quot;Turning Point&quot;);&quot;&quot;)">
            <text:p/>
          </table:table-cell>
          <table:table-cell table:formula="of:=IF([.F29]&lt;&gt;&quot;&quot;;IF([.AC29]=[.$AB$14];IF([.Z29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17" calcext:value-type="float">
            <text:p>17</text:p>
          </table:table-cell>
          <table:table-cell table:style-name="ce15" table:number-columns-repeated="3"/>
          <table:table-cell table:style-name="ce23"/>
          <table:table-cell table:style-name="ce23" table:formula="of:=IF(AND([.D30]=&quot;&quot;;[.E30]=&quot;&quot;;[.F30]=&quot;&quot;);&quot;&quot;;[.Q30])">
            <text:p/>
          </table:table-cell>
          <table:table-cell table:style-name="ce27" table:formula="of:=IF(COUNT([.C30:.F30])&gt;1;[.C30];IF([.J30]&lt;&gt;&quot;&quot;;COUNT([.$I$13:.I29])+1;&quot;&quot;))">
            <text:p/>
          </table:table-cell>
          <table:table-cell table:style-name="ce29" table:formula="of:=IF(COUNT([.D30:.F30])&gt;0;[.V30];&quot;&quot;)">
            <text:p/>
          </table:table-cell>
          <table:table-cell table:style-name="ce36" table:formula="of:=IF(COUNT([.D30:.F30];[.I30])&gt;1;[.D29]+[.E29]-[.E30]-[.F30];&quot;&quot;)">
            <text:p/>
          </table:table-cell>
          <table:table-cell table:style-name="ce40" table:formula="of:=[.AA30]">
            <text:p/>
          </table:table-cell>
          <table:table-cell table:number-columns-repeated="3"/>
          <table:table-cell table:style-name="ce44" table:formula="of:=[.Q30]+[.E30]+[.D30]" office:value-type="float" office:value="0" calcext:value-type="float">
            <text:p>0</text:p>
          </table:table-cell>
          <table:table-cell table:style-name="ce44" table:formula="of:=[.P29]-[.E30]-[.F30]" office:value-type="float" office:value="0" calcext:value-type="float">
            <text:p>0</text:p>
          </table:table-cell>
          <table:table-cell/>
          <table:table-cell table:formula="of:=IF([.D30]=&quot;&quot;;[.S29];[.G30])">
            <text:p/>
          </table:table-cell>
          <table:table-cell table:formula="of:=IF([.D30]=&quot;&quot;;[.T29];[.D30])">
            <text:p/>
          </table:table-cell>
          <table:table-cell table:formula="of:=IF([.S30]&lt;&gt;&quot;&quot;;[.S30]-[.T30];&quot;&quot;)">
            <text:p/>
          </table:table-cell>
          <table:table-cell table:formula="of:=IF([.Q30]&lt;&gt;&quot;&quot;;[.Q30]-[.U29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0]&lt;&gt;&quot;&quot;;COM.MICROSOFT.IFS([.V30]&gt;0;&quot;CUT&quot;;[.V30]&lt;0;&quot;FALL&quot;);&quot;&quot;)">
            <text:p/>
          </table:table-cell>
          <table:table-cell table:formula="of:=IF(SUM([.D30])&lt;&gt;0;&quot;Turning Point&quot;;&quot;&quot;)">
            <text:p/>
          </table:table-cell>
          <table:table-cell table:formula="of:=IF(COUNT([.D30:.F30])&lt;&gt;0;COUNT([.C$13:.$C29])+1;&quot;&quot;)">
            <text:p/>
          </table:table-cell>
          <table:table-cell table:formula="of:=IF([.X30]=&quot;Turning Point&quot;;COUNT([.Z$13:.$Z29])+1;&quot;&quot;)">
            <text:p/>
          </table:table-cell>
          <table:table-cell table:formula="of:=IF([.AD30]&lt;&gt;&quot;&quot;;[.AD30];IF([.Y30]&lt;&gt;&quot;&quot;;CONCATENATE([.X30];&quot; &quot;;[.Z30]);&quot;&quot;))">
            <text:p/>
          </table:table-cell>
          <table:table-cell/>
          <table:table-cell table:formula="of:=IF([.F30]&lt;&gt;&quot;&quot;;COUNTIF([.X$13:.$X30];&quot;Turning Point&quot;);&quot;&quot;)">
            <text:p/>
          </table:table-cell>
          <table:table-cell table:formula="of:=IF([.F30]&lt;&gt;&quot;&quot;;IF([.AC30]=[.$AB$14];IF([.Z30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18" calcext:value-type="float">
            <text:p>18</text:p>
          </table:table-cell>
          <table:table-cell table:style-name="ce15" table:number-columns-repeated="3"/>
          <table:table-cell table:style-name="ce23"/>
          <table:table-cell table:style-name="ce23" table:formula="of:=IF(AND([.D31]=&quot;&quot;;[.E31]=&quot;&quot;;[.F31]=&quot;&quot;);&quot;&quot;;[.Q31])">
            <text:p/>
          </table:table-cell>
          <table:table-cell table:style-name="ce27" table:formula="of:=IF(COUNT([.C31:.F31])&gt;1;[.C31];IF([.J31]&lt;&gt;&quot;&quot;;COUNT([.$I$13:.I30])+1;&quot;&quot;))">
            <text:p/>
          </table:table-cell>
          <table:table-cell table:style-name="ce29" table:formula="of:=IF(COUNT([.D31:.F31])&gt;0;[.V31];&quot;&quot;)">
            <text:p/>
          </table:table-cell>
          <table:table-cell table:style-name="ce36" table:formula="of:=IF(COUNT([.D31:.F31];[.I31])&gt;1;[.D30]+[.E30]-[.E31]-[.F31];&quot;&quot;)">
            <text:p/>
          </table:table-cell>
          <table:table-cell table:style-name="ce40" table:formula="of:=[.AA31]">
            <text:p/>
          </table:table-cell>
          <table:table-cell table:number-columns-repeated="3"/>
          <table:table-cell table:style-name="ce44" table:formula="of:=[.Q31]+[.E31]+[.D31]" office:value-type="float" office:value="0" calcext:value-type="float">
            <text:p>0</text:p>
          </table:table-cell>
          <table:table-cell table:style-name="ce44" table:formula="of:=[.P30]-[.E31]-[.F31]" office:value-type="float" office:value="0" calcext:value-type="float">
            <text:p>0</text:p>
          </table:table-cell>
          <table:table-cell/>
          <table:table-cell table:formula="of:=IF([.D31]=&quot;&quot;;[.S30];[.G31])">
            <text:p/>
          </table:table-cell>
          <table:table-cell table:formula="of:=IF([.D31]=&quot;&quot;;[.T30];[.D31])">
            <text:p/>
          </table:table-cell>
          <table:table-cell table:formula="of:=IF([.S31]&lt;&gt;&quot;&quot;;[.S31]-[.T31];&quot;&quot;)">
            <text:p/>
          </table:table-cell>
          <table:table-cell table:formula="of:=IF([.Q31]&lt;&gt;&quot;&quot;;[.Q31]-[.U30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1]&lt;&gt;&quot;&quot;;COM.MICROSOFT.IFS([.V31]&gt;0;&quot;CUT&quot;;[.V31]&lt;0;&quot;FALL&quot;);&quot;&quot;)">
            <text:p/>
          </table:table-cell>
          <table:table-cell table:formula="of:=IF(SUM([.D31])&lt;&gt;0;&quot;Turning Point&quot;;&quot;&quot;)">
            <text:p/>
          </table:table-cell>
          <table:table-cell table:formula="of:=IF(COUNT([.D31:.F31])&lt;&gt;0;COUNT([.C$13:.$C30])+1;&quot;&quot;)">
            <text:p/>
          </table:table-cell>
          <table:table-cell table:formula="of:=IF([.X31]=&quot;Turning Point&quot;;COUNT([.Z$13:.$Z30])+1;&quot;&quot;)">
            <text:p/>
          </table:table-cell>
          <table:table-cell table:formula="of:=IF([.AD31]&lt;&gt;&quot;&quot;;[.AD31];IF([.Y31]&lt;&gt;&quot;&quot;;CONCATENATE([.X31];&quot; &quot;;[.Z31]);&quot;&quot;))">
            <text:p/>
          </table:table-cell>
          <table:table-cell/>
          <table:table-cell table:formula="of:=IF([.F31]&lt;&gt;&quot;&quot;;COUNTIF([.X$13:.$X31];&quot;Turning Point&quot;);&quot;&quot;)">
            <text:p/>
          </table:table-cell>
          <table:table-cell table:formula="of:=IF([.F31]&lt;&gt;&quot;&quot;;IF([.AC31]=[.$AB$14];IF([.Z31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19" calcext:value-type="float">
            <text:p>19</text:p>
          </table:table-cell>
          <table:table-cell table:style-name="ce15" table:number-columns-repeated="3"/>
          <table:table-cell table:style-name="ce23"/>
          <table:table-cell table:style-name="ce23" table:formula="of:=IF(AND([.D32]=&quot;&quot;;[.E32]=&quot;&quot;;[.F32]=&quot;&quot;);&quot;&quot;;[.Q32])">
            <text:p/>
          </table:table-cell>
          <table:table-cell table:style-name="ce27" table:formula="of:=IF(COUNT([.C32:.F32])&gt;1;[.C32];IF([.J32]&lt;&gt;&quot;&quot;;COUNT([.$I$13:.I31])+1;&quot;&quot;))">
            <text:p/>
          </table:table-cell>
          <table:table-cell table:style-name="ce29" table:formula="of:=IF(COUNT([.D32:.F32])&gt;0;[.V32];&quot;&quot;)">
            <text:p/>
          </table:table-cell>
          <table:table-cell table:style-name="ce36" table:formula="of:=IF(COUNT([.D32:.F32];[.I32])&gt;1;[.D31]+[.E31]-[.E32]-[.F32];&quot;&quot;)">
            <text:p/>
          </table:table-cell>
          <table:table-cell table:style-name="ce40" table:formula="of:=[.AA32]">
            <text:p/>
          </table:table-cell>
          <table:table-cell table:number-columns-repeated="3"/>
          <table:table-cell table:style-name="ce44" table:formula="of:=[.Q32]+[.E32]+[.D32]" office:value-type="float" office:value="0" calcext:value-type="float">
            <text:p>0</text:p>
          </table:table-cell>
          <table:table-cell table:style-name="ce44" table:formula="of:=[.P31]-[.E32]-[.F32]" office:value-type="float" office:value="0" calcext:value-type="float">
            <text:p>0</text:p>
          </table:table-cell>
          <table:table-cell/>
          <table:table-cell table:formula="of:=IF([.D32]=&quot;&quot;;[.S31];[.G32])">
            <text:p/>
          </table:table-cell>
          <table:table-cell table:formula="of:=IF([.D32]=&quot;&quot;;[.T31];[.D32])">
            <text:p/>
          </table:table-cell>
          <table:table-cell table:formula="of:=IF([.S32]&lt;&gt;&quot;&quot;;[.S32]-[.T32];&quot;&quot;)">
            <text:p/>
          </table:table-cell>
          <table:table-cell table:formula="of:=IF([.Q32]&lt;&gt;&quot;&quot;;[.Q32]-[.U31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2]&lt;&gt;&quot;&quot;;COM.MICROSOFT.IFS([.V32]&gt;0;&quot;CUT&quot;;[.V32]&lt;0;&quot;FALL&quot;);&quot;&quot;)">
            <text:p/>
          </table:table-cell>
          <table:table-cell table:formula="of:=IF(SUM([.D32])&lt;&gt;0;&quot;Turning Point&quot;;&quot;&quot;)">
            <text:p/>
          </table:table-cell>
          <table:table-cell table:formula="of:=IF(COUNT([.D32:.F32])&lt;&gt;0;COUNT([.C$13:.$C31])+1;&quot;&quot;)">
            <text:p/>
          </table:table-cell>
          <table:table-cell table:formula="of:=IF([.X32]=&quot;Turning Point&quot;;COUNT([.Z$13:.$Z31])+1;&quot;&quot;)">
            <text:p/>
          </table:table-cell>
          <table:table-cell table:formula="of:=IF([.AD32]&lt;&gt;&quot;&quot;;[.AD32];IF([.Y32]&lt;&gt;&quot;&quot;;CONCATENATE([.X32];&quot; &quot;;[.Z32]);&quot;&quot;))">
            <text:p/>
          </table:table-cell>
          <table:table-cell/>
          <table:table-cell table:formula="of:=IF([.F32]&lt;&gt;&quot;&quot;;COUNTIF([.X$13:.$X32];&quot;Turning Point&quot;);&quot;&quot;)">
            <text:p/>
          </table:table-cell>
          <table:table-cell table:formula="of:=IF([.F32]&lt;&gt;&quot;&quot;;IF([.AC32]=[.$AB$14];IF([.Z32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20" calcext:value-type="float">
            <text:p>20</text:p>
          </table:table-cell>
          <table:table-cell table:style-name="ce15" table:number-columns-repeated="3"/>
          <table:table-cell table:style-name="ce23"/>
          <table:table-cell table:style-name="ce23" table:formula="of:=IF(AND([.D33]=&quot;&quot;;[.E33]=&quot;&quot;;[.F33]=&quot;&quot;);&quot;&quot;;[.Q33])">
            <text:p/>
          </table:table-cell>
          <table:table-cell table:style-name="ce27" table:formula="of:=IF(COUNT([.C33:.F33])&gt;1;[.C33];IF([.J33]&lt;&gt;&quot;&quot;;COUNT([.$I$13:.I32])+1;&quot;&quot;))">
            <text:p/>
          </table:table-cell>
          <table:table-cell table:style-name="ce29" table:formula="of:=IF(COUNT([.D33:.F33])&gt;0;[.V33];&quot;&quot;)">
            <text:p/>
          </table:table-cell>
          <table:table-cell table:style-name="ce36" table:formula="of:=IF(COUNT([.D33:.F33];[.I33])&gt;1;[.D32]+[.E32]-[.E33]-[.F33];&quot;&quot;)">
            <text:p/>
          </table:table-cell>
          <table:table-cell table:style-name="ce40" table:formula="of:=[.AA33]">
            <text:p/>
          </table:table-cell>
          <table:table-cell table:number-columns-repeated="3"/>
          <table:table-cell table:style-name="ce44" table:formula="of:=[.Q33]+[.E33]+[.D33]" office:value-type="float" office:value="0" calcext:value-type="float">
            <text:p>0</text:p>
          </table:table-cell>
          <table:table-cell table:style-name="ce44" table:formula="of:=[.P32]-[.E33]-[.F33]" office:value-type="float" office:value="0" calcext:value-type="float">
            <text:p>0</text:p>
          </table:table-cell>
          <table:table-cell/>
          <table:table-cell table:formula="of:=IF([.D33]=&quot;&quot;;[.S32];[.G33])">
            <text:p/>
          </table:table-cell>
          <table:table-cell table:formula="of:=IF([.D33]=&quot;&quot;;[.T32];[.D33])">
            <text:p/>
          </table:table-cell>
          <table:table-cell table:formula="of:=IF([.S33]&lt;&gt;&quot;&quot;;[.S33]-[.T33];&quot;&quot;)">
            <text:p/>
          </table:table-cell>
          <table:table-cell table:formula="of:=IF([.Q33]&lt;&gt;&quot;&quot;;[.Q33]-[.U32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3]&lt;&gt;&quot;&quot;;COM.MICROSOFT.IFS([.V33]&gt;0;&quot;CUT&quot;;[.V33]&lt;0;&quot;FALL&quot;);&quot;&quot;)">
            <text:p/>
          </table:table-cell>
          <table:table-cell table:formula="of:=IF(SUM([.D33])&lt;&gt;0;&quot;Turning Point&quot;;&quot;&quot;)">
            <text:p/>
          </table:table-cell>
          <table:table-cell table:formula="of:=IF(COUNT([.D33:.F33])&lt;&gt;0;COUNT([.C$13:.$C32])+1;&quot;&quot;)">
            <text:p/>
          </table:table-cell>
          <table:table-cell table:formula="of:=IF([.X33]=&quot;Turning Point&quot;;COUNT([.Z$13:.$Z32])+1;&quot;&quot;)">
            <text:p/>
          </table:table-cell>
          <table:table-cell table:formula="of:=IF([.AD33]&lt;&gt;&quot;&quot;;[.AD33];IF([.Y33]&lt;&gt;&quot;&quot;;CONCATENATE([.X33];&quot; &quot;;[.Z33]);&quot;&quot;))">
            <text:p/>
          </table:table-cell>
          <table:table-cell/>
          <table:table-cell table:formula="of:=IF([.F33]&lt;&gt;&quot;&quot;;COUNTIF([.X$13:.$X33];&quot;Turning Point&quot;);&quot;&quot;)">
            <text:p/>
          </table:table-cell>
          <table:table-cell table:formula="of:=IF([.F33]&lt;&gt;&quot;&quot;;IF([.AC33]=[.$AB$14];IF([.Z33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5" table:number-columns-repeated="3"/>
          <table:table-cell table:style-name="ce23"/>
          <table:table-cell table:style-name="ce23" table:formula="of:=IF(AND([.D34]=&quot;&quot;;[.E34]=&quot;&quot;;[.F34]=&quot;&quot;);&quot;&quot;;[.Q34])">
            <text:p/>
          </table:table-cell>
          <table:table-cell table:style-name="ce27" table:formula="of:=IF(COUNT([.C34:.F34])&gt;1;[.C34];IF([.J34]&lt;&gt;&quot;&quot;;COUNT([.$I$13:.I33])+1;&quot;&quot;))">
            <text:p/>
          </table:table-cell>
          <table:table-cell table:style-name="ce29" table:formula="of:=IF(COUNT([.D34:.F34])&gt;0;[.V34];&quot;&quot;)">
            <text:p/>
          </table:table-cell>
          <table:table-cell table:style-name="ce36" table:formula="of:=IF(COUNT([.D34:.F34];[.I34])&gt;1;[.D33]+[.E33]-[.E34]-[.F34];&quot;&quot;)">
            <text:p/>
          </table:table-cell>
          <table:table-cell table:style-name="ce40" table:formula="of:=[.AA34]">
            <text:p/>
          </table:table-cell>
          <table:table-cell table:number-columns-repeated="3"/>
          <table:table-cell table:style-name="ce44" table:formula="of:=[.Q34]+[.E34]+[.D34]" office:value-type="float" office:value="0" calcext:value-type="float">
            <text:p>0</text:p>
          </table:table-cell>
          <table:table-cell table:style-name="ce44" table:formula="of:=[.P33]-[.E34]-[.F34]" office:value-type="float" office:value="0" calcext:value-type="float">
            <text:p>0</text:p>
          </table:table-cell>
          <table:table-cell/>
          <table:table-cell table:formula="of:=IF([.D34]=&quot;&quot;;[.S33];[.G34])">
            <text:p/>
          </table:table-cell>
          <table:table-cell table:formula="of:=IF([.D34]=&quot;&quot;;[.T33];[.D34])">
            <text:p/>
          </table:table-cell>
          <table:table-cell table:formula="of:=IF([.S34]&lt;&gt;&quot;&quot;;[.S34]-[.T34];&quot;&quot;)">
            <text:p/>
          </table:table-cell>
          <table:table-cell table:formula="of:=IF([.Q34]&lt;&gt;&quot;&quot;;[.Q34]-[.U33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4]&lt;&gt;&quot;&quot;;COM.MICROSOFT.IFS([.V34]&gt;0;&quot;CUT&quot;;[.V34]&lt;0;&quot;FALL&quot;);&quot;&quot;)">
            <text:p/>
          </table:table-cell>
          <table:table-cell table:formula="of:=IF(SUM([.D34])&lt;&gt;0;&quot;Turning Point&quot;;&quot;&quot;)">
            <text:p/>
          </table:table-cell>
          <table:table-cell table:formula="of:=IF(COUNT([.D34:.F34])&lt;&gt;0;COUNT([.C$13:.$C33])+1;&quot;&quot;)">
            <text:p/>
          </table:table-cell>
          <table:table-cell table:formula="of:=IF([.X34]=&quot;Turning Point&quot;;COUNT([.Z$13:.$Z33])+1;&quot;&quot;)">
            <text:p/>
          </table:table-cell>
          <table:table-cell table:formula="of:=IF([.AD34]&lt;&gt;&quot;&quot;;[.AD34];IF([.Y34]&lt;&gt;&quot;&quot;;CONCATENATE([.X34];&quot; &quot;;[.Z34]);&quot;&quot;))">
            <text:p/>
          </table:table-cell>
          <table:table-cell table:number-columns-repeated="2"/>
          <table:table-cell table:formula="of:=IF([.F34]&lt;&gt;&quot;&quot;;IF([.AC34]=[.$AB$14];IF([.Z34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22" calcext:value-type="float">
            <text:p>22</text:p>
          </table:table-cell>
          <table:table-cell table:style-name="ce15" table:number-columns-repeated="3"/>
          <table:table-cell table:style-name="ce23"/>
          <table:table-cell table:style-name="ce23" table:formula="of:=IF(AND([.D35]=&quot;&quot;;[.E35]=&quot;&quot;;[.F35]=&quot;&quot;);&quot;&quot;;[.Q35])">
            <text:p/>
          </table:table-cell>
          <table:table-cell table:style-name="ce27" table:formula="of:=IF(COUNT([.C35:.F35])&gt;1;[.C35];IF([.J35]&lt;&gt;&quot;&quot;;COUNT([.$I$13:.I34])+1;&quot;&quot;))">
            <text:p/>
          </table:table-cell>
          <table:table-cell table:style-name="ce29" table:formula="of:=IF(COUNT([.D35:.F35])&gt;0;[.V35];&quot;&quot;)">
            <text:p/>
          </table:table-cell>
          <table:table-cell table:style-name="ce36" table:formula="of:=IF(COUNT([.D35:.F35];[.I35])&gt;1;[.D34]+[.E34]-[.E35]-[.F35];&quot;&quot;)">
            <text:p/>
          </table:table-cell>
          <table:table-cell table:style-name="ce40" table:formula="of:=[.AA35]">
            <text:p/>
          </table:table-cell>
          <table:table-cell table:number-columns-repeated="3"/>
          <table:table-cell table:style-name="ce44" table:formula="of:=[.Q35]+[.E35]+[.D35]" office:value-type="float" office:value="0" calcext:value-type="float">
            <text:p>0</text:p>
          </table:table-cell>
          <table:table-cell table:style-name="ce44" table:formula="of:=[.P34]-[.E35]-[.F35]" office:value-type="float" office:value="0" calcext:value-type="float">
            <text:p>0</text:p>
          </table:table-cell>
          <table:table-cell/>
          <table:table-cell table:formula="of:=IF([.D35]=&quot;&quot;;[.S34];[.G35])">
            <text:p/>
          </table:table-cell>
          <table:table-cell table:formula="of:=IF([.D35]=&quot;&quot;;[.T34];[.D35])">
            <text:p/>
          </table:table-cell>
          <table:table-cell table:formula="of:=IF([.S35]&lt;&gt;&quot;&quot;;[.S35]-[.T35];&quot;&quot;)">
            <text:p/>
          </table:table-cell>
          <table:table-cell table:formula="of:=IF([.Q35]&lt;&gt;&quot;&quot;;[.Q35]-[.U34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5]&lt;&gt;&quot;&quot;;COM.MICROSOFT.IFS([.V35]&gt;0;&quot;CUT&quot;;[.V35]&lt;0;&quot;FALL&quot;);&quot;&quot;)">
            <text:p/>
          </table:table-cell>
          <table:table-cell table:formula="of:=IF(SUM([.D35])&lt;&gt;0;&quot;Turning Point&quot;;&quot;&quot;)">
            <text:p/>
          </table:table-cell>
          <table:table-cell table:formula="of:=IF(COUNT([.D35:.F35])&lt;&gt;0;COUNT([.C$13:.$C34])+1;&quot;&quot;)">
            <text:p/>
          </table:table-cell>
          <table:table-cell table:formula="of:=IF([.X35]=&quot;Turning Point&quot;;COUNT([.Z$13:.$Z34])+1;&quot;&quot;)">
            <text:p/>
          </table:table-cell>
          <table:table-cell table:formula="of:=IF([.AD35]&lt;&gt;&quot;&quot;;[.AD35];IF([.Y35]&lt;&gt;&quot;&quot;;CONCATENATE([.X35];&quot; &quot;;[.Z35]);&quot;&quot;))">
            <text:p/>
          </table:table-cell>
          <table:table-cell table:number-columns-repeated="2"/>
          <table:table-cell table:formula="of:=IF([.F35]&lt;&gt;&quot;&quot;;IF([.AC35]=[.$AB$14];IF([.Z35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23" calcext:value-type="float">
            <text:p>23</text:p>
          </table:table-cell>
          <table:table-cell table:style-name="ce15" table:number-columns-repeated="3"/>
          <table:table-cell table:style-name="ce23"/>
          <table:table-cell table:style-name="ce23" table:formula="of:=IF(AND([.D36]=&quot;&quot;;[.E36]=&quot;&quot;;[.F36]=&quot;&quot;);&quot;&quot;;[.Q36])">
            <text:p/>
          </table:table-cell>
          <table:table-cell table:style-name="ce27" table:formula="of:=IF(COUNT([.C36:.F36])&gt;1;[.C36];IF([.J36]&lt;&gt;&quot;&quot;;COUNT([.$I$13:.I35])+1;&quot;&quot;))">
            <text:p/>
          </table:table-cell>
          <table:table-cell table:style-name="ce29" table:formula="of:=IF(COUNT([.D36:.F36])&gt;0;[.V36];&quot;&quot;)">
            <text:p/>
          </table:table-cell>
          <table:table-cell table:style-name="ce36" table:formula="of:=IF(COUNT([.D36:.F36];[.I36])&gt;1;[.D35]+[.E35]-[.E36]-[.F36];&quot;&quot;)">
            <text:p/>
          </table:table-cell>
          <table:table-cell table:style-name="ce40" table:formula="of:=[.AA36]">
            <text:p/>
          </table:table-cell>
          <table:table-cell table:number-columns-repeated="3"/>
          <table:table-cell table:style-name="ce44" table:formula="of:=[.Q36]+[.E36]+[.D36]" office:value-type="float" office:value="0" calcext:value-type="float">
            <text:p>0</text:p>
          </table:table-cell>
          <table:table-cell table:style-name="ce44" table:formula="of:=[.P35]-[.E36]-[.F36]" office:value-type="float" office:value="0" calcext:value-type="float">
            <text:p>0</text:p>
          </table:table-cell>
          <table:table-cell/>
          <table:table-cell table:formula="of:=IF([.D36]=&quot;&quot;;[.S35];[.G36])">
            <text:p/>
          </table:table-cell>
          <table:table-cell table:formula="of:=IF([.D36]=&quot;&quot;;[.T35];[.D36])">
            <text:p/>
          </table:table-cell>
          <table:table-cell table:formula="of:=IF([.S36]&lt;&gt;&quot;&quot;;[.S36]-[.T36];&quot;&quot;)">
            <text:p/>
          </table:table-cell>
          <table:table-cell table:formula="of:=IF([.Q36]&lt;&gt;&quot;&quot;;[.Q36]-[.U35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6]&lt;&gt;&quot;&quot;;COM.MICROSOFT.IFS([.V36]&gt;0;&quot;CUT&quot;;[.V36]&lt;0;&quot;FALL&quot;);&quot;&quot;)">
            <text:p/>
          </table:table-cell>
          <table:table-cell table:formula="of:=IF(SUM([.D36])&lt;&gt;0;&quot;Turning Point&quot;;&quot;&quot;)">
            <text:p/>
          </table:table-cell>
          <table:table-cell table:formula="of:=IF(COUNT([.D36:.F36])&lt;&gt;0;COUNT([.C$13:.$C35])+1;&quot;&quot;)">
            <text:p/>
          </table:table-cell>
          <table:table-cell table:formula="of:=IF([.X36]=&quot;Turning Point&quot;;COUNT([.Z$13:.$Z35])+1;&quot;&quot;)">
            <text:p/>
          </table:table-cell>
          <table:table-cell table:formula="of:=IF([.AD36]&lt;&gt;&quot;&quot;;[.AD36];IF([.Y36]&lt;&gt;&quot;&quot;;CONCATENATE([.X36];&quot; &quot;;[.Z36]);&quot;&quot;))">
            <text:p/>
          </table:table-cell>
          <table:table-cell table:number-columns-repeated="2"/>
          <table:table-cell table:formula="of:=IF([.F36]&lt;&gt;&quot;&quot;;IF([.AC36]=[.$AB$14];IF([.Z36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24" calcext:value-type="float">
            <text:p>24</text:p>
          </table:table-cell>
          <table:table-cell table:style-name="ce15" table:number-columns-repeated="3"/>
          <table:table-cell table:style-name="ce23"/>
          <table:table-cell table:style-name="ce23" table:formula="of:=IF(AND([.D37]=&quot;&quot;;[.E37]=&quot;&quot;;[.F37]=&quot;&quot;);&quot;&quot;;[.Q37])">
            <text:p/>
          </table:table-cell>
          <table:table-cell table:style-name="ce27" table:formula="of:=IF(COUNT([.C37:.F37])&gt;1;[.C37];IF([.J37]&lt;&gt;&quot;&quot;;COUNT([.$I$13:.I36])+1;&quot;&quot;))">
            <text:p/>
          </table:table-cell>
          <table:table-cell table:style-name="ce29" table:formula="of:=IF(COUNT([.D37:.F37])&gt;0;[.V37];&quot;&quot;)">
            <text:p/>
          </table:table-cell>
          <table:table-cell table:style-name="ce36" table:formula="of:=IF(COUNT([.D37:.F37];[.I37])&gt;1;[.D36]+[.E36]-[.E37]-[.F37];&quot;&quot;)">
            <text:p/>
          </table:table-cell>
          <table:table-cell table:style-name="ce40" table:formula="of:=[.AA37]">
            <text:p/>
          </table:table-cell>
          <table:table-cell table:number-columns-repeated="3"/>
          <table:table-cell table:style-name="ce44" table:formula="of:=[.Q37]+[.E37]+[.D37]" office:value-type="float" office:value="0" calcext:value-type="float">
            <text:p>0</text:p>
          </table:table-cell>
          <table:table-cell table:style-name="ce44" table:formula="of:=[.P36]-[.E37]-[.F37]" office:value-type="float" office:value="0" calcext:value-type="float">
            <text:p>0</text:p>
          </table:table-cell>
          <table:table-cell/>
          <table:table-cell table:formula="of:=IF([.D37]=&quot;&quot;;[.S36];[.G37])">
            <text:p/>
          </table:table-cell>
          <table:table-cell table:formula="of:=IF([.D37]=&quot;&quot;;[.T36];[.D37])">
            <text:p/>
          </table:table-cell>
          <table:table-cell table:formula="of:=IF([.S37]&lt;&gt;&quot;&quot;;[.S37]-[.T37];&quot;&quot;)">
            <text:p/>
          </table:table-cell>
          <table:table-cell table:formula="of:=IF([.Q37]&lt;&gt;&quot;&quot;;[.Q37]-[.U36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7]&lt;&gt;&quot;&quot;;COM.MICROSOFT.IFS([.V37]&gt;0;&quot;CUT&quot;;[.V37]&lt;0;&quot;FALL&quot;);&quot;&quot;)">
            <text:p/>
          </table:table-cell>
          <table:table-cell table:formula="of:=IF(SUM([.D37])&lt;&gt;0;&quot;Turning Point&quot;;&quot;&quot;)">
            <text:p/>
          </table:table-cell>
          <table:table-cell table:formula="of:=IF(COUNT([.D37:.F37])&lt;&gt;0;COUNT([.C$13:.$C36])+1;&quot;&quot;)">
            <text:p/>
          </table:table-cell>
          <table:table-cell table:formula="of:=IF([.X37]=&quot;Turning Point&quot;;COUNT([.Z$13:.$Z36])+1;&quot;&quot;)">
            <text:p/>
          </table:table-cell>
          <table:table-cell table:formula="of:=IF([.AD37]&lt;&gt;&quot;&quot;;[.AD37];IF([.Y37]&lt;&gt;&quot;&quot;;CONCATENATE([.X37];&quot; &quot;;[.Z37]);&quot;&quot;))">
            <text:p/>
          </table:table-cell>
          <table:table-cell table:number-columns-repeated="2"/>
          <table:table-cell table:formula="of:=IF([.F37]&lt;&gt;&quot;&quot;;IF([.AC37]=[.$AB$14];IF([.Z37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15" table:number-columns-repeated="3"/>
          <table:table-cell table:style-name="ce23"/>
          <table:table-cell table:style-name="ce23" table:formula="of:=IF(AND([.D38]=&quot;&quot;;[.E38]=&quot;&quot;;[.F38]=&quot;&quot;);&quot;&quot;;[.Q38])">
            <text:p/>
          </table:table-cell>
          <table:table-cell table:style-name="ce27" table:formula="of:=IF(COUNT([.C38:.F38])&gt;1;[.C38];IF([.J38]&lt;&gt;&quot;&quot;;COUNT([.$I$13:.I37])+1;&quot;&quot;))">
            <text:p/>
          </table:table-cell>
          <table:table-cell table:style-name="ce29" table:formula="of:=IF(COUNT([.D38:.F38])&gt;0;[.V38];&quot;&quot;)">
            <text:p/>
          </table:table-cell>
          <table:table-cell table:style-name="ce36" table:formula="of:=IF(COUNT([.D38:.F38];[.I38])&gt;1;[.D37]+[.E37]-[.E38]-[.F38];&quot;&quot;)">
            <text:p/>
          </table:table-cell>
          <table:table-cell table:style-name="ce40" table:formula="of:=[.AA38]">
            <text:p/>
          </table:table-cell>
          <table:table-cell table:number-columns-repeated="3"/>
          <table:table-cell table:style-name="ce44" table:formula="of:=[.Q38]+[.E38]+[.D38]" office:value-type="float" office:value="0" calcext:value-type="float">
            <text:p>0</text:p>
          </table:table-cell>
          <table:table-cell table:style-name="ce44" table:formula="of:=[.P37]-[.E38]-[.F38]" office:value-type="float" office:value="0" calcext:value-type="float">
            <text:p>0</text:p>
          </table:table-cell>
          <table:table-cell/>
          <table:table-cell table:formula="of:=IF([.D38]=&quot;&quot;;[.S37];[.G38])">
            <text:p/>
          </table:table-cell>
          <table:table-cell table:formula="of:=IF([.D38]=&quot;&quot;;[.T37];[.D38])">
            <text:p/>
          </table:table-cell>
          <table:table-cell table:formula="of:=IF([.S38]&lt;&gt;&quot;&quot;;[.S38]-[.T38];&quot;&quot;)">
            <text:p/>
          </table:table-cell>
          <table:table-cell table:formula="of:=IF([.Q38]&lt;&gt;&quot;&quot;;[.Q38]-[.U37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8]&lt;&gt;&quot;&quot;;COM.MICROSOFT.IFS([.V38]&gt;0;&quot;CUT&quot;;[.V38]&lt;0;&quot;FALL&quot;);&quot;&quot;)">
            <text:p/>
          </table:table-cell>
          <table:table-cell table:formula="of:=IF(SUM([.D38])&lt;&gt;0;&quot;Turning Point&quot;;&quot;&quot;)">
            <text:p/>
          </table:table-cell>
          <table:table-cell table:formula="of:=IF(COUNT([.D38:.F38])&lt;&gt;0;COUNT([.C$13:.$C37])+1;&quot;&quot;)">
            <text:p/>
          </table:table-cell>
          <table:table-cell table:formula="of:=IF([.X38]=&quot;Turning Point&quot;;COUNT([.Z$13:.$Z37])+1;&quot;&quot;)">
            <text:p/>
          </table:table-cell>
          <table:table-cell table:formula="of:=IF([.AD38]&lt;&gt;&quot;&quot;;[.AD38];IF([.Y38]&lt;&gt;&quot;&quot;;CONCATENATE([.X38];&quot; &quot;;[.Z38]);&quot;&quot;))">
            <text:p/>
          </table:table-cell>
          <table:table-cell table:number-columns-repeated="2"/>
          <table:table-cell table:formula="of:=IF([.F38]&lt;&gt;&quot;&quot;;IF([.AC38]=[.$AB$14];IF([.Z38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26" calcext:value-type="float">
            <text:p>26</text:p>
          </table:table-cell>
          <table:table-cell table:style-name="ce15" table:number-columns-repeated="3"/>
          <table:table-cell table:style-name="ce23"/>
          <table:table-cell table:style-name="ce23" table:formula="of:=IF(AND([.D39]=&quot;&quot;;[.E39]=&quot;&quot;;[.F39]=&quot;&quot;);&quot;&quot;;[.Q39])">
            <text:p/>
          </table:table-cell>
          <table:table-cell table:style-name="ce27" table:formula="of:=IF(COUNT([.C39:.F39])&gt;1;[.C39];IF([.J39]&lt;&gt;&quot;&quot;;COUNT([.$I$13:.I38])+1;&quot;&quot;))">
            <text:p/>
          </table:table-cell>
          <table:table-cell table:style-name="ce29" table:formula="of:=IF(COUNT([.D39:.F39])&gt;0;[.V39];&quot;&quot;)">
            <text:p/>
          </table:table-cell>
          <table:table-cell table:style-name="ce36" table:formula="of:=IF(COUNT([.D39:.F39];[.I39])&gt;1;[.D38]+[.E38]-[.E39]-[.F39];&quot;&quot;)">
            <text:p/>
          </table:table-cell>
          <table:table-cell table:style-name="ce40" table:formula="of:=[.AA39]">
            <text:p/>
          </table:table-cell>
          <table:table-cell table:number-columns-repeated="3"/>
          <table:table-cell table:style-name="ce44" table:formula="of:=[.Q39]+[.E39]+[.D39]" office:value-type="float" office:value="0" calcext:value-type="float">
            <text:p>0</text:p>
          </table:table-cell>
          <table:table-cell table:style-name="ce44" table:formula="of:=[.P38]-[.E39]-[.F39]" office:value-type="float" office:value="0" calcext:value-type="float">
            <text:p>0</text:p>
          </table:table-cell>
          <table:table-cell/>
          <table:table-cell table:formula="of:=IF([.D39]=&quot;&quot;;[.S38];[.G39])">
            <text:p/>
          </table:table-cell>
          <table:table-cell table:formula="of:=IF([.D39]=&quot;&quot;;[.T38];[.D39])">
            <text:p/>
          </table:table-cell>
          <table:table-cell table:formula="of:=IF([.S39]&lt;&gt;&quot;&quot;;[.S39]-[.T39];&quot;&quot;)">
            <text:p/>
          </table:table-cell>
          <table:table-cell table:formula="of:=IF([.Q39]&lt;&gt;&quot;&quot;;[.Q39]-[.U38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39]&lt;&gt;&quot;&quot;;COM.MICROSOFT.IFS([.V39]&gt;0;&quot;CUT&quot;;[.V39]&lt;0;&quot;FALL&quot;);&quot;&quot;)">
            <text:p/>
          </table:table-cell>
          <table:table-cell table:formula="of:=IF(SUM([.D39])&lt;&gt;0;&quot;Turning Point&quot;;&quot;&quot;)">
            <text:p/>
          </table:table-cell>
          <table:table-cell table:formula="of:=IF(COUNT([.D39:.F39])&lt;&gt;0;COUNT([.C$13:.$C38])+1;&quot;&quot;)">
            <text:p/>
          </table:table-cell>
          <table:table-cell table:formula="of:=IF([.X39]=&quot;Turning Point&quot;;COUNT([.Z$13:.$Z38])+1;&quot;&quot;)">
            <text:p/>
          </table:table-cell>
          <table:table-cell table:formula="of:=IF([.AD39]&lt;&gt;&quot;&quot;;[.AD39];IF([.Y39]&lt;&gt;&quot;&quot;;CONCATENATE([.X39];&quot; &quot;;[.Z39]);&quot;&quot;))">
            <text:p/>
          </table:table-cell>
          <table:table-cell table:number-columns-repeated="2"/>
          <table:table-cell table:formula="of:=IF([.F39]&lt;&gt;&quot;&quot;;IF([.AC39]=[.$AB$14];IF([.Z39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27" calcext:value-type="float">
            <text:p>27</text:p>
          </table:table-cell>
          <table:table-cell table:style-name="ce15" table:number-columns-repeated="3"/>
          <table:table-cell table:style-name="ce23"/>
          <table:table-cell table:style-name="ce23" table:formula="of:=IF(AND([.D40]=&quot;&quot;;[.E40]=&quot;&quot;;[.F40]=&quot;&quot;);&quot;&quot;;[.Q40])">
            <text:p/>
          </table:table-cell>
          <table:table-cell table:style-name="ce27" table:formula="of:=IF(COUNT([.C40:.F40])&gt;1;[.C40];IF([.J40]&lt;&gt;&quot;&quot;;COUNT([.$I$13:.I39])+1;&quot;&quot;))">
            <text:p/>
          </table:table-cell>
          <table:table-cell table:style-name="ce29" table:formula="of:=IF(COUNT([.D40:.F40])&gt;0;[.V40];&quot;&quot;)">
            <text:p/>
          </table:table-cell>
          <table:table-cell table:style-name="ce36" table:formula="of:=IF(COUNT([.D40:.F40];[.I40])&gt;1;[.D39]+[.E39]-[.E40]-[.F40];&quot;&quot;)">
            <text:p/>
          </table:table-cell>
          <table:table-cell table:style-name="ce40" table:formula="of:=[.AA40]">
            <text:p/>
          </table:table-cell>
          <table:table-cell table:number-columns-repeated="3"/>
          <table:table-cell table:style-name="ce44" table:formula="of:=[.Q40]+[.E40]+[.D40]" office:value-type="float" office:value="0" calcext:value-type="float">
            <text:p>0</text:p>
          </table:table-cell>
          <table:table-cell table:style-name="ce44" table:formula="of:=[.P39]-[.E40]-[.F40]" office:value-type="float" office:value="0" calcext:value-type="float">
            <text:p>0</text:p>
          </table:table-cell>
          <table:table-cell/>
          <table:table-cell table:formula="of:=IF([.D40]=&quot;&quot;;[.S39];[.G40])">
            <text:p/>
          </table:table-cell>
          <table:table-cell table:formula="of:=IF([.D40]=&quot;&quot;;[.T39];[.D40])">
            <text:p/>
          </table:table-cell>
          <table:table-cell table:formula="of:=IF([.S40]&lt;&gt;&quot;&quot;;[.S40]-[.T40];&quot;&quot;)">
            <text:p/>
          </table:table-cell>
          <table:table-cell table:formula="of:=IF([.Q40]&lt;&gt;&quot;&quot;;[.Q40]-[.U39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0]&lt;&gt;&quot;&quot;;COM.MICROSOFT.IFS([.V40]&gt;0;&quot;CUT&quot;;[.V40]&lt;0;&quot;FALL&quot;);&quot;&quot;)">
            <text:p/>
          </table:table-cell>
          <table:table-cell table:formula="of:=IF(SUM([.D40])&lt;&gt;0;&quot;Turning Point&quot;;&quot;&quot;)">
            <text:p/>
          </table:table-cell>
          <table:table-cell table:formula="of:=IF(COUNT([.D40:.F40])&lt;&gt;0;COUNT([.C$13:.$C39])+1;&quot;&quot;)">
            <text:p/>
          </table:table-cell>
          <table:table-cell table:formula="of:=IF([.X40]=&quot;Turning Point&quot;;COUNT([.Z$13:.$Z39])+1;&quot;&quot;)">
            <text:p/>
          </table:table-cell>
          <table:table-cell table:formula="of:=IF([.AD40]&lt;&gt;&quot;&quot;;[.AD40];IF([.Y40]&lt;&gt;&quot;&quot;;CONCATENATE([.X40];&quot; &quot;;[.Z40]);&quot;&quot;))">
            <text:p/>
          </table:table-cell>
          <table:table-cell table:number-columns-repeated="2"/>
          <table:table-cell table:formula="of:=IF([.F40]&lt;&gt;&quot;&quot;;IF([.AC40]=[.$AB$14];IF([.Z40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28" calcext:value-type="float">
            <text:p>28</text:p>
          </table:table-cell>
          <table:table-cell table:style-name="ce15" table:number-columns-repeated="3"/>
          <table:table-cell table:style-name="ce23"/>
          <table:table-cell table:style-name="ce23" table:formula="of:=IF(AND([.D41]=&quot;&quot;;[.E41]=&quot;&quot;;[.F41]=&quot;&quot;);&quot;&quot;;[.Q41])">
            <text:p/>
          </table:table-cell>
          <table:table-cell table:style-name="ce27" table:formula="of:=IF(COUNT([.C41:.F41])&gt;1;[.C41];IF([.J41]&lt;&gt;&quot;&quot;;COUNT([.$I$13:.I40])+1;&quot;&quot;))">
            <text:p/>
          </table:table-cell>
          <table:table-cell table:style-name="ce29" table:formula="of:=IF(COUNT([.D41:.F41])&gt;0;[.V41];&quot;&quot;)">
            <text:p/>
          </table:table-cell>
          <table:table-cell table:style-name="ce36" table:formula="of:=IF(COUNT([.D41:.F41];[.I41])&gt;1;[.D40]+[.E40]-[.E41]-[.F41];&quot;&quot;)">
            <text:p/>
          </table:table-cell>
          <table:table-cell table:style-name="ce40" table:formula="of:=[.AA41]">
            <text:p/>
          </table:table-cell>
          <table:table-cell table:number-columns-repeated="3"/>
          <table:table-cell table:style-name="ce44" table:formula="of:=[.Q41]+[.E41]+[.D41]" office:value-type="float" office:value="0" calcext:value-type="float">
            <text:p>0</text:p>
          </table:table-cell>
          <table:table-cell table:style-name="ce44" table:formula="of:=[.P40]-[.E41]-[.F41]" office:value-type="float" office:value="0" calcext:value-type="float">
            <text:p>0</text:p>
          </table:table-cell>
          <table:table-cell/>
          <table:table-cell table:formula="of:=IF([.D41]=&quot;&quot;;[.S40];[.G41])">
            <text:p/>
          </table:table-cell>
          <table:table-cell table:formula="of:=IF([.D41]=&quot;&quot;;[.T40];[.D41])">
            <text:p/>
          </table:table-cell>
          <table:table-cell table:formula="of:=IF([.S41]&lt;&gt;&quot;&quot;;[.S41]-[.T41];&quot;&quot;)">
            <text:p/>
          </table:table-cell>
          <table:table-cell table:formula="of:=IF([.Q41]&lt;&gt;&quot;&quot;;[.Q41]-[.U40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1]&lt;&gt;&quot;&quot;;COM.MICROSOFT.IFS([.V41]&gt;0;&quot;CUT&quot;;[.V41]&lt;0;&quot;FALL&quot;);&quot;&quot;)">
            <text:p/>
          </table:table-cell>
          <table:table-cell table:formula="of:=IF(SUM([.D41])&lt;&gt;0;&quot;Turning Point&quot;;&quot;&quot;)">
            <text:p/>
          </table:table-cell>
          <table:table-cell table:formula="of:=IF(COUNT([.D41:.F41])&lt;&gt;0;COUNT([.C$13:.$C40])+1;&quot;&quot;)">
            <text:p/>
          </table:table-cell>
          <table:table-cell table:formula="of:=IF([.X41]=&quot;Turning Point&quot;;COUNT([.Z$13:.$Z40])+1;&quot;&quot;)">
            <text:p/>
          </table:table-cell>
          <table:table-cell table:formula="of:=IF([.AD41]&lt;&gt;&quot;&quot;;[.AD41];IF([.Y41]&lt;&gt;&quot;&quot;;CONCATENATE([.X41];&quot; &quot;;[.Z41]);&quot;&quot;))">
            <text:p/>
          </table:table-cell>
          <table:table-cell table:number-columns-repeated="2"/>
          <table:table-cell table:formula="of:=IF([.F41]&lt;&gt;&quot;&quot;;IF([.AC41]=[.$AB$14];IF([.Z41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29" calcext:value-type="float">
            <text:p>29</text:p>
          </table:table-cell>
          <table:table-cell table:style-name="ce15" table:number-columns-repeated="3"/>
          <table:table-cell table:style-name="ce23"/>
          <table:table-cell table:style-name="ce23" table:formula="of:=IF(AND([.D42]=&quot;&quot;;[.E42]=&quot;&quot;;[.F42]=&quot;&quot;);&quot;&quot;;[.Q42])">
            <text:p/>
          </table:table-cell>
          <table:table-cell table:style-name="ce27" table:formula="of:=IF(COUNT([.C42:.F42])&gt;1;[.C42];IF([.J42]&lt;&gt;&quot;&quot;;COUNT([.$I$13:.I41])+1;&quot;&quot;))">
            <text:p/>
          </table:table-cell>
          <table:table-cell table:style-name="ce29" table:formula="of:=IF(COUNT([.D42:.F42])&gt;0;[.V42];&quot;&quot;)">
            <text:p/>
          </table:table-cell>
          <table:table-cell table:style-name="ce36" table:formula="of:=IF(COUNT([.D42:.F42];[.I42])&gt;1;[.D41]+[.E41]-[.E42]-[.F42];&quot;&quot;)">
            <text:p/>
          </table:table-cell>
          <table:table-cell table:style-name="ce40" table:formula="of:=[.AA42]">
            <text:p/>
          </table:table-cell>
          <table:table-cell table:number-columns-repeated="3"/>
          <table:table-cell table:style-name="ce44" table:formula="of:=[.Q42]+[.E42]+[.D42]" office:value-type="float" office:value="0" calcext:value-type="float">
            <text:p>0</text:p>
          </table:table-cell>
          <table:table-cell table:style-name="ce44" table:formula="of:=[.P41]-[.E42]-[.F42]" office:value-type="float" office:value="0" calcext:value-type="float">
            <text:p>0</text:p>
          </table:table-cell>
          <table:table-cell/>
          <table:table-cell table:formula="of:=IF([.D42]=&quot;&quot;;[.S41];[.G42])">
            <text:p/>
          </table:table-cell>
          <table:table-cell table:formula="of:=IF([.D42]=&quot;&quot;;[.T41];[.D42])">
            <text:p/>
          </table:table-cell>
          <table:table-cell table:formula="of:=IF([.S42]&lt;&gt;&quot;&quot;;[.S42]-[.T42];&quot;&quot;)">
            <text:p/>
          </table:table-cell>
          <table:table-cell table:formula="of:=IF([.Q42]&lt;&gt;&quot;&quot;;[.Q42]-[.U41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2]&lt;&gt;&quot;&quot;;COM.MICROSOFT.IFS([.V42]&gt;0;&quot;CUT&quot;;[.V42]&lt;0;&quot;FALL&quot;);&quot;&quot;)">
            <text:p/>
          </table:table-cell>
          <table:table-cell table:formula="of:=IF(SUM([.D42])&lt;&gt;0;&quot;Turning Point&quot;;&quot;&quot;)">
            <text:p/>
          </table:table-cell>
          <table:table-cell table:formula="of:=IF(COUNT([.D42:.F42])&lt;&gt;0;COUNT([.C$13:.$C41])+1;&quot;&quot;)">
            <text:p/>
          </table:table-cell>
          <table:table-cell table:formula="of:=IF([.X42]=&quot;Turning Point&quot;;COUNT([.Z$13:.$Z41])+1;&quot;&quot;)">
            <text:p/>
          </table:table-cell>
          <table:table-cell table:formula="of:=IF([.AD42]&lt;&gt;&quot;&quot;;[.AD42];IF([.Y42]&lt;&gt;&quot;&quot;;CONCATENATE([.X42];&quot; &quot;;[.Z42]);&quot;&quot;))">
            <text:p/>
          </table:table-cell>
          <table:table-cell table:number-columns-repeated="2"/>
          <table:table-cell table:formula="of:=IF([.F42]&lt;&gt;&quot;&quot;;IF([.AC42]=[.$AB$14];IF([.Z42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30" calcext:value-type="float">
            <text:p>30</text:p>
          </table:table-cell>
          <table:table-cell table:style-name="ce15" table:number-columns-repeated="3"/>
          <table:table-cell table:style-name="ce23"/>
          <table:table-cell table:style-name="ce23" table:formula="of:=IF(AND([.D43]=&quot;&quot;;[.E43]=&quot;&quot;;[.F43]=&quot;&quot;);&quot;&quot;;[.Q43])">
            <text:p/>
          </table:table-cell>
          <table:table-cell table:style-name="ce27" table:formula="of:=IF(COUNT([.C43:.F43])&gt;1;[.C43];IF([.J43]&lt;&gt;&quot;&quot;;COUNT([.$I$13:.I42])+1;&quot;&quot;))">
            <text:p/>
          </table:table-cell>
          <table:table-cell table:style-name="ce29" table:formula="of:=IF(COUNT([.D43:.F43])&gt;0;[.V43];&quot;&quot;)">
            <text:p/>
          </table:table-cell>
          <table:table-cell table:style-name="ce36" table:formula="of:=IF(COUNT([.D43:.F43];[.I43])&gt;1;[.D42]+[.E42]-[.E43]-[.F43];&quot;&quot;)">
            <text:p/>
          </table:table-cell>
          <table:table-cell table:style-name="ce40" table:formula="of:=[.AA43]">
            <text:p/>
          </table:table-cell>
          <table:table-cell table:number-columns-repeated="3"/>
          <table:table-cell table:style-name="ce44" table:formula="of:=[.Q43]+[.E43]+[.D43]" office:value-type="float" office:value="0" calcext:value-type="float">
            <text:p>0</text:p>
          </table:table-cell>
          <table:table-cell table:style-name="ce44" table:formula="of:=[.P42]-[.E43]-[.F43]" office:value-type="float" office:value="0" calcext:value-type="float">
            <text:p>0</text:p>
          </table:table-cell>
          <table:table-cell/>
          <table:table-cell table:formula="of:=IF([.D43]=&quot;&quot;;[.S42];[.G43])">
            <text:p/>
          </table:table-cell>
          <table:table-cell table:formula="of:=IF([.D43]=&quot;&quot;;[.T42];[.D43])">
            <text:p/>
          </table:table-cell>
          <table:table-cell table:formula="of:=IF([.S43]&lt;&gt;&quot;&quot;;[.S43]-[.T43];&quot;&quot;)">
            <text:p/>
          </table:table-cell>
          <table:table-cell table:formula="of:=IF([.Q43]&lt;&gt;&quot;&quot;;[.Q43]-[.U42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3]&lt;&gt;&quot;&quot;;COM.MICROSOFT.IFS([.V43]&gt;0;&quot;CUT&quot;;[.V43]&lt;0;&quot;FALL&quot;);&quot;&quot;)">
            <text:p/>
          </table:table-cell>
          <table:table-cell table:formula="of:=IF(SUM([.D43])&lt;&gt;0;&quot;Turning Point&quot;;&quot;&quot;)">
            <text:p/>
          </table:table-cell>
          <table:table-cell table:formula="of:=IF(COUNT([.D43:.F43])&lt;&gt;0;COUNT([.C$13:.$C42])+1;&quot;&quot;)">
            <text:p/>
          </table:table-cell>
          <table:table-cell table:formula="of:=IF([.X43]=&quot;Turning Point&quot;;COUNT([.Z$13:.$Z42])+1;&quot;&quot;)">
            <text:p/>
          </table:table-cell>
          <table:table-cell table:formula="of:=IF([.AD43]&lt;&gt;&quot;&quot;;[.AD43];IF([.Y43]&lt;&gt;&quot;&quot;;CONCATENATE([.X43];&quot; &quot;;[.Z43]);&quot;&quot;))">
            <text:p/>
          </table:table-cell>
          <table:table-cell table:number-columns-repeated="2"/>
          <table:table-cell table:formula="of:=IF([.F43]&lt;&gt;&quot;&quot;;IF([.AC43]=[.$AB$14];IF([.Z43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31" calcext:value-type="float">
            <text:p>31</text:p>
          </table:table-cell>
          <table:table-cell table:style-name="ce15" table:number-columns-repeated="3"/>
          <table:table-cell table:style-name="ce23"/>
          <table:table-cell table:style-name="ce23" table:formula="of:=IF(AND([.D44]=&quot;&quot;;[.E44]=&quot;&quot;;[.F44]=&quot;&quot;);&quot;&quot;;[.Q44])">
            <text:p/>
          </table:table-cell>
          <table:table-cell table:style-name="ce27" table:formula="of:=IF(COUNT([.C44:.F44])&gt;1;[.C44];IF([.J44]&lt;&gt;&quot;&quot;;COUNT([.$I$13:.I43])+1;&quot;&quot;))">
            <text:p/>
          </table:table-cell>
          <table:table-cell table:style-name="ce29" table:formula="of:=IF(COUNT([.D44:.F44])&gt;0;[.V44];&quot;&quot;)">
            <text:p/>
          </table:table-cell>
          <table:table-cell table:style-name="ce36" table:formula="of:=IF(COUNT([.D44:.F44];[.I44])&gt;1;[.D43]+[.E43]-[.E44]-[.F44];&quot;&quot;)">
            <text:p/>
          </table:table-cell>
          <table:table-cell table:style-name="ce40" table:formula="of:=[.AA44]">
            <text:p/>
          </table:table-cell>
          <table:table-cell table:number-columns-repeated="3"/>
          <table:table-cell table:style-name="ce44" table:formula="of:=[.Q44]+[.E44]+[.D44]" office:value-type="float" office:value="0" calcext:value-type="float">
            <text:p>0</text:p>
          </table:table-cell>
          <table:table-cell table:style-name="ce44" table:formula="of:=[.P43]-[.E44]-[.F44]" office:value-type="float" office:value="0" calcext:value-type="float">
            <text:p>0</text:p>
          </table:table-cell>
          <table:table-cell/>
          <table:table-cell table:formula="of:=IF([.D44]=&quot;&quot;;[.S43];[.G44])">
            <text:p/>
          </table:table-cell>
          <table:table-cell table:formula="of:=IF([.D44]=&quot;&quot;;[.T43];[.D44])">
            <text:p/>
          </table:table-cell>
          <table:table-cell table:formula="of:=IF([.S44]&lt;&gt;&quot;&quot;;[.S44]-[.T44];&quot;&quot;)">
            <text:p/>
          </table:table-cell>
          <table:table-cell table:formula="of:=IF([.Q44]&lt;&gt;&quot;&quot;;[.Q44]-[.U43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4]&lt;&gt;&quot;&quot;;COM.MICROSOFT.IFS([.V44]&gt;0;&quot;CUT&quot;;[.V44]&lt;0;&quot;FALL&quot;);&quot;&quot;)">
            <text:p/>
          </table:table-cell>
          <table:table-cell table:formula="of:=IF(SUM([.D44])&lt;&gt;0;&quot;Turning Point&quot;;&quot;&quot;)">
            <text:p/>
          </table:table-cell>
          <table:table-cell table:formula="of:=IF(COUNT([.D44:.F44])&lt;&gt;0;COUNT([.C$13:.$C43])+1;&quot;&quot;)">
            <text:p/>
          </table:table-cell>
          <table:table-cell table:formula="of:=IF([.X44]=&quot;Turning Point&quot;;COUNT([.Z$13:.$Z43])+1;&quot;&quot;)">
            <text:p/>
          </table:table-cell>
          <table:table-cell table:formula="of:=IF([.AD44]&lt;&gt;&quot;&quot;;[.AD44];IF([.Y44]&lt;&gt;&quot;&quot;;CONCATENATE([.X44];&quot; &quot;;[.Z44]);&quot;&quot;))">
            <text:p/>
          </table:table-cell>
          <table:table-cell table:number-columns-repeated="2"/>
          <table:table-cell table:formula="of:=IF([.F44]&lt;&gt;&quot;&quot;;IF([.AC44]=[.$AB$14];IF([.Z44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32" calcext:value-type="float">
            <text:p>32</text:p>
          </table:table-cell>
          <table:table-cell table:style-name="ce15" table:number-columns-repeated="3"/>
          <table:table-cell table:style-name="ce23"/>
          <table:table-cell table:style-name="ce23" table:formula="of:=IF(AND([.D45]=&quot;&quot;;[.E45]=&quot;&quot;;[.F45]=&quot;&quot;);&quot;&quot;;[.Q45])">
            <text:p/>
          </table:table-cell>
          <table:table-cell table:style-name="ce27" table:formula="of:=IF(COUNT([.C45:.F45])&gt;1;[.C45];IF([.J45]&lt;&gt;&quot;&quot;;COUNT([.$I$13:.I44])+1;&quot;&quot;))">
            <text:p/>
          </table:table-cell>
          <table:table-cell table:style-name="ce29" table:formula="of:=IF(COUNT([.D45:.F45])&gt;0;[.V45];&quot;&quot;)">
            <text:p/>
          </table:table-cell>
          <table:table-cell table:style-name="ce36" table:formula="of:=IF(COUNT([.D45:.F45];[.I45])&gt;1;[.D44]+[.E44]-[.E45]-[.F45];&quot;&quot;)">
            <text:p/>
          </table:table-cell>
          <table:table-cell table:style-name="ce40" table:formula="of:=[.AA45]">
            <text:p/>
          </table:table-cell>
          <table:table-cell table:number-columns-repeated="3"/>
          <table:table-cell table:style-name="ce44" table:formula="of:=[.Q45]+[.E45]+[.D45]" office:value-type="float" office:value="0" calcext:value-type="float">
            <text:p>0</text:p>
          </table:table-cell>
          <table:table-cell table:style-name="ce44" table:formula="of:=[.P44]-[.E45]-[.F45]" office:value-type="float" office:value="0" calcext:value-type="float">
            <text:p>0</text:p>
          </table:table-cell>
          <table:table-cell/>
          <table:table-cell table:formula="of:=IF([.D45]=&quot;&quot;;[.S44];[.G45])">
            <text:p/>
          </table:table-cell>
          <table:table-cell table:formula="of:=IF([.D45]=&quot;&quot;;[.T44];[.D45])">
            <text:p/>
          </table:table-cell>
          <table:table-cell table:formula="of:=IF([.S45]&lt;&gt;&quot;&quot;;[.S45]-[.T45];&quot;&quot;)">
            <text:p/>
          </table:table-cell>
          <table:table-cell table:formula="of:=IF([.Q45]&lt;&gt;&quot;&quot;;[.Q45]-[.U44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5]&lt;&gt;&quot;&quot;;COM.MICROSOFT.IFS([.V45]&gt;0;&quot;CUT&quot;;[.V45]&lt;0;&quot;FALL&quot;);&quot;&quot;)">
            <text:p/>
          </table:table-cell>
          <table:table-cell table:formula="of:=IF(SUM([.D45])&lt;&gt;0;&quot;Turning Point&quot;;&quot;&quot;)">
            <text:p/>
          </table:table-cell>
          <table:table-cell table:formula="of:=IF(COUNT([.D45:.F45])&lt;&gt;0;COUNT([.C$13:.$C44])+1;&quot;&quot;)">
            <text:p/>
          </table:table-cell>
          <table:table-cell table:formula="of:=IF([.X45]=&quot;Turning Point&quot;;COUNT([.Z$13:.$Z44])+1;&quot;&quot;)">
            <text:p/>
          </table:table-cell>
          <table:table-cell table:formula="of:=IF([.AD45]&lt;&gt;&quot;&quot;;[.AD45];IF([.Y45]&lt;&gt;&quot;&quot;;CONCATENATE([.X45];&quot; &quot;;[.Z45]);&quot;&quot;))">
            <text:p/>
          </table:table-cell>
          <table:table-cell table:number-columns-repeated="2"/>
          <table:table-cell table:formula="of:=IF([.F45]&lt;&gt;&quot;&quot;;IF([.AC45]=[.$AB$14];IF([.Z45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33" calcext:value-type="float">
            <text:p>33</text:p>
          </table:table-cell>
          <table:table-cell table:style-name="ce15" table:number-columns-repeated="3"/>
          <table:table-cell table:style-name="ce23"/>
          <table:table-cell table:style-name="ce23" table:formula="of:=IF(AND([.D46]=&quot;&quot;;[.E46]=&quot;&quot;;[.F46]=&quot;&quot;);&quot;&quot;;[.Q46])">
            <text:p/>
          </table:table-cell>
          <table:table-cell table:style-name="ce27" table:formula="of:=IF(COUNT([.C46:.F46])&gt;1;[.C46];IF([.J46]&lt;&gt;&quot;&quot;;COUNT([.$I$13:.I45])+1;&quot;&quot;))">
            <text:p/>
          </table:table-cell>
          <table:table-cell table:style-name="ce29" table:formula="of:=IF(COUNT([.D46:.F46])&gt;0;[.V46];&quot;&quot;)">
            <text:p/>
          </table:table-cell>
          <table:table-cell table:style-name="ce36" table:formula="of:=IF(COUNT([.D46:.F46];[.I46])&gt;1;[.D45]+[.E45]-[.E46]-[.F46];&quot;&quot;)">
            <text:p/>
          </table:table-cell>
          <table:table-cell table:style-name="ce40" table:formula="of:=[.AA46]">
            <text:p/>
          </table:table-cell>
          <table:table-cell table:number-columns-repeated="3"/>
          <table:table-cell table:style-name="ce44" table:formula="of:=[.Q46]+[.E46]+[.D46]" office:value-type="float" office:value="0" calcext:value-type="float">
            <text:p>0</text:p>
          </table:table-cell>
          <table:table-cell table:style-name="ce44" table:formula="of:=[.P45]-[.E46]-[.F46]" office:value-type="float" office:value="0" calcext:value-type="float">
            <text:p>0</text:p>
          </table:table-cell>
          <table:table-cell/>
          <table:table-cell table:formula="of:=IF([.D46]=&quot;&quot;;[.S45];[.G46])">
            <text:p/>
          </table:table-cell>
          <table:table-cell table:formula="of:=IF([.D46]=&quot;&quot;;[.T45];[.D46])">
            <text:p/>
          </table:table-cell>
          <table:table-cell table:formula="of:=IF([.S46]&lt;&gt;&quot;&quot;;[.S46]-[.T46];&quot;&quot;)">
            <text:p/>
          </table:table-cell>
          <table:table-cell table:formula="of:=IF([.Q46]&lt;&gt;&quot;&quot;;[.Q46]-[.U45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6]&lt;&gt;&quot;&quot;;COM.MICROSOFT.IFS([.V46]&gt;0;&quot;CUT&quot;;[.V46]&lt;0;&quot;FALL&quot;);&quot;&quot;)">
            <text:p/>
          </table:table-cell>
          <table:table-cell table:formula="of:=IF(SUM([.D46])&lt;&gt;0;&quot;Turning Point&quot;;&quot;&quot;)">
            <text:p/>
          </table:table-cell>
          <table:table-cell table:formula="of:=IF(COUNT([.D46:.F46])&lt;&gt;0;COUNT([.C$13:.$C45])+1;&quot;&quot;)">
            <text:p/>
          </table:table-cell>
          <table:table-cell table:formula="of:=IF([.X46]=&quot;Turning Point&quot;;COUNT([.Z$13:.$Z45])+1;&quot;&quot;)">
            <text:p/>
          </table:table-cell>
          <table:table-cell table:formula="of:=IF([.AD46]&lt;&gt;&quot;&quot;;[.AD46];IF([.Y46]&lt;&gt;&quot;&quot;;CONCATENATE([.X46];&quot; &quot;;[.Z46]);&quot;&quot;))">
            <text:p/>
          </table:table-cell>
          <table:table-cell table:number-columns-repeated="2"/>
          <table:table-cell table:formula="of:=IF([.F46]&lt;&gt;&quot;&quot;;IF([.AC46]=[.$AB$14];IF([.Z46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34" calcext:value-type="float">
            <text:p>34</text:p>
          </table:table-cell>
          <table:table-cell table:style-name="ce15" table:number-columns-repeated="3"/>
          <table:table-cell table:style-name="ce23"/>
          <table:table-cell table:style-name="ce23" table:formula="of:=IF(AND([.D47]=&quot;&quot;;[.E47]=&quot;&quot;;[.F47]=&quot;&quot;);&quot;&quot;;[.Q47])">
            <text:p/>
          </table:table-cell>
          <table:table-cell table:style-name="ce27" table:formula="of:=IF(COUNT([.C47:.F47])&gt;1;[.C47];IF([.J47]&lt;&gt;&quot;&quot;;COUNT([.$I$13:.I46])+1;&quot;&quot;))">
            <text:p/>
          </table:table-cell>
          <table:table-cell table:style-name="ce29" table:formula="of:=IF(COUNT([.D47:.F47])&gt;0;[.V47];&quot;&quot;)">
            <text:p/>
          </table:table-cell>
          <table:table-cell table:style-name="ce36" table:formula="of:=IF(COUNT([.D47:.F47];[.I47])&gt;1;[.D46]+[.E46]-[.E47]-[.F47];&quot;&quot;)">
            <text:p/>
          </table:table-cell>
          <table:table-cell table:style-name="ce40" table:formula="of:=[.AA47]">
            <text:p/>
          </table:table-cell>
          <table:table-cell table:number-columns-repeated="3"/>
          <table:table-cell table:style-name="ce44" table:formula="of:=[.Q47]+[.E47]+[.D47]" office:value-type="float" office:value="0" calcext:value-type="float">
            <text:p>0</text:p>
          </table:table-cell>
          <table:table-cell table:style-name="ce44" table:formula="of:=[.P46]-[.E47]-[.F47]" office:value-type="float" office:value="0" calcext:value-type="float">
            <text:p>0</text:p>
          </table:table-cell>
          <table:table-cell/>
          <table:table-cell table:formula="of:=IF([.D47]=&quot;&quot;;[.S46];[.G47])">
            <text:p/>
          </table:table-cell>
          <table:table-cell table:formula="of:=IF([.D47]=&quot;&quot;;[.T46];[.D47])">
            <text:p/>
          </table:table-cell>
          <table:table-cell table:formula="of:=IF([.S47]&lt;&gt;&quot;&quot;;[.S47]-[.T47];&quot;&quot;)">
            <text:p/>
          </table:table-cell>
          <table:table-cell table:formula="of:=IF([.Q47]&lt;&gt;&quot;&quot;;[.Q47]-[.U46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7]&lt;&gt;&quot;&quot;;COM.MICROSOFT.IFS([.V47]&gt;0;&quot;CUT&quot;;[.V47]&lt;0;&quot;FALL&quot;);&quot;&quot;)">
            <text:p/>
          </table:table-cell>
          <table:table-cell table:formula="of:=IF(SUM([.D47])&lt;&gt;0;&quot;Turning Point&quot;;&quot;&quot;)">
            <text:p/>
          </table:table-cell>
          <table:table-cell table:formula="of:=IF(COUNT([.D47:.F47])&lt;&gt;0;COUNT([.C$13:.$C46])+1;&quot;&quot;)">
            <text:p/>
          </table:table-cell>
          <table:table-cell table:formula="of:=IF([.X47]=&quot;Turning Point&quot;;COUNT([.Z$13:.$Z46])+1;&quot;&quot;)">
            <text:p/>
          </table:table-cell>
          <table:table-cell table:formula="of:=IF([.AD47]&lt;&gt;&quot;&quot;;[.AD47];IF([.Y47]&lt;&gt;&quot;&quot;;CONCATENATE([.X47];&quot; &quot;;[.Z47]);&quot;&quot;))">
            <text:p/>
          </table:table-cell>
          <table:table-cell table:number-columns-repeated="2"/>
          <table:table-cell table:formula="of:=IF([.F47]&lt;&gt;&quot;&quot;;IF([.AC47]=[.$AB$14];IF([.Z47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35" calcext:value-type="float">
            <text:p>35</text:p>
          </table:table-cell>
          <table:table-cell table:style-name="ce15" table:number-columns-repeated="3"/>
          <table:table-cell table:style-name="ce23"/>
          <table:table-cell table:style-name="ce23" table:formula="of:=IF(AND([.D48]=&quot;&quot;;[.E48]=&quot;&quot;;[.F48]=&quot;&quot;);&quot;&quot;;[.Q48])">
            <text:p/>
          </table:table-cell>
          <table:table-cell table:style-name="ce27" table:formula="of:=IF(COUNT([.C48:.F48])&gt;1;[.C48];IF([.J48]&lt;&gt;&quot;&quot;;COUNT([.$I$13:.I47])+1;&quot;&quot;))">
            <text:p/>
          </table:table-cell>
          <table:table-cell table:style-name="ce29" table:formula="of:=IF(COUNT([.D48:.F48])&gt;0;[.V48];&quot;&quot;)">
            <text:p/>
          </table:table-cell>
          <table:table-cell table:style-name="ce36" table:formula="of:=IF(COUNT([.D48:.F48];[.I48])&gt;1;[.D47]+[.E47]-[.E48]-[.F48];&quot;&quot;)">
            <text:p/>
          </table:table-cell>
          <table:table-cell table:style-name="ce40" table:formula="of:=[.AA48]">
            <text:p/>
          </table:table-cell>
          <table:table-cell table:number-columns-repeated="3"/>
          <table:table-cell table:style-name="ce44" table:formula="of:=[.Q48]+[.E48]+[.D48]" office:value-type="float" office:value="0" calcext:value-type="float">
            <text:p>0</text:p>
          </table:table-cell>
          <table:table-cell table:style-name="ce44" table:formula="of:=[.P47]-[.E48]-[.F48]" office:value-type="float" office:value="0" calcext:value-type="float">
            <text:p>0</text:p>
          </table:table-cell>
          <table:table-cell/>
          <table:table-cell table:formula="of:=IF([.D48]=&quot;&quot;;[.S47];[.G48])">
            <text:p/>
          </table:table-cell>
          <table:table-cell table:formula="of:=IF([.D48]=&quot;&quot;;[.T47];[.D48])">
            <text:p/>
          </table:table-cell>
          <table:table-cell table:formula="of:=IF([.S48]&lt;&gt;&quot;&quot;;[.S48]-[.T48];&quot;&quot;)">
            <text:p/>
          </table:table-cell>
          <table:table-cell table:formula="of:=IF([.Q48]&lt;&gt;&quot;&quot;;[.Q48]-[.U47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8]&lt;&gt;&quot;&quot;;COM.MICROSOFT.IFS([.V48]&gt;0;&quot;CUT&quot;;[.V48]&lt;0;&quot;FALL&quot;);&quot;&quot;)">
            <text:p/>
          </table:table-cell>
          <table:table-cell table:formula="of:=IF(SUM([.D48])&lt;&gt;0;&quot;Turning Point&quot;;&quot;&quot;)">
            <text:p/>
          </table:table-cell>
          <table:table-cell table:formula="of:=IF(COUNT([.D48:.F48])&lt;&gt;0;COUNT([.C$13:.$C47])+1;&quot;&quot;)">
            <text:p/>
          </table:table-cell>
          <table:table-cell table:formula="of:=IF([.X48]=&quot;Turning Point&quot;;COUNT([.Z$13:.$Z47])+1;&quot;&quot;)">
            <text:p/>
          </table:table-cell>
          <table:table-cell table:formula="of:=IF([.AD48]&lt;&gt;&quot;&quot;;[.AD48];IF([.Y48]&lt;&gt;&quot;&quot;;CONCATENATE([.X48];&quot; &quot;;[.Z48]);&quot;&quot;))">
            <text:p/>
          </table:table-cell>
          <table:table-cell table:number-columns-repeated="2"/>
          <table:table-cell table:formula="of:=IF([.F48]&lt;&gt;&quot;&quot;;IF([.AC48]=[.$AB$14];IF([.Z48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36" calcext:value-type="float">
            <text:p>36</text:p>
          </table:table-cell>
          <table:table-cell table:style-name="ce15" table:number-columns-repeated="3"/>
          <table:table-cell table:style-name="ce23"/>
          <table:table-cell table:style-name="ce23" table:formula="of:=IF(AND([.D49]=&quot;&quot;;[.E49]=&quot;&quot;;[.F49]=&quot;&quot;);&quot;&quot;;[.Q49])">
            <text:p/>
          </table:table-cell>
          <table:table-cell table:style-name="ce27" table:formula="of:=IF(COUNT([.C49:.F49])&gt;1;[.C49];IF([.J49]&lt;&gt;&quot;&quot;;COUNT([.$I$13:.I48])+1;&quot;&quot;))">
            <text:p/>
          </table:table-cell>
          <table:table-cell table:style-name="ce29" table:formula="of:=IF(COUNT([.D49:.F49])&gt;0;[.V49];&quot;&quot;)">
            <text:p/>
          </table:table-cell>
          <table:table-cell table:style-name="ce36" table:formula="of:=IF(COUNT([.D49:.F49];[.I49])&gt;1;[.D48]+[.E48]-[.E49]-[.F49];&quot;&quot;)">
            <text:p/>
          </table:table-cell>
          <table:table-cell table:style-name="ce40" table:formula="of:=[.AA49]">
            <text:p/>
          </table:table-cell>
          <table:table-cell table:number-columns-repeated="3"/>
          <table:table-cell table:style-name="ce44" table:formula="of:=[.Q49]+[.E49]+[.D49]" office:value-type="float" office:value="0" calcext:value-type="float">
            <text:p>0</text:p>
          </table:table-cell>
          <table:table-cell table:style-name="ce44" table:formula="of:=[.P48]-[.E49]-[.F49]" office:value-type="float" office:value="0" calcext:value-type="float">
            <text:p>0</text:p>
          </table:table-cell>
          <table:table-cell/>
          <table:table-cell table:formula="of:=IF([.D49]=&quot;&quot;;[.S48];[.G49])">
            <text:p/>
          </table:table-cell>
          <table:table-cell table:formula="of:=IF([.D49]=&quot;&quot;;[.T48];[.D49])">
            <text:p/>
          </table:table-cell>
          <table:table-cell table:formula="of:=IF([.S49]&lt;&gt;&quot;&quot;;[.S49]-[.T49];&quot;&quot;)">
            <text:p/>
          </table:table-cell>
          <table:table-cell table:formula="of:=IF([.Q49]&lt;&gt;&quot;&quot;;[.Q49]-[.U48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49]&lt;&gt;&quot;&quot;;COM.MICROSOFT.IFS([.V49]&gt;0;&quot;CUT&quot;;[.V49]&lt;0;&quot;FALL&quot;);&quot;&quot;)">
            <text:p/>
          </table:table-cell>
          <table:table-cell table:formula="of:=IF(SUM([.D49])&lt;&gt;0;&quot;Turning Point&quot;;&quot;&quot;)">
            <text:p/>
          </table:table-cell>
          <table:table-cell table:formula="of:=IF(COUNT([.D49:.F49])&lt;&gt;0;COUNT([.C$13:.$C48])+1;&quot;&quot;)">
            <text:p/>
          </table:table-cell>
          <table:table-cell table:formula="of:=IF([.X49]=&quot;Turning Point&quot;;COUNT([.Z$13:.$Z48])+1;&quot;&quot;)">
            <text:p/>
          </table:table-cell>
          <table:table-cell table:formula="of:=IF([.AD49]&lt;&gt;&quot;&quot;;[.AD49];IF([.Y49]&lt;&gt;&quot;&quot;;CONCATENATE([.X49];&quot; &quot;;[.Z49]);&quot;&quot;))">
            <text:p/>
          </table:table-cell>
          <table:table-cell table:number-columns-repeated="2"/>
          <table:table-cell table:formula="of:=IF([.F49]&lt;&gt;&quot;&quot;;IF([.AC49]=[.$AB$14];IF([.Z49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37" calcext:value-type="float">
            <text:p>37</text:p>
          </table:table-cell>
          <table:table-cell table:style-name="ce15" table:number-columns-repeated="3"/>
          <table:table-cell table:style-name="ce23"/>
          <table:table-cell table:style-name="ce23" table:formula="of:=IF(AND([.D50]=&quot;&quot;;[.E50]=&quot;&quot;;[.F50]=&quot;&quot;);&quot;&quot;;[.Q50])">
            <text:p/>
          </table:table-cell>
          <table:table-cell table:style-name="ce27" table:formula="of:=IF(COUNT([.C50:.F50])&gt;1;[.C50];IF([.J50]&lt;&gt;&quot;&quot;;COUNT([.$I$13:.I49])+1;&quot;&quot;))">
            <text:p/>
          </table:table-cell>
          <table:table-cell table:style-name="ce29" table:formula="of:=IF(COUNT([.D50:.F50])&gt;0;[.V50];&quot;&quot;)">
            <text:p/>
          </table:table-cell>
          <table:table-cell table:style-name="ce36" table:formula="of:=IF(COUNT([.D50:.F50];[.I50])&gt;1;[.D49]+[.E49]-[.E50]-[.F50];&quot;&quot;)">
            <text:p/>
          </table:table-cell>
          <table:table-cell table:style-name="ce40" table:formula="of:=[.AA50]">
            <text:p/>
          </table:table-cell>
          <table:table-cell table:number-columns-repeated="3"/>
          <table:table-cell table:style-name="ce44" table:formula="of:=[.Q50]+[.E50]+[.D50]" office:value-type="float" office:value="0" calcext:value-type="float">
            <text:p>0</text:p>
          </table:table-cell>
          <table:table-cell table:style-name="ce44" table:formula="of:=[.P49]-[.E50]-[.F50]" office:value-type="float" office:value="0" calcext:value-type="float">
            <text:p>0</text:p>
          </table:table-cell>
          <table:table-cell/>
          <table:table-cell table:formula="of:=IF([.D50]=&quot;&quot;;[.S49];[.G50])">
            <text:p/>
          </table:table-cell>
          <table:table-cell table:formula="of:=IF([.D50]=&quot;&quot;;[.T49];[.D50])">
            <text:p/>
          </table:table-cell>
          <table:table-cell table:formula="of:=IF([.S50]&lt;&gt;&quot;&quot;;[.S50]-[.T50];&quot;&quot;)">
            <text:p/>
          </table:table-cell>
          <table:table-cell table:formula="of:=IF([.Q50]&lt;&gt;&quot;&quot;;[.Q50]-[.U49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0]&lt;&gt;&quot;&quot;;COM.MICROSOFT.IFS([.V50]&gt;0;&quot;CUT&quot;;[.V50]&lt;0;&quot;FALL&quot;);&quot;&quot;)">
            <text:p/>
          </table:table-cell>
          <table:table-cell table:formula="of:=IF(SUM([.D50])&lt;&gt;0;&quot;Turning Point&quot;;&quot;&quot;)">
            <text:p/>
          </table:table-cell>
          <table:table-cell table:formula="of:=IF(COUNT([.D50:.F50])&lt;&gt;0;COUNT([.C$13:.$C49])+1;&quot;&quot;)">
            <text:p/>
          </table:table-cell>
          <table:table-cell table:formula="of:=IF([.X50]=&quot;Turning Point&quot;;COUNT([.Z$13:.$Z49])+1;&quot;&quot;)">
            <text:p/>
          </table:table-cell>
          <table:table-cell table:formula="of:=IF([.AD50]&lt;&gt;&quot;&quot;;[.AD50];IF([.Y50]&lt;&gt;&quot;&quot;;CONCATENATE([.X50];&quot; &quot;;[.Z50]);&quot;&quot;))">
            <text:p/>
          </table:table-cell>
          <table:table-cell table:number-columns-repeated="2"/>
          <table:table-cell table:formula="of:=IF([.F50]&lt;&gt;&quot;&quot;;IF([.AC50]=[.$AB$14];IF([.Z50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38" calcext:value-type="float">
            <text:p>38</text:p>
          </table:table-cell>
          <table:table-cell table:style-name="ce15" table:number-columns-repeated="3"/>
          <table:table-cell table:style-name="ce23"/>
          <table:table-cell table:style-name="ce23" table:formula="of:=IF(AND([.D51]=&quot;&quot;;[.E51]=&quot;&quot;;[.F51]=&quot;&quot;);&quot;&quot;;[.Q51])">
            <text:p/>
          </table:table-cell>
          <table:table-cell table:style-name="ce27" table:formula="of:=IF(COUNT([.C51:.F51])&gt;1;[.C51];IF([.J51]&lt;&gt;&quot;&quot;;COUNT([.$I$13:.I50])+1;&quot;&quot;))">
            <text:p/>
          </table:table-cell>
          <table:table-cell table:style-name="ce29" table:formula="of:=IF(COUNT([.D51:.F51])&gt;0;[.V51];&quot;&quot;)">
            <text:p/>
          </table:table-cell>
          <table:table-cell table:style-name="ce36" table:formula="of:=IF(COUNT([.D51:.F51];[.I51])&gt;1;[.D50]+[.E50]-[.E51]-[.F51];&quot;&quot;)">
            <text:p/>
          </table:table-cell>
          <table:table-cell table:style-name="ce40" table:formula="of:=[.AA51]">
            <text:p/>
          </table:table-cell>
          <table:table-cell table:number-columns-repeated="3"/>
          <table:table-cell table:style-name="ce44" table:formula="of:=[.Q51]+[.E51]+[.D51]" office:value-type="float" office:value="0" calcext:value-type="float">
            <text:p>0</text:p>
          </table:table-cell>
          <table:table-cell table:style-name="ce44" table:formula="of:=[.P50]-[.E51]-[.F51]" office:value-type="float" office:value="0" calcext:value-type="float">
            <text:p>0</text:p>
          </table:table-cell>
          <table:table-cell/>
          <table:table-cell table:formula="of:=IF([.D51]=&quot;&quot;;[.S50];[.G51])">
            <text:p/>
          </table:table-cell>
          <table:table-cell table:formula="of:=IF([.D51]=&quot;&quot;;[.T50];[.D51])">
            <text:p/>
          </table:table-cell>
          <table:table-cell table:formula="of:=IF([.S51]&lt;&gt;&quot;&quot;;[.S51]-[.T51];&quot;&quot;)">
            <text:p/>
          </table:table-cell>
          <table:table-cell table:formula="of:=IF([.Q51]&lt;&gt;&quot;&quot;;[.Q51]-[.U50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1]&lt;&gt;&quot;&quot;;COM.MICROSOFT.IFS([.V51]&gt;0;&quot;CUT&quot;;[.V51]&lt;0;&quot;FALL&quot;);&quot;&quot;)">
            <text:p/>
          </table:table-cell>
          <table:table-cell table:formula="of:=IF(SUM([.D51])&lt;&gt;0;&quot;Turning Point&quot;;&quot;&quot;)">
            <text:p/>
          </table:table-cell>
          <table:table-cell table:formula="of:=IF(COUNT([.D51:.F51])&lt;&gt;0;COUNT([.C$13:.$C50])+1;&quot;&quot;)">
            <text:p/>
          </table:table-cell>
          <table:table-cell table:formula="of:=IF([.X51]=&quot;Turning Point&quot;;COUNT([.Z$13:.$Z50])+1;&quot;&quot;)">
            <text:p/>
          </table:table-cell>
          <table:table-cell table:formula="of:=IF([.AD51]&lt;&gt;&quot;&quot;;[.AD51];IF([.Y51]&lt;&gt;&quot;&quot;;CONCATENATE([.X51];&quot; &quot;;[.Z51]);&quot;&quot;))">
            <text:p/>
          </table:table-cell>
          <table:table-cell table:number-columns-repeated="2"/>
          <table:table-cell table:formula="of:=IF([.F51]&lt;&gt;&quot;&quot;;IF([.AC51]=[.$AB$14];IF([.Z51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39" calcext:value-type="float">
            <text:p>39</text:p>
          </table:table-cell>
          <table:table-cell table:style-name="ce15" table:number-columns-repeated="3"/>
          <table:table-cell table:style-name="ce23"/>
          <table:table-cell table:style-name="ce23" table:formula="of:=IF(AND([.D52]=&quot;&quot;;[.E52]=&quot;&quot;;[.F52]=&quot;&quot;);&quot;&quot;;[.Q52])">
            <text:p/>
          </table:table-cell>
          <table:table-cell table:style-name="ce27" table:formula="of:=IF(COUNT([.C52:.F52])&gt;1;[.C52];IF([.J52]&lt;&gt;&quot;&quot;;COUNT([.$I$13:.I51])+1;&quot;&quot;))">
            <text:p/>
          </table:table-cell>
          <table:table-cell table:style-name="ce29" table:formula="of:=IF(COUNT([.D52:.F52])&gt;0;[.V52];&quot;&quot;)">
            <text:p/>
          </table:table-cell>
          <table:table-cell table:style-name="ce36" table:formula="of:=IF(COUNT([.D52:.F52];[.I52])&gt;1;[.D51]+[.E51]-[.E52]-[.F52];&quot;&quot;)">
            <text:p/>
          </table:table-cell>
          <table:table-cell table:style-name="ce40" table:formula="of:=[.AA52]">
            <text:p/>
          </table:table-cell>
          <table:table-cell table:number-columns-repeated="3"/>
          <table:table-cell table:style-name="ce44" table:formula="of:=[.Q52]+[.E52]+[.D52]" office:value-type="float" office:value="0" calcext:value-type="float">
            <text:p>0</text:p>
          </table:table-cell>
          <table:table-cell table:style-name="ce44" table:formula="of:=[.P51]-[.E52]-[.F52]" office:value-type="float" office:value="0" calcext:value-type="float">
            <text:p>0</text:p>
          </table:table-cell>
          <table:table-cell/>
          <table:table-cell table:formula="of:=IF([.D52]=&quot;&quot;;[.S51];[.G52])">
            <text:p/>
          </table:table-cell>
          <table:table-cell table:formula="of:=IF([.D52]=&quot;&quot;;[.T51];[.D52])">
            <text:p/>
          </table:table-cell>
          <table:table-cell table:formula="of:=IF([.S52]&lt;&gt;&quot;&quot;;[.S52]-[.T52];&quot;&quot;)">
            <text:p/>
          </table:table-cell>
          <table:table-cell table:formula="of:=IF([.Q52]&lt;&gt;&quot;&quot;;[.Q52]-[.U51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2]&lt;&gt;&quot;&quot;;COM.MICROSOFT.IFS([.V52]&gt;0;&quot;CUT&quot;;[.V52]&lt;0;&quot;FALL&quot;);&quot;&quot;)">
            <text:p/>
          </table:table-cell>
          <table:table-cell table:formula="of:=IF(SUM([.D52])&lt;&gt;0;&quot;Turning Point&quot;;&quot;&quot;)">
            <text:p/>
          </table:table-cell>
          <table:table-cell table:formula="of:=IF(COUNT([.D52:.F52])&lt;&gt;0;COUNT([.C$13:.$C51])+1;&quot;&quot;)">
            <text:p/>
          </table:table-cell>
          <table:table-cell table:formula="of:=IF([.X52]=&quot;Turning Point&quot;;COUNT([.Z$13:.$Z51])+1;&quot;&quot;)">
            <text:p/>
          </table:table-cell>
          <table:table-cell table:formula="of:=IF([.AD52]&lt;&gt;&quot;&quot;;[.AD52];IF([.Y52]&lt;&gt;&quot;&quot;;CONCATENATE([.X52];&quot; &quot;;[.Z52]);&quot;&quot;))">
            <text:p/>
          </table:table-cell>
          <table:table-cell table:number-columns-repeated="2"/>
          <table:table-cell table:formula="of:=IF([.F52]&lt;&gt;&quot;&quot;;IF([.AC52]=[.$AB$14];IF([.Z52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40" calcext:value-type="float">
            <text:p>40</text:p>
          </table:table-cell>
          <table:table-cell table:style-name="ce15" table:number-columns-repeated="3"/>
          <table:table-cell table:style-name="ce23"/>
          <table:table-cell table:style-name="ce23" table:formula="of:=IF(AND([.D53]=&quot;&quot;;[.E53]=&quot;&quot;;[.F53]=&quot;&quot;);&quot;&quot;;[.Q53])">
            <text:p/>
          </table:table-cell>
          <table:table-cell table:style-name="ce27" table:formula="of:=IF(COUNT([.C53:.F53])&gt;1;[.C53];IF([.J53]&lt;&gt;&quot;&quot;;COUNT([.$I$13:.I52])+1;&quot;&quot;))">
            <text:p/>
          </table:table-cell>
          <table:table-cell table:style-name="ce29" table:formula="of:=IF(COUNT([.D53:.F53])&gt;0;[.V53];&quot;&quot;)">
            <text:p/>
          </table:table-cell>
          <table:table-cell table:style-name="ce36" table:formula="of:=IF(COUNT([.D53:.F53];[.I53])&gt;1;[.D52]+[.E52]-[.E53]-[.F53];&quot;&quot;)">
            <text:p/>
          </table:table-cell>
          <table:table-cell table:style-name="ce40" table:formula="of:=[.AA53]">
            <text:p/>
          </table:table-cell>
          <table:table-cell table:number-columns-repeated="3"/>
          <table:table-cell table:style-name="ce44" table:formula="of:=[.Q53]+[.E53]+[.D53]" office:value-type="float" office:value="0" calcext:value-type="float">
            <text:p>0</text:p>
          </table:table-cell>
          <table:table-cell table:style-name="ce44" table:formula="of:=[.P52]-[.E53]-[.F53]" office:value-type="float" office:value="0" calcext:value-type="float">
            <text:p>0</text:p>
          </table:table-cell>
          <table:table-cell/>
          <table:table-cell table:formula="of:=IF([.D53]=&quot;&quot;;[.S52];[.G53])">
            <text:p/>
          </table:table-cell>
          <table:table-cell table:formula="of:=IF([.D53]=&quot;&quot;;[.T52];[.D53])">
            <text:p/>
          </table:table-cell>
          <table:table-cell table:formula="of:=IF([.S53]&lt;&gt;&quot;&quot;;[.S53]-[.T53];&quot;&quot;)">
            <text:p/>
          </table:table-cell>
          <table:table-cell table:formula="of:=IF([.Q53]&lt;&gt;&quot;&quot;;[.Q53]-[.U52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3]&lt;&gt;&quot;&quot;;COM.MICROSOFT.IFS([.V53]&gt;0;&quot;CUT&quot;;[.V53]&lt;0;&quot;FALL&quot;);&quot;&quot;)">
            <text:p/>
          </table:table-cell>
          <table:table-cell table:formula="of:=IF(SUM([.D53])&lt;&gt;0;&quot;Turning Point&quot;;&quot;&quot;)">
            <text:p/>
          </table:table-cell>
          <table:table-cell table:formula="of:=IF(COUNT([.D53:.F53])&lt;&gt;0;COUNT([.C$13:.$C52])+1;&quot;&quot;)">
            <text:p/>
          </table:table-cell>
          <table:table-cell table:formula="of:=IF([.X53]=&quot;Turning Point&quot;;COUNT([.Z$13:.$Z52])+1;&quot;&quot;)">
            <text:p/>
          </table:table-cell>
          <table:table-cell table:formula="of:=IF([.AD53]&lt;&gt;&quot;&quot;;[.AD53];IF([.Y53]&lt;&gt;&quot;&quot;;CONCATENATE([.X53];&quot; &quot;;[.Z53]);&quot;&quot;))">
            <text:p/>
          </table:table-cell>
          <table:table-cell table:number-columns-repeated="2"/>
          <table:table-cell table:formula="of:=IF([.F53]&lt;&gt;&quot;&quot;;IF([.AC53]=[.$AB$14];IF([.Z53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41" calcext:value-type="float">
            <text:p>41</text:p>
          </table:table-cell>
          <table:table-cell table:style-name="ce15" table:number-columns-repeated="3"/>
          <table:table-cell table:style-name="ce23"/>
          <table:table-cell table:style-name="ce23" table:formula="of:=IF(AND([.D54]=&quot;&quot;;[.E54]=&quot;&quot;;[.F54]=&quot;&quot;);&quot;&quot;;[.Q54])">
            <text:p/>
          </table:table-cell>
          <table:table-cell table:style-name="ce27" table:formula="of:=IF(COUNT([.C54:.F54])&gt;1;[.C54];IF([.J54]&lt;&gt;&quot;&quot;;COUNT([.$I$13:.I53])+1;&quot;&quot;))">
            <text:p/>
          </table:table-cell>
          <table:table-cell table:style-name="ce29" table:formula="of:=IF(COUNT([.D54:.F54])&gt;0;[.V54];&quot;&quot;)">
            <text:p/>
          </table:table-cell>
          <table:table-cell table:style-name="ce36" table:formula="of:=IF(COUNT([.D54:.F54];[.I54])&gt;1;[.D53]+[.E53]-[.E54]-[.F54];&quot;&quot;)">
            <text:p/>
          </table:table-cell>
          <table:table-cell table:style-name="ce40" table:formula="of:=[.AA54]">
            <text:p/>
          </table:table-cell>
          <table:table-cell table:number-columns-repeated="3"/>
          <table:table-cell table:style-name="ce44" table:formula="of:=[.Q54]+[.E54]+[.D54]" office:value-type="float" office:value="0" calcext:value-type="float">
            <text:p>0</text:p>
          </table:table-cell>
          <table:table-cell table:style-name="ce44" table:formula="of:=[.P53]-[.E54]-[.F54]" office:value-type="float" office:value="0" calcext:value-type="float">
            <text:p>0</text:p>
          </table:table-cell>
          <table:table-cell/>
          <table:table-cell table:formula="of:=IF([.D54]=&quot;&quot;;[.S53];[.G54])">
            <text:p/>
          </table:table-cell>
          <table:table-cell table:formula="of:=IF([.D54]=&quot;&quot;;[.T53];[.D54])">
            <text:p/>
          </table:table-cell>
          <table:table-cell table:formula="of:=IF([.S54]&lt;&gt;&quot;&quot;;[.S54]-[.T54];&quot;&quot;)">
            <text:p/>
          </table:table-cell>
          <table:table-cell table:formula="of:=IF([.Q54]&lt;&gt;&quot;&quot;;[.Q54]-[.U53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4]&lt;&gt;&quot;&quot;;COM.MICROSOFT.IFS([.V54]&gt;0;&quot;CUT&quot;;[.V54]&lt;0;&quot;FALL&quot;);&quot;&quot;)">
            <text:p/>
          </table:table-cell>
          <table:table-cell table:formula="of:=IF(SUM([.D54])&lt;&gt;0;&quot;Turning Point&quot;;&quot;&quot;)">
            <text:p/>
          </table:table-cell>
          <table:table-cell table:formula="of:=IF(COUNT([.D54:.F54])&lt;&gt;0;COUNT([.C$13:.$C53])+1;&quot;&quot;)">
            <text:p/>
          </table:table-cell>
          <table:table-cell table:formula="of:=IF([.X54]=&quot;Turning Point&quot;;COUNT([.Z$13:.$Z53])+1;&quot;&quot;)">
            <text:p/>
          </table:table-cell>
          <table:table-cell table:formula="of:=IF([.AD54]&lt;&gt;&quot;&quot;;[.AD54];IF([.Y54]&lt;&gt;&quot;&quot;;CONCATENATE([.X54];&quot; &quot;;[.Z54]);&quot;&quot;))">
            <text:p/>
          </table:table-cell>
          <table:table-cell table:number-columns-repeated="2"/>
          <table:table-cell table:formula="of:=IF([.F54]&lt;&gt;&quot;&quot;;IF([.AC54]=[.$AB$14];IF([.Z54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42" calcext:value-type="float">
            <text:p>42</text:p>
          </table:table-cell>
          <table:table-cell table:style-name="ce15" table:number-columns-repeated="3"/>
          <table:table-cell table:style-name="ce23"/>
          <table:table-cell table:style-name="ce23" table:formula="of:=IF(AND([.D55]=&quot;&quot;;[.E55]=&quot;&quot;;[.F55]=&quot;&quot;);&quot;&quot;;[.Q55])">
            <text:p/>
          </table:table-cell>
          <table:table-cell table:style-name="ce27" table:formula="of:=IF(COUNT([.C55:.F55])&gt;1;[.C55];IF([.J55]&lt;&gt;&quot;&quot;;COUNT([.$I$13:.I54])+1;&quot;&quot;))">
            <text:p/>
          </table:table-cell>
          <table:table-cell table:style-name="ce29" table:formula="of:=IF(COUNT([.D55:.F55])&gt;0;[.V55];&quot;&quot;)">
            <text:p/>
          </table:table-cell>
          <table:table-cell table:style-name="ce36" table:formula="of:=IF(COUNT([.D55:.F55];[.I55])&gt;1;[.D54]+[.E54]-[.E55]-[.F55];&quot;&quot;)">
            <text:p/>
          </table:table-cell>
          <table:table-cell table:style-name="ce40" table:formula="of:=[.AA55]">
            <text:p/>
          </table:table-cell>
          <table:table-cell table:number-columns-repeated="3"/>
          <table:table-cell table:style-name="ce44" table:formula="of:=[.Q55]+[.E55]+[.D55]" office:value-type="float" office:value="0" calcext:value-type="float">
            <text:p>0</text:p>
          </table:table-cell>
          <table:table-cell table:style-name="ce44" table:formula="of:=[.P54]-[.E55]-[.F55]" office:value-type="float" office:value="0" calcext:value-type="float">
            <text:p>0</text:p>
          </table:table-cell>
          <table:table-cell/>
          <table:table-cell table:formula="of:=IF([.D55]=&quot;&quot;;[.S54];[.G55])">
            <text:p/>
          </table:table-cell>
          <table:table-cell table:formula="of:=IF([.D55]=&quot;&quot;;[.T54];[.D55])">
            <text:p/>
          </table:table-cell>
          <table:table-cell table:formula="of:=IF([.S55]&lt;&gt;&quot;&quot;;[.S55]-[.T55];&quot;&quot;)">
            <text:p/>
          </table:table-cell>
          <table:table-cell table:formula="of:=IF([.Q55]&lt;&gt;&quot;&quot;;[.Q55]-[.U54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5]&lt;&gt;&quot;&quot;;COM.MICROSOFT.IFS([.V55]&gt;0;&quot;CUT&quot;;[.V55]&lt;0;&quot;FALL&quot;);&quot;&quot;)">
            <text:p/>
          </table:table-cell>
          <table:table-cell table:formula="of:=IF(SUM([.D55])&lt;&gt;0;&quot;Turning Point&quot;;&quot;&quot;)">
            <text:p/>
          </table:table-cell>
          <table:table-cell table:formula="of:=IF(COUNT([.D55:.F55])&lt;&gt;0;COUNT([.C$13:.$C54])+1;&quot;&quot;)">
            <text:p/>
          </table:table-cell>
          <table:table-cell table:formula="of:=IF([.X55]=&quot;Turning Point&quot;;COUNT([.Z$13:.$Z54])+1;&quot;&quot;)">
            <text:p/>
          </table:table-cell>
          <table:table-cell table:formula="of:=IF([.AD55]&lt;&gt;&quot;&quot;;[.AD55];IF([.Y55]&lt;&gt;&quot;&quot;;CONCATENATE([.X55];&quot; &quot;;[.Z55]);&quot;&quot;))">
            <text:p/>
          </table:table-cell>
          <table:table-cell table:number-columns-repeated="2"/>
          <table:table-cell table:formula="of:=IF([.F55]&lt;&gt;&quot;&quot;;IF([.AC55]=[.$AB$14];IF([.Z55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43" calcext:value-type="float">
            <text:p>43</text:p>
          </table:table-cell>
          <table:table-cell table:style-name="ce15" table:number-columns-repeated="3"/>
          <table:table-cell table:style-name="ce23"/>
          <table:table-cell table:style-name="ce23" table:formula="of:=IF(AND([.D56]=&quot;&quot;;[.E56]=&quot;&quot;;[.F56]=&quot;&quot;);&quot;&quot;;[.Q56])">
            <text:p/>
          </table:table-cell>
          <table:table-cell table:style-name="ce27" table:formula="of:=IF(COUNT([.C56:.F56])&gt;1;[.C56];IF([.J56]&lt;&gt;&quot;&quot;;COUNT([.$I$13:.I55])+1;&quot;&quot;))">
            <text:p/>
          </table:table-cell>
          <table:table-cell table:style-name="ce29" table:formula="of:=IF(COUNT([.D56:.F56])&gt;0;[.V56];&quot;&quot;)">
            <text:p/>
          </table:table-cell>
          <table:table-cell table:style-name="ce36" table:formula="of:=IF(COUNT([.D56:.F56];[.I56])&gt;1;[.D55]+[.E55]-[.E56]-[.F56];&quot;&quot;)">
            <text:p/>
          </table:table-cell>
          <table:table-cell table:style-name="ce40" table:formula="of:=[.AA56]">
            <text:p/>
          </table:table-cell>
          <table:table-cell table:number-columns-repeated="3"/>
          <table:table-cell table:style-name="ce44" table:formula="of:=[.Q56]+[.E56]+[.D56]" office:value-type="float" office:value="0" calcext:value-type="float">
            <text:p>0</text:p>
          </table:table-cell>
          <table:table-cell table:style-name="ce44" table:formula="of:=[.P55]-[.E56]-[.F56]" office:value-type="float" office:value="0" calcext:value-type="float">
            <text:p>0</text:p>
          </table:table-cell>
          <table:table-cell/>
          <table:table-cell table:formula="of:=IF([.D56]=&quot;&quot;;[.S55];[.G56])">
            <text:p/>
          </table:table-cell>
          <table:table-cell table:formula="of:=IF([.D56]=&quot;&quot;;[.T55];[.D56])">
            <text:p/>
          </table:table-cell>
          <table:table-cell table:formula="of:=IF([.S56]&lt;&gt;&quot;&quot;;[.S56]-[.T56];&quot;&quot;)">
            <text:p/>
          </table:table-cell>
          <table:table-cell table:formula="of:=IF([.Q56]&lt;&gt;&quot;&quot;;[.Q56]-[.U55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6]&lt;&gt;&quot;&quot;;COM.MICROSOFT.IFS([.V56]&gt;0;&quot;CUT&quot;;[.V56]&lt;0;&quot;FALL&quot;);&quot;&quot;)">
            <text:p/>
          </table:table-cell>
          <table:table-cell table:formula="of:=IF(SUM([.D56])&lt;&gt;0;&quot;Turning Point&quot;;&quot;&quot;)">
            <text:p/>
          </table:table-cell>
          <table:table-cell table:formula="of:=IF(COUNT([.D56:.F56])&lt;&gt;0;COUNT([.C$13:.$C55])+1;&quot;&quot;)">
            <text:p/>
          </table:table-cell>
          <table:table-cell table:formula="of:=IF([.X56]=&quot;Turning Point&quot;;COUNT([.Z$13:.$Z55])+1;&quot;&quot;)">
            <text:p/>
          </table:table-cell>
          <table:table-cell table:formula="of:=IF([.AD56]&lt;&gt;&quot;&quot;;[.AD56];IF([.Y56]&lt;&gt;&quot;&quot;;CONCATENATE([.X56];&quot; &quot;;[.Z56]);&quot;&quot;))">
            <text:p/>
          </table:table-cell>
          <table:table-cell table:number-columns-repeated="2"/>
          <table:table-cell table:formula="of:=IF([.F56]&lt;&gt;&quot;&quot;;IF([.AC56]=[.$AB$14];IF([.Z56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44" calcext:value-type="float">
            <text:p>44</text:p>
          </table:table-cell>
          <table:table-cell table:style-name="ce15" table:number-columns-repeated="3"/>
          <table:table-cell table:style-name="ce23"/>
          <table:table-cell table:style-name="ce23" table:formula="of:=IF(AND([.D57]=&quot;&quot;;[.E57]=&quot;&quot;;[.F57]=&quot;&quot;);&quot;&quot;;[.Q57])">
            <text:p/>
          </table:table-cell>
          <table:table-cell table:style-name="ce27" table:formula="of:=IF(COUNT([.C57:.F57])&gt;1;[.C57];IF([.J57]&lt;&gt;&quot;&quot;;COUNT([.$I$13:.I56])+1;&quot;&quot;))">
            <text:p/>
          </table:table-cell>
          <table:table-cell table:style-name="ce29" table:formula="of:=IF(COUNT([.D57:.F57])&gt;0;[.V57];&quot;&quot;)">
            <text:p/>
          </table:table-cell>
          <table:table-cell table:style-name="ce36" table:formula="of:=IF(COUNT([.D57:.F57];[.I57])&gt;1;[.D56]+[.E56]-[.E57]-[.F57];&quot;&quot;)">
            <text:p/>
          </table:table-cell>
          <table:table-cell table:style-name="ce40" table:formula="of:=[.AA57]">
            <text:p/>
          </table:table-cell>
          <table:table-cell table:number-columns-repeated="3"/>
          <table:table-cell table:style-name="ce44" table:formula="of:=[.Q57]+[.E57]+[.D57]" office:value-type="float" office:value="0" calcext:value-type="float">
            <text:p>0</text:p>
          </table:table-cell>
          <table:table-cell table:style-name="ce44" table:formula="of:=[.P56]-[.E57]-[.F57]" office:value-type="float" office:value="0" calcext:value-type="float">
            <text:p>0</text:p>
          </table:table-cell>
          <table:table-cell/>
          <table:table-cell table:formula="of:=IF([.D57]=&quot;&quot;;[.S56];[.G57])">
            <text:p/>
          </table:table-cell>
          <table:table-cell table:formula="of:=IF([.D57]=&quot;&quot;;[.T56];[.D57])">
            <text:p/>
          </table:table-cell>
          <table:table-cell table:formula="of:=IF([.S57]&lt;&gt;&quot;&quot;;[.S57]-[.T57];&quot;&quot;)">
            <text:p/>
          </table:table-cell>
          <table:table-cell table:formula="of:=IF([.Q57]&lt;&gt;&quot;&quot;;[.Q57]-[.U56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7]&lt;&gt;&quot;&quot;;COM.MICROSOFT.IFS([.V57]&gt;0;&quot;CUT&quot;;[.V57]&lt;0;&quot;FALL&quot;);&quot;&quot;)">
            <text:p/>
          </table:table-cell>
          <table:table-cell table:formula="of:=IF(SUM([.D57])&lt;&gt;0;&quot;Turning Point&quot;;&quot;&quot;)">
            <text:p/>
          </table:table-cell>
          <table:table-cell table:formula="of:=IF(COUNT([.D57:.F57])&lt;&gt;0;COUNT([.C$13:.$C56])+1;&quot;&quot;)">
            <text:p/>
          </table:table-cell>
          <table:table-cell table:formula="of:=IF([.X57]=&quot;Turning Point&quot;;COUNT([.Z$13:.$Z56])+1;&quot;&quot;)">
            <text:p/>
          </table:table-cell>
          <table:table-cell table:formula="of:=IF([.AD57]&lt;&gt;&quot;&quot;;[.AD57];IF([.Y57]&lt;&gt;&quot;&quot;;CONCATENATE([.X57];&quot; &quot;;[.Z57]);&quot;&quot;))">
            <text:p/>
          </table:table-cell>
          <table:table-cell table:number-columns-repeated="2"/>
          <table:table-cell table:formula="of:=IF([.F57]&lt;&gt;&quot;&quot;;IF([.AC57]=[.$AB$14];IF([.Z57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45" calcext:value-type="float">
            <text:p>45</text:p>
          </table:table-cell>
          <table:table-cell table:style-name="ce15" table:number-columns-repeated="3"/>
          <table:table-cell table:style-name="ce23"/>
          <table:table-cell table:style-name="ce23" table:formula="of:=IF(AND([.D58]=&quot;&quot;;[.E58]=&quot;&quot;;[.F58]=&quot;&quot;);&quot;&quot;;[.Q58])">
            <text:p/>
          </table:table-cell>
          <table:table-cell table:style-name="ce27" table:formula="of:=IF(COUNT([.C58:.F58])&gt;1;[.C58];IF([.J58]&lt;&gt;&quot;&quot;;COUNT([.$I$13:.I57])+1;&quot;&quot;))">
            <text:p/>
          </table:table-cell>
          <table:table-cell table:style-name="ce29" table:formula="of:=IF(COUNT([.D58:.F58])&gt;0;[.V58];&quot;&quot;)">
            <text:p/>
          </table:table-cell>
          <table:table-cell table:style-name="ce36" table:formula="of:=IF(COUNT([.D58:.F58];[.I58])&gt;1;[.D57]+[.E57]-[.E58]-[.F58];&quot;&quot;)">
            <text:p/>
          </table:table-cell>
          <table:table-cell table:style-name="ce40" table:formula="of:=[.AA58]">
            <text:p/>
          </table:table-cell>
          <table:table-cell table:number-columns-repeated="3"/>
          <table:table-cell table:style-name="ce44" table:formula="of:=[.Q58]+[.E58]+[.D58]" office:value-type="float" office:value="0" calcext:value-type="float">
            <text:p>0</text:p>
          </table:table-cell>
          <table:table-cell table:style-name="ce44" table:formula="of:=[.P57]-[.E58]-[.F58]" office:value-type="float" office:value="0" calcext:value-type="float">
            <text:p>0</text:p>
          </table:table-cell>
          <table:table-cell/>
          <table:table-cell table:formula="of:=IF([.D58]=&quot;&quot;;[.S57];[.G58])">
            <text:p/>
          </table:table-cell>
          <table:table-cell table:formula="of:=IF([.D58]=&quot;&quot;;[.T57];[.D58])">
            <text:p/>
          </table:table-cell>
          <table:table-cell table:formula="of:=IF([.S58]&lt;&gt;&quot;&quot;;[.S58]-[.T58];&quot;&quot;)">
            <text:p/>
          </table:table-cell>
          <table:table-cell table:formula="of:=IF([.Q58]&lt;&gt;&quot;&quot;;[.Q58]-[.U57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8]&lt;&gt;&quot;&quot;;COM.MICROSOFT.IFS([.V58]&gt;0;&quot;CUT&quot;;[.V58]&lt;0;&quot;FALL&quot;);&quot;&quot;)">
            <text:p/>
          </table:table-cell>
          <table:table-cell table:formula="of:=IF(SUM([.D58])&lt;&gt;0;&quot;Turning Point&quot;;&quot;&quot;)">
            <text:p/>
          </table:table-cell>
          <table:table-cell table:formula="of:=IF(COUNT([.D58:.F58])&lt;&gt;0;COUNT([.C$13:.$C57])+1;&quot;&quot;)">
            <text:p/>
          </table:table-cell>
          <table:table-cell table:formula="of:=IF([.X58]=&quot;Turning Point&quot;;COUNT([.Z$13:.$Z57])+1;&quot;&quot;)">
            <text:p/>
          </table:table-cell>
          <table:table-cell table:formula="of:=IF([.AD58]&lt;&gt;&quot;&quot;;[.AD58];IF([.Y58]&lt;&gt;&quot;&quot;;CONCATENATE([.X58];&quot; &quot;;[.Z58]);&quot;&quot;))">
            <text:p/>
          </table:table-cell>
          <table:table-cell table:number-columns-repeated="2"/>
          <table:table-cell table:formula="of:=IF([.F58]&lt;&gt;&quot;&quot;;IF([.AC58]=[.$AB$14];IF([.Z58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46" calcext:value-type="float">
            <text:p>46</text:p>
          </table:table-cell>
          <table:table-cell table:style-name="ce15" table:number-columns-repeated="3"/>
          <table:table-cell table:style-name="ce23"/>
          <table:table-cell table:style-name="ce23" table:formula="of:=IF(AND([.D59]=&quot;&quot;;[.E59]=&quot;&quot;;[.F59]=&quot;&quot;);&quot;&quot;;[.Q59])">
            <text:p/>
          </table:table-cell>
          <table:table-cell table:style-name="ce27" table:formula="of:=IF(COUNT([.C59:.F59])&gt;1;[.C59];IF([.J59]&lt;&gt;&quot;&quot;;COUNT([.$I$13:.I58])+1;&quot;&quot;))">
            <text:p/>
          </table:table-cell>
          <table:table-cell table:style-name="ce29" table:formula="of:=IF(COUNT([.D59:.F59])&gt;0;[.V59];&quot;&quot;)">
            <text:p/>
          </table:table-cell>
          <table:table-cell table:style-name="ce36" table:formula="of:=IF(COUNT([.D59:.F59];[.I59])&gt;1;[.D58]+[.E58]-[.E59]-[.F59];&quot;&quot;)">
            <text:p/>
          </table:table-cell>
          <table:table-cell table:style-name="ce40" table:formula="of:=[.AA59]">
            <text:p/>
          </table:table-cell>
          <table:table-cell table:number-columns-repeated="3"/>
          <table:table-cell table:style-name="ce44" table:formula="of:=[.Q59]+[.E59]+[.D59]" office:value-type="float" office:value="0" calcext:value-type="float">
            <text:p>0</text:p>
          </table:table-cell>
          <table:table-cell table:style-name="ce44" table:formula="of:=[.P58]-[.E59]-[.F59]" office:value-type="float" office:value="0" calcext:value-type="float">
            <text:p>0</text:p>
          </table:table-cell>
          <table:table-cell/>
          <table:table-cell table:formula="of:=IF([.D59]=&quot;&quot;;[.S58];[.G59])">
            <text:p/>
          </table:table-cell>
          <table:table-cell table:formula="of:=IF([.D59]=&quot;&quot;;[.T58];[.D59])">
            <text:p/>
          </table:table-cell>
          <table:table-cell table:formula="of:=IF([.S59]&lt;&gt;&quot;&quot;;[.S59]-[.T59];&quot;&quot;)">
            <text:p/>
          </table:table-cell>
          <table:table-cell table:formula="of:=IF([.Q59]&lt;&gt;&quot;&quot;;[.Q59]-[.U58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59]&lt;&gt;&quot;&quot;;COM.MICROSOFT.IFS([.V59]&gt;0;&quot;CUT&quot;;[.V59]&lt;0;&quot;FALL&quot;);&quot;&quot;)">
            <text:p/>
          </table:table-cell>
          <table:table-cell table:formula="of:=IF(SUM([.D59])&lt;&gt;0;&quot;Turning Point&quot;;&quot;&quot;)">
            <text:p/>
          </table:table-cell>
          <table:table-cell table:formula="of:=IF(COUNT([.D59:.F59])&lt;&gt;0;COUNT([.C$13:.$C58])+1;&quot;&quot;)">
            <text:p/>
          </table:table-cell>
          <table:table-cell table:formula="of:=IF([.X59]=&quot;Turning Point&quot;;COUNT([.Z$13:.$Z58])+1;&quot;&quot;)">
            <text:p/>
          </table:table-cell>
          <table:table-cell table:formula="of:=IF([.AD59]&lt;&gt;&quot;&quot;;[.AD59];IF([.Y59]&lt;&gt;&quot;&quot;;CONCATENATE([.X59];&quot; &quot;;[.Z59]);&quot;&quot;))">
            <text:p/>
          </table:table-cell>
          <table:table-cell table:number-columns-repeated="2"/>
          <table:table-cell table:formula="of:=IF([.F59]&lt;&gt;&quot;&quot;;IF([.AC59]=[.$AB$14];IF([.Z59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47" calcext:value-type="float">
            <text:p>47</text:p>
          </table:table-cell>
          <table:table-cell table:style-name="ce15" table:number-columns-repeated="3"/>
          <table:table-cell table:style-name="ce23"/>
          <table:table-cell table:style-name="ce23" table:formula="of:=IF(AND([.D60]=&quot;&quot;;[.E60]=&quot;&quot;;[.F60]=&quot;&quot;);&quot;&quot;;[.Q60])">
            <text:p/>
          </table:table-cell>
          <table:table-cell table:style-name="ce27" table:formula="of:=IF(COUNT([.C60:.F60])&gt;1;[.C60];IF([.J60]&lt;&gt;&quot;&quot;;COUNT([.$I$13:.I59])+1;&quot;&quot;))">
            <text:p/>
          </table:table-cell>
          <table:table-cell table:style-name="ce29" table:formula="of:=IF(COUNT([.D60:.F60])&gt;0;[.V60];&quot;&quot;)">
            <text:p/>
          </table:table-cell>
          <table:table-cell table:style-name="ce36" table:formula="of:=IF(COUNT([.D60:.F60];[.I60])&gt;1;[.D59]+[.E59]-[.E60]-[.F60];&quot;&quot;)">
            <text:p/>
          </table:table-cell>
          <table:table-cell table:style-name="ce40" table:formula="of:=[.AA60]">
            <text:p/>
          </table:table-cell>
          <table:table-cell table:number-columns-repeated="3"/>
          <table:table-cell table:style-name="ce44" table:formula="of:=[.Q60]+[.E60]+[.D60]" office:value-type="float" office:value="0" calcext:value-type="float">
            <text:p>0</text:p>
          </table:table-cell>
          <table:table-cell table:style-name="ce44" table:formula="of:=[.P59]-[.E60]-[.F60]" office:value-type="float" office:value="0" calcext:value-type="float">
            <text:p>0</text:p>
          </table:table-cell>
          <table:table-cell/>
          <table:table-cell table:formula="of:=IF([.D60]=&quot;&quot;;[.S59];[.G60])">
            <text:p/>
          </table:table-cell>
          <table:table-cell table:formula="of:=IF([.D60]=&quot;&quot;;[.T59];[.D60])">
            <text:p/>
          </table:table-cell>
          <table:table-cell table:formula="of:=IF([.S60]&lt;&gt;&quot;&quot;;[.S60]-[.T60];&quot;&quot;)">
            <text:p/>
          </table:table-cell>
          <table:table-cell table:formula="of:=IF([.Q60]&lt;&gt;&quot;&quot;;[.Q60]-[.U59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0]&lt;&gt;&quot;&quot;;COM.MICROSOFT.IFS([.V60]&gt;0;&quot;CUT&quot;;[.V60]&lt;0;&quot;FALL&quot;);&quot;&quot;)">
            <text:p/>
          </table:table-cell>
          <table:table-cell table:formula="of:=IF(SUM([.D60])&lt;&gt;0;&quot;Turning Point&quot;;&quot;&quot;)">
            <text:p/>
          </table:table-cell>
          <table:table-cell table:formula="of:=IF(COUNT([.D60:.F60])&lt;&gt;0;COUNT([.C$13:.$C59])+1;&quot;&quot;)">
            <text:p/>
          </table:table-cell>
          <table:table-cell table:formula="of:=IF([.X60]=&quot;Turning Point&quot;;COUNT([.Z$13:.$Z59])+1;&quot;&quot;)">
            <text:p/>
          </table:table-cell>
          <table:table-cell table:formula="of:=IF([.AD60]&lt;&gt;&quot;&quot;;[.AD60];IF([.Y60]&lt;&gt;&quot;&quot;;CONCATENATE([.X60];&quot; &quot;;[.Z60]);&quot;&quot;))">
            <text:p/>
          </table:table-cell>
          <table:table-cell table:number-columns-repeated="2"/>
          <table:table-cell table:formula="of:=IF([.F60]&lt;&gt;&quot;&quot;;IF([.AC60]=[.$AB$14];IF([.Z60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48" calcext:value-type="float">
            <text:p>48</text:p>
          </table:table-cell>
          <table:table-cell table:style-name="ce15" table:number-columns-repeated="3"/>
          <table:table-cell table:style-name="ce23"/>
          <table:table-cell table:style-name="ce23" table:formula="of:=IF(AND([.D61]=&quot;&quot;;[.E61]=&quot;&quot;;[.F61]=&quot;&quot;);&quot;&quot;;[.Q61])">
            <text:p/>
          </table:table-cell>
          <table:table-cell table:style-name="ce27" table:formula="of:=IF(COUNT([.C61:.F61])&gt;1;[.C61];IF([.J61]&lt;&gt;&quot;&quot;;COUNT([.$I$13:.I60])+1;&quot;&quot;))">
            <text:p/>
          </table:table-cell>
          <table:table-cell table:style-name="ce29" table:formula="of:=IF(COUNT([.D61:.F61])&gt;0;[.V61];&quot;&quot;)">
            <text:p/>
          </table:table-cell>
          <table:table-cell table:style-name="ce36" table:formula="of:=IF(COUNT([.D61:.F61];[.I61])&gt;1;[.D60]+[.E60]-[.E61]-[.F61];&quot;&quot;)">
            <text:p/>
          </table:table-cell>
          <table:table-cell table:style-name="ce40" table:formula="of:=[.AA61]">
            <text:p/>
          </table:table-cell>
          <table:table-cell table:number-columns-repeated="3"/>
          <table:table-cell table:style-name="ce44" table:formula="of:=[.Q61]+[.E61]+[.D61]" office:value-type="float" office:value="0" calcext:value-type="float">
            <text:p>0</text:p>
          </table:table-cell>
          <table:table-cell table:style-name="ce44" table:formula="of:=[.P60]-[.E61]-[.F61]" office:value-type="float" office:value="0" calcext:value-type="float">
            <text:p>0</text:p>
          </table:table-cell>
          <table:table-cell/>
          <table:table-cell table:formula="of:=IF([.D61]=&quot;&quot;;[.S60];[.G61])">
            <text:p/>
          </table:table-cell>
          <table:table-cell table:formula="of:=IF([.D61]=&quot;&quot;;[.T60];[.D61])">
            <text:p/>
          </table:table-cell>
          <table:table-cell table:formula="of:=IF([.S61]&lt;&gt;&quot;&quot;;[.S61]-[.T61];&quot;&quot;)">
            <text:p/>
          </table:table-cell>
          <table:table-cell table:formula="of:=IF([.Q61]&lt;&gt;&quot;&quot;;[.Q61]-[.U60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1]&lt;&gt;&quot;&quot;;COM.MICROSOFT.IFS([.V61]&gt;0;&quot;CUT&quot;;[.V61]&lt;0;&quot;FALL&quot;);&quot;&quot;)">
            <text:p/>
          </table:table-cell>
          <table:table-cell table:formula="of:=IF(SUM([.D61])&lt;&gt;0;&quot;Turning Point&quot;;&quot;&quot;)">
            <text:p/>
          </table:table-cell>
          <table:table-cell table:formula="of:=IF(COUNT([.D61:.F61])&lt;&gt;0;COUNT([.C$13:.$C60])+1;&quot;&quot;)">
            <text:p/>
          </table:table-cell>
          <table:table-cell table:formula="of:=IF([.X61]=&quot;Turning Point&quot;;COUNT([.Z$13:.$Z60])+1;&quot;&quot;)">
            <text:p/>
          </table:table-cell>
          <table:table-cell table:formula="of:=IF([.AD61]&lt;&gt;&quot;&quot;;[.AD61];IF([.Y61]&lt;&gt;&quot;&quot;;CONCATENATE([.X61];&quot; &quot;;[.Z61]);&quot;&quot;))">
            <text:p/>
          </table:table-cell>
          <table:table-cell table:number-columns-repeated="2"/>
          <table:table-cell table:formula="of:=IF([.F61]&lt;&gt;&quot;&quot;;IF([.AC61]=[.$AB$14];IF([.Z61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49" calcext:value-type="float">
            <text:p>49</text:p>
          </table:table-cell>
          <table:table-cell table:style-name="ce15" table:number-columns-repeated="3"/>
          <table:table-cell table:style-name="ce23"/>
          <table:table-cell table:style-name="ce23" table:formula="of:=IF(AND([.D62]=&quot;&quot;;[.E62]=&quot;&quot;;[.F62]=&quot;&quot;);&quot;&quot;;[.Q62])">
            <text:p/>
          </table:table-cell>
          <table:table-cell table:style-name="ce27" table:formula="of:=IF(COUNT([.C62:.F62])&gt;1;[.C62];IF([.J62]&lt;&gt;&quot;&quot;;COUNT([.$I$13:.I61])+1;&quot;&quot;))">
            <text:p/>
          </table:table-cell>
          <table:table-cell table:style-name="ce29" table:formula="of:=IF(COUNT([.D62:.F62])&gt;0;[.V62];&quot;&quot;)">
            <text:p/>
          </table:table-cell>
          <table:table-cell table:style-name="ce36" table:formula="of:=IF(COUNT([.D62:.F62];[.I62])&gt;1;[.D61]+[.E61]-[.E62]-[.F62];&quot;&quot;)">
            <text:p/>
          </table:table-cell>
          <table:table-cell table:style-name="ce40" table:formula="of:=[.AA62]">
            <text:p/>
          </table:table-cell>
          <table:table-cell table:number-columns-repeated="3"/>
          <table:table-cell table:style-name="ce44" table:formula="of:=[.Q62]+[.E62]+[.D62]" office:value-type="float" office:value="0" calcext:value-type="float">
            <text:p>0</text:p>
          </table:table-cell>
          <table:table-cell table:style-name="ce44" table:formula="of:=[.P61]-[.E62]-[.F62]" office:value-type="float" office:value="0" calcext:value-type="float">
            <text:p>0</text:p>
          </table:table-cell>
          <table:table-cell/>
          <table:table-cell table:formula="of:=IF([.D62]=&quot;&quot;;[.S61];[.G62])">
            <text:p/>
          </table:table-cell>
          <table:table-cell table:formula="of:=IF([.D62]=&quot;&quot;;[.T61];[.D62])">
            <text:p/>
          </table:table-cell>
          <table:table-cell table:formula="of:=IF([.S62]&lt;&gt;&quot;&quot;;[.S62]-[.T62];&quot;&quot;)">
            <text:p/>
          </table:table-cell>
          <table:table-cell table:formula="of:=IF([.Q62]&lt;&gt;&quot;&quot;;[.Q62]-[.U61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2]&lt;&gt;&quot;&quot;;COM.MICROSOFT.IFS([.V62]&gt;0;&quot;CUT&quot;;[.V62]&lt;0;&quot;FALL&quot;);&quot;&quot;)">
            <text:p/>
          </table:table-cell>
          <table:table-cell table:formula="of:=IF(SUM([.D62])&lt;&gt;0;&quot;Turning Point&quot;;&quot;&quot;)">
            <text:p/>
          </table:table-cell>
          <table:table-cell table:formula="of:=IF(COUNT([.D62:.F62])&lt;&gt;0;COUNT([.C$13:.$C61])+1;&quot;&quot;)">
            <text:p/>
          </table:table-cell>
          <table:table-cell table:formula="of:=IF([.X62]=&quot;Turning Point&quot;;COUNT([.Z$13:.$Z61])+1;&quot;&quot;)">
            <text:p/>
          </table:table-cell>
          <table:table-cell table:formula="of:=IF([.AD62]&lt;&gt;&quot;&quot;;[.AD62];IF([.Y62]&lt;&gt;&quot;&quot;;CONCATENATE([.X62];&quot; &quot;;[.Z62]);&quot;&quot;))">
            <text:p/>
          </table:table-cell>
          <table:table-cell table:number-columns-repeated="2"/>
          <table:table-cell table:formula="of:=IF([.F62]&lt;&gt;&quot;&quot;;IF([.AC62]=[.$AB$14];IF([.Z62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50" calcext:value-type="float">
            <text:p>50</text:p>
          </table:table-cell>
          <table:table-cell table:style-name="ce15" table:number-columns-repeated="3"/>
          <table:table-cell table:style-name="ce23"/>
          <table:table-cell table:style-name="ce23" table:formula="of:=IF(AND([.D63]=&quot;&quot;;[.E63]=&quot;&quot;;[.F63]=&quot;&quot;);&quot;&quot;;[.Q63])">
            <text:p/>
          </table:table-cell>
          <table:table-cell table:style-name="ce27" table:formula="of:=IF(COUNT([.C63:.F63])&gt;1;[.C63];IF([.J63]&lt;&gt;&quot;&quot;;COUNT([.$I$13:.I62])+1;&quot;&quot;))">
            <text:p/>
          </table:table-cell>
          <table:table-cell table:style-name="ce29" table:formula="of:=IF(COUNT([.D63:.F63])&gt;0;[.V63];&quot;&quot;)">
            <text:p/>
          </table:table-cell>
          <table:table-cell table:style-name="ce36" table:formula="of:=IF(COUNT([.D63:.F63];[.I63])&gt;1;[.D62]+[.E62]-[.E63]-[.F63];&quot;&quot;)">
            <text:p/>
          </table:table-cell>
          <table:table-cell table:style-name="ce40" table:formula="of:=[.AA63]">
            <text:p/>
          </table:table-cell>
          <table:table-cell table:number-columns-repeated="3"/>
          <table:table-cell table:style-name="ce44" table:formula="of:=[.Q63]+[.E63]+[.D63]" office:value-type="float" office:value="0" calcext:value-type="float">
            <text:p>0</text:p>
          </table:table-cell>
          <table:table-cell table:style-name="ce44" table:formula="of:=[.P62]-[.E63]-[.F63]" office:value-type="float" office:value="0" calcext:value-type="float">
            <text:p>0</text:p>
          </table:table-cell>
          <table:table-cell/>
          <table:table-cell table:formula="of:=IF([.D63]=&quot;&quot;;[.S62];[.G63])">
            <text:p/>
          </table:table-cell>
          <table:table-cell table:formula="of:=IF([.D63]=&quot;&quot;;[.T62];[.D63])">
            <text:p/>
          </table:table-cell>
          <table:table-cell table:formula="of:=IF([.S63]&lt;&gt;&quot;&quot;;[.S63]-[.T63];&quot;&quot;)">
            <text:p/>
          </table:table-cell>
          <table:table-cell table:formula="of:=IF([.Q63]&lt;&gt;&quot;&quot;;[.Q63]-[.U62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3]&lt;&gt;&quot;&quot;;COM.MICROSOFT.IFS([.V63]&gt;0;&quot;CUT&quot;;[.V63]&lt;0;&quot;FALL&quot;);&quot;&quot;)">
            <text:p/>
          </table:table-cell>
          <table:table-cell table:formula="of:=IF(SUM([.D63])&lt;&gt;0;&quot;Turning Point&quot;;&quot;&quot;)">
            <text:p/>
          </table:table-cell>
          <table:table-cell table:formula="of:=IF(COUNT([.D63:.F63])&lt;&gt;0;COUNT([.C$13:.$C62])+1;&quot;&quot;)">
            <text:p/>
          </table:table-cell>
          <table:table-cell table:formula="of:=IF([.X63]=&quot;Turning Point&quot;;COUNT([.Z$13:.$Z62])+1;&quot;&quot;)">
            <text:p/>
          </table:table-cell>
          <table:table-cell table:formula="of:=IF([.AD63]&lt;&gt;&quot;&quot;;[.AD63];IF([.Y63]&lt;&gt;&quot;&quot;;CONCATENATE([.X63];&quot; &quot;;[.Z63]);&quot;&quot;))">
            <text:p/>
          </table:table-cell>
          <table:table-cell table:number-columns-repeated="2"/>
          <table:table-cell table:formula="of:=IF([.F63]&lt;&gt;&quot;&quot;;IF([.AC63]=[.$AB$14];IF([.Z63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51" calcext:value-type="float">
            <text:p>51</text:p>
          </table:table-cell>
          <table:table-cell table:style-name="ce15" table:number-columns-repeated="3"/>
          <table:table-cell table:style-name="ce23"/>
          <table:table-cell table:style-name="ce23" table:formula="of:=IF(AND([.D64]=&quot;&quot;;[.E64]=&quot;&quot;;[.F64]=&quot;&quot;);&quot;&quot;;[.Q64])">
            <text:p/>
          </table:table-cell>
          <table:table-cell table:style-name="ce27" table:formula="of:=IF(COUNT([.C64:.F64])&gt;1;[.C64];IF([.J64]&lt;&gt;&quot;&quot;;COUNT([.$I$13:.I63])+1;&quot;&quot;))">
            <text:p/>
          </table:table-cell>
          <table:table-cell table:style-name="ce29" table:formula="of:=IF(COUNT([.D64:.F64])&gt;0;[.V64];&quot;&quot;)">
            <text:p/>
          </table:table-cell>
          <table:table-cell table:style-name="ce36" table:formula="of:=IF(COUNT([.D64:.F64];[.I64])&gt;1;[.D63]+[.E63]-[.E64]-[.F64];&quot;&quot;)">
            <text:p/>
          </table:table-cell>
          <table:table-cell table:style-name="ce40" table:formula="of:=[.AA64]">
            <text:p/>
          </table:table-cell>
          <table:table-cell table:number-columns-repeated="3"/>
          <table:table-cell table:style-name="ce44" table:formula="of:=[.Q64]+[.E64]+[.D64]" office:value-type="float" office:value="0" calcext:value-type="float">
            <text:p>0</text:p>
          </table:table-cell>
          <table:table-cell table:style-name="ce44" table:formula="of:=[.P63]-[.E64]-[.F64]" office:value-type="float" office:value="0" calcext:value-type="float">
            <text:p>0</text:p>
          </table:table-cell>
          <table:table-cell/>
          <table:table-cell table:formula="of:=IF([.D64]=&quot;&quot;;[.S63];[.G64])">
            <text:p/>
          </table:table-cell>
          <table:table-cell table:formula="of:=IF([.D64]=&quot;&quot;;[.T63];[.D64])">
            <text:p/>
          </table:table-cell>
          <table:table-cell table:formula="of:=IF([.S64]&lt;&gt;&quot;&quot;;[.S64]-[.T64];&quot;&quot;)">
            <text:p/>
          </table:table-cell>
          <table:table-cell table:formula="of:=IF([.Q64]&lt;&gt;&quot;&quot;;[.Q64]-[.U63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4]&lt;&gt;&quot;&quot;;COM.MICROSOFT.IFS([.V64]&gt;0;&quot;CUT&quot;;[.V64]&lt;0;&quot;FALL&quot;);&quot;&quot;)">
            <text:p/>
          </table:table-cell>
          <table:table-cell table:formula="of:=IF(SUM([.D64])&lt;&gt;0;&quot;Turning Point&quot;;&quot;&quot;)">
            <text:p/>
          </table:table-cell>
          <table:table-cell table:formula="of:=IF(COUNT([.D64:.F64])&lt;&gt;0;COUNT([.C$13:.$C63])+1;&quot;&quot;)">
            <text:p/>
          </table:table-cell>
          <table:table-cell table:formula="of:=IF([.X64]=&quot;Turning Point&quot;;COUNT([.Z$13:.$Z63])+1;&quot;&quot;)">
            <text:p/>
          </table:table-cell>
          <table:table-cell table:formula="of:=IF([.AD64]&lt;&gt;&quot;&quot;;[.AD64];IF([.Y64]&lt;&gt;&quot;&quot;;CONCATENATE([.X64];&quot; &quot;;[.Z64]);&quot;&quot;))">
            <text:p/>
          </table:table-cell>
          <table:table-cell table:number-columns-repeated="2"/>
          <table:table-cell table:formula="of:=IF([.F64]&lt;&gt;&quot;&quot;;IF([.AC64]=[.$AB$14];IF([.Z64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52" calcext:value-type="float">
            <text:p>52</text:p>
          </table:table-cell>
          <table:table-cell table:style-name="ce15" table:number-columns-repeated="3"/>
          <table:table-cell table:style-name="ce23"/>
          <table:table-cell table:style-name="ce23" table:formula="of:=IF(AND([.D65]=&quot;&quot;;[.E65]=&quot;&quot;;[.F65]=&quot;&quot;);&quot;&quot;;[.Q65])">
            <text:p/>
          </table:table-cell>
          <table:table-cell table:style-name="ce27" table:formula="of:=IF(COUNT([.C65:.F65])&gt;1;[.C65];IF([.J65]&lt;&gt;&quot;&quot;;COUNT([.$I$13:.I64])+1;&quot;&quot;))">
            <text:p/>
          </table:table-cell>
          <table:table-cell table:style-name="ce29" table:formula="of:=IF(COUNT([.D65:.F65])&gt;0;[.V65];&quot;&quot;)">
            <text:p/>
          </table:table-cell>
          <table:table-cell table:style-name="ce36" table:formula="of:=IF(COUNT([.D65:.F65];[.I65])&gt;1;[.D64]+[.E64]-[.E65]-[.F65];&quot;&quot;)">
            <text:p/>
          </table:table-cell>
          <table:table-cell table:style-name="ce40" table:formula="of:=[.AA65]">
            <text:p/>
          </table:table-cell>
          <table:table-cell table:number-columns-repeated="3"/>
          <table:table-cell table:style-name="ce44" table:formula="of:=[.Q65]+[.E65]+[.D65]" office:value-type="float" office:value="0" calcext:value-type="float">
            <text:p>0</text:p>
          </table:table-cell>
          <table:table-cell table:style-name="ce44" table:formula="of:=[.P64]-[.E65]-[.F65]" office:value-type="float" office:value="0" calcext:value-type="float">
            <text:p>0</text:p>
          </table:table-cell>
          <table:table-cell/>
          <table:table-cell table:formula="of:=IF([.D65]=&quot;&quot;;[.S64];[.G65])">
            <text:p/>
          </table:table-cell>
          <table:table-cell table:formula="of:=IF([.D65]=&quot;&quot;;[.T64];[.D65])">
            <text:p/>
          </table:table-cell>
          <table:table-cell table:formula="of:=IF([.S65]&lt;&gt;&quot;&quot;;[.S65]-[.T65];&quot;&quot;)">
            <text:p/>
          </table:table-cell>
          <table:table-cell table:formula="of:=IF([.Q65]&lt;&gt;&quot;&quot;;[.Q65]-[.U64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5]&lt;&gt;&quot;&quot;;COM.MICROSOFT.IFS([.V65]&gt;0;&quot;CUT&quot;;[.V65]&lt;0;&quot;FALL&quot;);&quot;&quot;)">
            <text:p/>
          </table:table-cell>
          <table:table-cell table:formula="of:=IF(SUM([.D65])&lt;&gt;0;&quot;Turning Point&quot;;&quot;&quot;)">
            <text:p/>
          </table:table-cell>
          <table:table-cell table:formula="of:=IF(COUNT([.D65:.F65])&lt;&gt;0;COUNT([.C$13:.$C64])+1;&quot;&quot;)">
            <text:p/>
          </table:table-cell>
          <table:table-cell table:formula="of:=IF([.X65]=&quot;Turning Point&quot;;COUNT([.Z$13:.$Z64])+1;&quot;&quot;)">
            <text:p/>
          </table:table-cell>
          <table:table-cell table:formula="of:=IF([.AD65]&lt;&gt;&quot;&quot;;[.AD65];IF([.Y65]&lt;&gt;&quot;&quot;;CONCATENATE([.X65];&quot; &quot;;[.Z65]);&quot;&quot;))">
            <text:p/>
          </table:table-cell>
          <table:table-cell table:number-columns-repeated="2"/>
          <table:table-cell table:formula="of:=IF([.F65]&lt;&gt;&quot;&quot;;IF([.AC65]=[.$AB$14];IF([.Z65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53" calcext:value-type="float">
            <text:p>53</text:p>
          </table:table-cell>
          <table:table-cell table:style-name="ce15" table:number-columns-repeated="3"/>
          <table:table-cell table:style-name="ce23"/>
          <table:table-cell table:style-name="ce23" table:formula="of:=IF(AND([.D66]=&quot;&quot;;[.E66]=&quot;&quot;;[.F66]=&quot;&quot;);&quot;&quot;;[.Q66])">
            <text:p/>
          </table:table-cell>
          <table:table-cell table:style-name="ce27" table:formula="of:=IF(COUNT([.C66:.F66])&gt;1;[.C66];IF([.J66]&lt;&gt;&quot;&quot;;COUNT([.$I$13:.I65])+1;&quot;&quot;))">
            <text:p/>
          </table:table-cell>
          <table:table-cell table:style-name="ce29" table:formula="of:=IF(COUNT([.D66:.F66])&gt;0;[.V66];&quot;&quot;)">
            <text:p/>
          </table:table-cell>
          <table:table-cell table:style-name="ce36" table:formula="of:=IF(COUNT([.D66:.F66];[.I66])&gt;1;[.D65]+[.E65]-[.E66]-[.F66];&quot;&quot;)">
            <text:p/>
          </table:table-cell>
          <table:table-cell table:style-name="ce40" table:formula="of:=[.AA66]">
            <text:p/>
          </table:table-cell>
          <table:table-cell table:number-columns-repeated="3"/>
          <table:table-cell table:style-name="ce44" table:formula="of:=[.Q66]+[.E66]+[.D66]" office:value-type="float" office:value="0" calcext:value-type="float">
            <text:p>0</text:p>
          </table:table-cell>
          <table:table-cell table:style-name="ce44" table:formula="of:=[.P65]-[.E66]-[.F66]" office:value-type="float" office:value="0" calcext:value-type="float">
            <text:p>0</text:p>
          </table:table-cell>
          <table:table-cell/>
          <table:table-cell table:formula="of:=IF([.D66]=&quot;&quot;;[.S65];[.G66])">
            <text:p/>
          </table:table-cell>
          <table:table-cell table:formula="of:=IF([.D66]=&quot;&quot;;[.T65];[.D66])">
            <text:p/>
          </table:table-cell>
          <table:table-cell table:formula="of:=IF([.S66]&lt;&gt;&quot;&quot;;[.S66]-[.T66];&quot;&quot;)">
            <text:p/>
          </table:table-cell>
          <table:table-cell table:formula="of:=IF([.Q66]&lt;&gt;&quot;&quot;;[.Q66]-[.U65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6]&lt;&gt;&quot;&quot;;COM.MICROSOFT.IFS([.V66]&gt;0;&quot;CUT&quot;;[.V66]&lt;0;&quot;FALL&quot;);&quot;&quot;)">
            <text:p/>
          </table:table-cell>
          <table:table-cell table:formula="of:=IF(SUM([.D66])&lt;&gt;0;&quot;Turning Point&quot;;&quot;&quot;)">
            <text:p/>
          </table:table-cell>
          <table:table-cell table:formula="of:=IF(COUNT([.D66:.F66])&lt;&gt;0;COUNT([.C$13:.$C65])+1;&quot;&quot;)">
            <text:p/>
          </table:table-cell>
          <table:table-cell table:formula="of:=IF([.X66]=&quot;Turning Point&quot;;COUNT([.Z$13:.$Z65])+1;&quot;&quot;)">
            <text:p/>
          </table:table-cell>
          <table:table-cell table:formula="of:=IF([.AD66]&lt;&gt;&quot;&quot;;[.AD66];IF([.Y66]&lt;&gt;&quot;&quot;;CONCATENATE([.X66];&quot; &quot;;[.Z66]);&quot;&quot;))">
            <text:p/>
          </table:table-cell>
          <table:table-cell table:number-columns-repeated="2"/>
          <table:table-cell table:formula="of:=IF([.F66]&lt;&gt;&quot;&quot;;IF([.AC66]=[.$AB$14];IF([.Z66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54" calcext:value-type="float">
            <text:p>54</text:p>
          </table:table-cell>
          <table:table-cell table:style-name="ce15" table:number-columns-repeated="3"/>
          <table:table-cell table:style-name="ce23"/>
          <table:table-cell table:style-name="ce23" table:formula="of:=IF(AND([.D67]=&quot;&quot;;[.E67]=&quot;&quot;;[.F67]=&quot;&quot;);&quot;&quot;;[.Q67])">
            <text:p/>
          </table:table-cell>
          <table:table-cell table:style-name="ce27" table:formula="of:=IF(COUNT([.C67:.F67])&gt;1;[.C67];IF([.J67]&lt;&gt;&quot;&quot;;COUNT([.$I$13:.I66])+1;&quot;&quot;))">
            <text:p/>
          </table:table-cell>
          <table:table-cell table:style-name="ce29" table:formula="of:=IF(COUNT([.D67:.F67])&gt;0;[.V67];&quot;&quot;)">
            <text:p/>
          </table:table-cell>
          <table:table-cell table:style-name="ce36" table:formula="of:=IF(COUNT([.D67:.F67];[.I67])&gt;1;[.D66]+[.E66]-[.E67]-[.F67];&quot;&quot;)">
            <text:p/>
          </table:table-cell>
          <table:table-cell table:style-name="ce40" table:formula="of:=[.AA67]">
            <text:p/>
          </table:table-cell>
          <table:table-cell table:number-columns-repeated="3"/>
          <table:table-cell table:style-name="ce44" table:formula="of:=[.Q67]+[.E67]+[.D67]" office:value-type="float" office:value="0" calcext:value-type="float">
            <text:p>0</text:p>
          </table:table-cell>
          <table:table-cell table:style-name="ce44" table:formula="of:=[.P66]-[.E67]-[.F67]" office:value-type="float" office:value="0" calcext:value-type="float">
            <text:p>0</text:p>
          </table:table-cell>
          <table:table-cell/>
          <table:table-cell table:formula="of:=IF([.D67]=&quot;&quot;;[.S66];[.G67])">
            <text:p/>
          </table:table-cell>
          <table:table-cell table:formula="of:=IF([.D67]=&quot;&quot;;[.T66];[.D67])">
            <text:p/>
          </table:table-cell>
          <table:table-cell table:formula="of:=IF([.S67]&lt;&gt;&quot;&quot;;[.S67]-[.T67];&quot;&quot;)">
            <text:p/>
          </table:table-cell>
          <table:table-cell table:formula="of:=IF([.Q67]&lt;&gt;&quot;&quot;;[.Q67]-[.U66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7]&lt;&gt;&quot;&quot;;COM.MICROSOFT.IFS([.V67]&gt;0;&quot;CUT&quot;;[.V67]&lt;0;&quot;FALL&quot;);&quot;&quot;)">
            <text:p/>
          </table:table-cell>
          <table:table-cell table:formula="of:=IF(SUM([.D67])&lt;&gt;0;&quot;Turning Point&quot;;&quot;&quot;)">
            <text:p/>
          </table:table-cell>
          <table:table-cell table:formula="of:=IF(COUNT([.D67:.F67])&lt;&gt;0;COUNT([.C$13:.$C66])+1;&quot;&quot;)">
            <text:p/>
          </table:table-cell>
          <table:table-cell table:formula="of:=IF([.X67]=&quot;Turning Point&quot;;COUNT([.Z$13:.$Z66])+1;&quot;&quot;)">
            <text:p/>
          </table:table-cell>
          <table:table-cell table:formula="of:=IF([.AD67]&lt;&gt;&quot;&quot;;[.AD67];IF([.Y67]&lt;&gt;&quot;&quot;;CONCATENATE([.X67];&quot; &quot;;[.Z67]);&quot;&quot;))">
            <text:p/>
          </table:table-cell>
          <table:table-cell table:number-columns-repeated="2"/>
          <table:table-cell table:formula="of:=IF([.F67]&lt;&gt;&quot;&quot;;IF([.AC67]=[.$AB$14];IF([.Z67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55" calcext:value-type="float">
            <text:p>55</text:p>
          </table:table-cell>
          <table:table-cell table:style-name="ce15" table:number-columns-repeated="3"/>
          <table:table-cell table:style-name="ce23"/>
          <table:table-cell table:style-name="ce23" table:formula="of:=IF(AND([.D68]=&quot;&quot;;[.E68]=&quot;&quot;;[.F68]=&quot;&quot;);&quot;&quot;;[.Q68])">
            <text:p/>
          </table:table-cell>
          <table:table-cell table:style-name="ce27" table:formula="of:=IF(COUNT([.C68:.F68])&gt;1;[.C68];IF([.J68]&lt;&gt;&quot;&quot;;COUNT([.$I$13:.I67])+1;&quot;&quot;))">
            <text:p/>
          </table:table-cell>
          <table:table-cell table:style-name="ce29" table:formula="of:=IF(COUNT([.D68:.F68])&gt;0;[.V68];&quot;&quot;)">
            <text:p/>
          </table:table-cell>
          <table:table-cell table:style-name="ce36" table:formula="of:=IF(COUNT([.D68:.F68];[.I68])&gt;1;[.D67]+[.E67]-[.E68]-[.F68];&quot;&quot;)">
            <text:p/>
          </table:table-cell>
          <table:table-cell table:style-name="ce40" table:formula="of:=[.AA68]">
            <text:p/>
          </table:table-cell>
          <table:table-cell table:number-columns-repeated="3"/>
          <table:table-cell table:style-name="ce44" table:formula="of:=[.Q68]+[.E68]+[.D68]" office:value-type="float" office:value="0" calcext:value-type="float">
            <text:p>0</text:p>
          </table:table-cell>
          <table:table-cell table:style-name="ce44" table:formula="of:=[.P67]-[.E68]-[.F68]" office:value-type="float" office:value="0" calcext:value-type="float">
            <text:p>0</text:p>
          </table:table-cell>
          <table:table-cell/>
          <table:table-cell table:formula="of:=IF([.D68]=&quot;&quot;;[.S67];[.G68])">
            <text:p/>
          </table:table-cell>
          <table:table-cell table:formula="of:=IF([.D68]=&quot;&quot;;[.T67];[.D68])">
            <text:p/>
          </table:table-cell>
          <table:table-cell table:formula="of:=IF([.S68]&lt;&gt;&quot;&quot;;[.S68]-[.T68];&quot;&quot;)">
            <text:p/>
          </table:table-cell>
          <table:table-cell table:formula="of:=IF([.Q68]&lt;&gt;&quot;&quot;;[.Q68]-[.U67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8]&lt;&gt;&quot;&quot;;COM.MICROSOFT.IFS([.V68]&gt;0;&quot;CUT&quot;;[.V68]&lt;0;&quot;FALL&quot;);&quot;&quot;)">
            <text:p/>
          </table:table-cell>
          <table:table-cell table:formula="of:=IF(SUM([.D68])&lt;&gt;0;&quot;Turning Point&quot;;&quot;&quot;)">
            <text:p/>
          </table:table-cell>
          <table:table-cell table:formula="of:=IF(COUNT([.D68:.F68])&lt;&gt;0;COUNT([.C$13:.$C67])+1;&quot;&quot;)">
            <text:p/>
          </table:table-cell>
          <table:table-cell table:formula="of:=IF([.X68]=&quot;Turning Point&quot;;COUNT([.Z$13:.$Z67])+1;&quot;&quot;)">
            <text:p/>
          </table:table-cell>
          <table:table-cell table:formula="of:=IF([.AD68]&lt;&gt;&quot;&quot;;[.AD68];IF([.Y68]&lt;&gt;&quot;&quot;;CONCATENATE([.X68];&quot; &quot;;[.Z68]);&quot;&quot;))">
            <text:p/>
          </table:table-cell>
          <table:table-cell table:number-columns-repeated="2"/>
          <table:table-cell table:formula="of:=IF([.F68]&lt;&gt;&quot;&quot;;IF([.AC68]=[.$AB$14];IF([.Z68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56" calcext:value-type="float">
            <text:p>56</text:p>
          </table:table-cell>
          <table:table-cell table:style-name="ce15" table:number-columns-repeated="3"/>
          <table:table-cell table:style-name="ce23"/>
          <table:table-cell table:style-name="ce23" table:formula="of:=IF(AND([.D69]=&quot;&quot;;[.E69]=&quot;&quot;;[.F69]=&quot;&quot;);&quot;&quot;;[.Q69])">
            <text:p/>
          </table:table-cell>
          <table:table-cell table:style-name="ce27" table:formula="of:=IF(COUNT([.C69:.F69])&gt;1;[.C69];IF([.J69]&lt;&gt;&quot;&quot;;COUNT([.$I$13:.I68])+1;&quot;&quot;))">
            <text:p/>
          </table:table-cell>
          <table:table-cell table:style-name="ce29" table:formula="of:=IF(COUNT([.D69:.F69])&gt;0;[.V69];&quot;&quot;)">
            <text:p/>
          </table:table-cell>
          <table:table-cell table:style-name="ce36" table:formula="of:=IF(COUNT([.D69:.F69];[.I69])&gt;1;[.D68]+[.E68]-[.E69]-[.F69];&quot;&quot;)">
            <text:p/>
          </table:table-cell>
          <table:table-cell table:style-name="ce40" table:formula="of:=[.AA69]">
            <text:p/>
          </table:table-cell>
          <table:table-cell table:number-columns-repeated="3"/>
          <table:table-cell table:style-name="ce44" table:formula="of:=[.Q69]+[.E69]+[.D69]" office:value-type="float" office:value="0" calcext:value-type="float">
            <text:p>0</text:p>
          </table:table-cell>
          <table:table-cell table:style-name="ce44" table:formula="of:=[.P68]-[.E69]-[.F69]" office:value-type="float" office:value="0" calcext:value-type="float">
            <text:p>0</text:p>
          </table:table-cell>
          <table:table-cell/>
          <table:table-cell table:formula="of:=IF([.D69]=&quot;&quot;;[.S68];[.G69])">
            <text:p/>
          </table:table-cell>
          <table:table-cell table:formula="of:=IF([.D69]=&quot;&quot;;[.T68];[.D69])">
            <text:p/>
          </table:table-cell>
          <table:table-cell table:formula="of:=IF([.S69]&lt;&gt;&quot;&quot;;[.S69]-[.T69];&quot;&quot;)">
            <text:p/>
          </table:table-cell>
          <table:table-cell table:formula="of:=IF([.Q69]&lt;&gt;&quot;&quot;;[.Q69]-[.U68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69]&lt;&gt;&quot;&quot;;COM.MICROSOFT.IFS([.V69]&gt;0;&quot;CUT&quot;;[.V69]&lt;0;&quot;FALL&quot;);&quot;&quot;)">
            <text:p/>
          </table:table-cell>
          <table:table-cell table:formula="of:=IF(SUM([.D69])&lt;&gt;0;&quot;Turning Point&quot;;&quot;&quot;)">
            <text:p/>
          </table:table-cell>
          <table:table-cell table:formula="of:=IF(COUNT([.D69:.F69])&lt;&gt;0;COUNT([.C$13:.$C68])+1;&quot;&quot;)">
            <text:p/>
          </table:table-cell>
          <table:table-cell table:formula="of:=IF([.X69]=&quot;Turning Point&quot;;COUNT([.Z$13:.$Z68])+1;&quot;&quot;)">
            <text:p/>
          </table:table-cell>
          <table:table-cell table:formula="of:=IF([.AD69]&lt;&gt;&quot;&quot;;[.AD69];IF([.Y69]&lt;&gt;&quot;&quot;;CONCATENATE([.X69];&quot; &quot;;[.Z69]);&quot;&quot;))">
            <text:p/>
          </table:table-cell>
          <table:table-cell table:number-columns-repeated="2"/>
          <table:table-cell table:formula="of:=IF([.F69]&lt;&gt;&quot;&quot;;IF([.AC69]=[.$AB$14];IF([.Z69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57" calcext:value-type="float">
            <text:p>57</text:p>
          </table:table-cell>
          <table:table-cell table:style-name="ce15" table:number-columns-repeated="3"/>
          <table:table-cell table:style-name="ce23"/>
          <table:table-cell table:style-name="ce23" table:formula="of:=IF(AND([.D70]=&quot;&quot;;[.E70]=&quot;&quot;;[.F70]=&quot;&quot;);&quot;&quot;;[.Q70])">
            <text:p/>
          </table:table-cell>
          <table:table-cell table:style-name="ce27" table:formula="of:=IF(COUNT([.C70:.F70])&gt;1;[.C70];IF([.J70]&lt;&gt;&quot;&quot;;COUNT([.$I$13:.I69])+1;&quot;&quot;))">
            <text:p/>
          </table:table-cell>
          <table:table-cell table:style-name="ce29" table:formula="of:=IF(COUNT([.D70:.F70])&gt;0;[.V70];&quot;&quot;)">
            <text:p/>
          </table:table-cell>
          <table:table-cell table:style-name="ce36" table:formula="of:=IF(COUNT([.D70:.F70];[.I70])&gt;1;[.D69]+[.E69]-[.E70]-[.F70];&quot;&quot;)">
            <text:p/>
          </table:table-cell>
          <table:table-cell table:style-name="ce40" table:formula="of:=[.AA70]">
            <text:p/>
          </table:table-cell>
          <table:table-cell table:number-columns-repeated="3"/>
          <table:table-cell table:style-name="ce44" table:formula="of:=[.Q70]+[.E70]+[.D70]" office:value-type="float" office:value="0" calcext:value-type="float">
            <text:p>0</text:p>
          </table:table-cell>
          <table:table-cell table:style-name="ce44" table:formula="of:=[.P69]-[.E70]-[.F70]" office:value-type="float" office:value="0" calcext:value-type="float">
            <text:p>0</text:p>
          </table:table-cell>
          <table:table-cell/>
          <table:table-cell table:formula="of:=IF([.D70]=&quot;&quot;;[.S69];[.G70])">
            <text:p/>
          </table:table-cell>
          <table:table-cell table:formula="of:=IF([.D70]=&quot;&quot;;[.T69];[.D70])">
            <text:p/>
          </table:table-cell>
          <table:table-cell table:formula="of:=IF([.S70]&lt;&gt;&quot;&quot;;[.S70]-[.T70];&quot;&quot;)">
            <text:p/>
          </table:table-cell>
          <table:table-cell table:formula="of:=IF([.Q70]&lt;&gt;&quot;&quot;;[.Q70]-[.U69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70]&lt;&gt;&quot;&quot;;COM.MICROSOFT.IFS([.V70]&gt;0;&quot;CUT&quot;;[.V70]&lt;0;&quot;FALL&quot;);&quot;&quot;)">
            <text:p/>
          </table:table-cell>
          <table:table-cell table:formula="of:=IF(SUM([.D70])&lt;&gt;0;&quot;Turning Point&quot;;&quot;&quot;)">
            <text:p/>
          </table:table-cell>
          <table:table-cell table:formula="of:=IF(COUNT([.D70:.F70])&lt;&gt;0;COUNT([.C$13:.$C69])+1;&quot;&quot;)">
            <text:p/>
          </table:table-cell>
          <table:table-cell table:formula="of:=IF([.X70]=&quot;Turning Point&quot;;COUNT([.Z$13:.$Z69])+1;&quot;&quot;)">
            <text:p/>
          </table:table-cell>
          <table:table-cell table:formula="of:=IF([.AD70]&lt;&gt;&quot;&quot;;[.AD70];IF([.Y70]&lt;&gt;&quot;&quot;;CONCATENATE([.X70];&quot; &quot;;[.Z70]);&quot;&quot;))">
            <text:p/>
          </table:table-cell>
          <table:table-cell table:number-columns-repeated="2"/>
          <table:table-cell table:formula="of:=IF([.F70]&lt;&gt;&quot;&quot;;IF([.AC70]=[.$AB$14];IF([.Z70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58" calcext:value-type="float">
            <text:p>58</text:p>
          </table:table-cell>
          <table:table-cell table:style-name="ce15" table:number-columns-repeated="3"/>
          <table:table-cell table:style-name="ce23"/>
          <table:table-cell table:style-name="ce23" table:formula="of:=IF(AND([.D71]=&quot;&quot;;[.E71]=&quot;&quot;;[.F71]=&quot;&quot;);&quot;&quot;;[.Q71])">
            <text:p/>
          </table:table-cell>
          <table:table-cell table:style-name="ce27" table:formula="of:=IF(COUNT([.C71:.F71])&gt;1;[.C71];IF([.J71]&lt;&gt;&quot;&quot;;COUNT([.$I$13:.I70])+1;&quot;&quot;))">
            <text:p/>
          </table:table-cell>
          <table:table-cell table:style-name="ce29" table:formula="of:=IF(COUNT([.D71:.F71])&gt;0;[.V71];&quot;&quot;)">
            <text:p/>
          </table:table-cell>
          <table:table-cell table:style-name="ce36" table:formula="of:=IF(COUNT([.D71:.F71];[.I71])&gt;1;[.D70]+[.E70]-[.E71]-[.F71];&quot;&quot;)">
            <text:p/>
          </table:table-cell>
          <table:table-cell table:style-name="ce40" table:formula="of:=[.AA71]">
            <text:p/>
          </table:table-cell>
          <table:table-cell table:number-columns-repeated="3"/>
          <table:table-cell table:style-name="ce44" table:formula="of:=[.Q71]+[.E71]+[.D71]" office:value-type="float" office:value="0" calcext:value-type="float">
            <text:p>0</text:p>
          </table:table-cell>
          <table:table-cell table:style-name="ce44" table:formula="of:=[.P70]-[.E71]-[.F71]" office:value-type="float" office:value="0" calcext:value-type="float">
            <text:p>0</text:p>
          </table:table-cell>
          <table:table-cell/>
          <table:table-cell table:formula="of:=IF([.D71]=&quot;&quot;;[.S70];[.G71])">
            <text:p/>
          </table:table-cell>
          <table:table-cell table:formula="of:=IF([.D71]=&quot;&quot;;[.T70];[.D71])">
            <text:p/>
          </table:table-cell>
          <table:table-cell table:formula="of:=IF([.S71]&lt;&gt;&quot;&quot;;[.S71]-[.T71];&quot;&quot;)">
            <text:p/>
          </table:table-cell>
          <table:table-cell table:formula="of:=IF([.Q71]&lt;&gt;&quot;&quot;;[.Q71]-[.U70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71]&lt;&gt;&quot;&quot;;COM.MICROSOFT.IFS([.V71]&gt;0;&quot;CUT&quot;;[.V71]&lt;0;&quot;FALL&quot;);&quot;&quot;)">
            <text:p/>
          </table:table-cell>
          <table:table-cell table:formula="of:=IF(SUM([.D71])&lt;&gt;0;&quot;Turning Point&quot;;&quot;&quot;)">
            <text:p/>
          </table:table-cell>
          <table:table-cell table:formula="of:=IF(COUNT([.D71:.F71])&lt;&gt;0;COUNT([.C$13:.$C70])+1;&quot;&quot;)">
            <text:p/>
          </table:table-cell>
          <table:table-cell table:formula="of:=IF([.X71]=&quot;Turning Point&quot;;COUNT([.Z$13:.$Z70])+1;&quot;&quot;)">
            <text:p/>
          </table:table-cell>
          <table:table-cell table:formula="of:=IF([.AD71]&lt;&gt;&quot;&quot;;[.AD71];IF([.Y71]&lt;&gt;&quot;&quot;;CONCATENATE([.X71];&quot; &quot;;[.Z71]);&quot;&quot;))">
            <text:p/>
          </table:table-cell>
          <table:table-cell table:number-columns-repeated="2"/>
          <table:table-cell table:formula="of:=IF([.F71]&lt;&gt;&quot;&quot;;IF([.AC71]=[.$AB$14];IF([.Z71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7" office:value-type="float" office:value="59" calcext:value-type="float">
            <text:p>59</text:p>
          </table:table-cell>
          <table:table-cell table:style-name="ce15" table:number-columns-repeated="3"/>
          <table:table-cell table:style-name="ce23"/>
          <table:table-cell table:style-name="ce23" table:formula="of:=IF(AND([.D72]=&quot;&quot;;[.E72]=&quot;&quot;;[.F72]=&quot;&quot;);&quot;&quot;;[.Q72])">
            <text:p/>
          </table:table-cell>
          <table:table-cell table:style-name="ce27" table:formula="of:=IF(COUNT([.C72:.F72])&gt;1;[.C72];IF([.J72]&lt;&gt;&quot;&quot;;COUNT([.$I$13:.I71])+1;&quot;&quot;))">
            <text:p/>
          </table:table-cell>
          <table:table-cell table:style-name="ce29" table:formula="of:=IF(COUNT([.D72:.F72])&gt;0;[.V72];&quot;&quot;)">
            <text:p/>
          </table:table-cell>
          <table:table-cell table:style-name="ce36" table:formula="of:=IF(COUNT([.D72:.F72];[.I72])&gt;1;[.D71]+[.E71]-[.E72]-[.F72];&quot;&quot;)">
            <text:p/>
          </table:table-cell>
          <table:table-cell table:style-name="ce40" table:formula="of:=[.AA72]">
            <text:p/>
          </table:table-cell>
          <table:table-cell table:number-columns-repeated="3"/>
          <table:table-cell table:style-name="ce44" table:formula="of:=[.Q72]+[.E72]+[.D72]" office:value-type="float" office:value="0" calcext:value-type="float">
            <text:p>0</text:p>
          </table:table-cell>
          <table:table-cell table:style-name="ce44" table:formula="of:=[.P71]-[.E72]-[.F72]" office:value-type="float" office:value="0" calcext:value-type="float">
            <text:p>0</text:p>
          </table:table-cell>
          <table:table-cell/>
          <table:table-cell table:formula="of:=IF([.D72]=&quot;&quot;;[.S71];[.G72])">
            <text:p/>
          </table:table-cell>
          <table:table-cell table:formula="of:=IF([.D72]=&quot;&quot;;[.T71];[.D72])">
            <text:p/>
          </table:table-cell>
          <table:table-cell table:formula="of:=IF([.S72]&lt;&gt;&quot;&quot;;[.S72]-[.T72];&quot;&quot;)">
            <text:p/>
          </table:table-cell>
          <table:table-cell table:formula="of:=IF([.Q72]&lt;&gt;&quot;&quot;;[.Q72]-[.U71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72]&lt;&gt;&quot;&quot;;COM.MICROSOFT.IFS([.V72]&gt;0;&quot;CUT&quot;;[.V72]&lt;0;&quot;FALL&quot;);&quot;&quot;)">
            <text:p/>
          </table:table-cell>
          <table:table-cell table:formula="of:=IF(SUM([.D72])&lt;&gt;0;&quot;Turning Point&quot;;&quot;&quot;)">
            <text:p/>
          </table:table-cell>
          <table:table-cell table:formula="of:=IF(COUNT([.D72:.F72])&lt;&gt;0;COUNT([.C$13:.$C71])+1;&quot;&quot;)">
            <text:p/>
          </table:table-cell>
          <table:table-cell table:formula="of:=IF([.X72]=&quot;Turning Point&quot;;COUNT([.Z$13:.$Z71])+1;&quot;&quot;)">
            <text:p/>
          </table:table-cell>
          <table:table-cell table:formula="of:=IF([.AD72]&lt;&gt;&quot;&quot;;[.AD72];IF([.Y72]&lt;&gt;&quot;&quot;;CONCATENATE([.X72];&quot; &quot;;[.Z72]);&quot;&quot;))">
            <text:p/>
          </table:table-cell>
          <table:table-cell table:number-columns-repeated="2"/>
          <table:table-cell table:formula="of:=IF([.F72]&lt;&gt;&quot;&quot;;IF([.AC72]=[.$AB$14];IF([.Z72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2"/>
          <table:table-cell table:style-name="ce6" office:value-type="float" office:value="60" calcext:value-type="float">
            <text:p>60</text:p>
          </table:table-cell>
          <table:table-cell table:style-name="ce15" table:number-columns-repeated="3"/>
          <table:table-cell table:style-name="ce23"/>
          <table:table-cell table:style-name="ce23" table:formula="of:=IF(AND([.D73]=&quot;&quot;;[.E73]=&quot;&quot;;[.F73]=&quot;&quot;);&quot;&quot;;[.Q73])">
            <text:p/>
          </table:table-cell>
          <table:table-cell table:style-name="ce27" table:formula="of:=IF(COUNT([.C73:.F73])&gt;1;[.C73];IF([.J73]&lt;&gt;&quot;&quot;;COUNT([.$I$13:.I72])+1;&quot;&quot;))">
            <text:p/>
          </table:table-cell>
          <table:table-cell table:style-name="ce29" table:formula="of:=IF(COUNT([.D73:.F73])&gt;0;[.V73];&quot;&quot;)">
            <text:p/>
          </table:table-cell>
          <table:table-cell table:style-name="ce36" table:formula="of:=IF(COUNT([.D73:.F73];[.I73])&gt;1;[.D72]+[.E72]-[.E73]-[.F73];&quot;&quot;)">
            <text:p/>
          </table:table-cell>
          <table:table-cell table:style-name="ce40" table:formula="of:=[.AA73]">
            <text:p/>
          </table:table-cell>
          <table:table-cell table:number-columns-repeated="3"/>
          <table:table-cell table:style-name="ce44" table:formula="of:=[.Q73]+[.E73]+[.D73]" office:value-type="float" office:value="0" calcext:value-type="float">
            <text:p>0</text:p>
          </table:table-cell>
          <table:table-cell table:style-name="ce44" table:formula="of:=[.P72]-[.E73]-[.F73]" office:value-type="float" office:value="0" calcext:value-type="float">
            <text:p>0</text:p>
          </table:table-cell>
          <table:table-cell/>
          <table:table-cell table:formula="of:=IF([.D73]=&quot;&quot;;[.S72];[.G73])">
            <text:p/>
          </table:table-cell>
          <table:table-cell table:formula="of:=IF([.D73]=&quot;&quot;;[.T72];[.D73])">
            <text:p/>
          </table:table-cell>
          <table:table-cell table:formula="of:=IF([.S73]&lt;&gt;&quot;&quot;;[.S73]-[.T73];&quot;&quot;)">
            <text:p/>
          </table:table-cell>
          <table:table-cell table:formula="of:=IF([.Q73]&lt;&gt;&quot;&quot;;[.Q73]-[.U72];&quot;&quot;)" office:value-type="string" office:string-value="" calcext:value-type="error">
            <text:p>#VALUE!</text:p>
          </table:table-cell>
          <table:table-cell table:number-matrix-columns-spanned="1" table:number-matrix-rows-spanned="1" table:formula="of:=IF([.J73]&lt;&gt;&quot;&quot;;COM.MICROSOFT.IFS([.V73]&gt;0;&quot;CUT&quot;;[.V73]&lt;0;&quot;FALL&quot;);&quot;&quot;)">
            <text:p/>
          </table:table-cell>
          <table:table-cell table:formula="of:=IF(SUM([.D73])&lt;&gt;0;&quot;Turning Point&quot;;&quot;&quot;)">
            <text:p/>
          </table:table-cell>
          <table:table-cell table:formula="of:=IF(COUNT([.D73:.F73])&lt;&gt;0;COUNT([.C$13:.$C72])+1;&quot;&quot;)">
            <text:p/>
          </table:table-cell>
          <table:table-cell table:formula="of:=IF([.X73]=&quot;Turning Point&quot;;COUNT([.Z$13:.$Z72])+1;&quot;&quot;)">
            <text:p/>
          </table:table-cell>
          <table:table-cell table:formula="of:=IF([.AD73]&lt;&gt;&quot;&quot;;[.AD73];IF([.Y73]&lt;&gt;&quot;&quot;;CONCATENATE([.X73];&quot; &quot;;[.Z73]);&quot;&quot;))">
            <text:p/>
          </table:table-cell>
          <table:table-cell table:number-columns-repeated="2"/>
          <table:table-cell table:formula="of:=IF([.F73]&lt;&gt;&quot;&quot;;IF([.AC73]=[.$AB$14];IF([.Z73]&lt;&gt;&quot;&quot;;&quot;&quot;;&quot;end&quot;);&quot;&quot;);&quot;&quot;)">
            <text:p/>
          </table:table-cell>
          <table:table-cell table:number-columns-repeated="10"/>
          <table:table-cell table:style-name="Default" table:number-columns-repeated="16344"/>
        </table:table-row>
        <table:table-row table:style-name="ro5">
          <table:table-cell table:number-columns-repeated="9"/>
          <table:table-cell table:style-name="ce30"/>
          <table:table-cell table:style-name="ce37"/>
          <table:table-cell table:number-columns-repeated="29"/>
          <table:table-cell table:style-name="Default" table:number-columns-repeated="16344"/>
        </table:table-row>
        <table:table-row table:style-name="ro5" table:visibility="collapse" table:number-rows-repeated="177">
          <table:table-cell table:number-columns-repeated="9"/>
          <table:table-cell table:style-name="ce1"/>
          <table:table-cell table:number-columns-repeated="30"/>
          <table:table-cell table:style-name="Default" table:number-columns-repeated="16344"/>
        </table:table-row>
        <table:table-row table:style-name="ro6" table:visibility="collapse" table:number-rows-repeated="201">
          <table:table-cell table:number-columns-repeated="9"/>
          <table:table-cell table:style-name="ce1"/>
          <table:table-cell table:number-columns-repeated="30"/>
          <table:table-cell table:style-name="Default" table:number-columns-repeated="16344"/>
        </table:table-row>
        <table:table-row table:style-name="ro7" table:visibility="collapse" table:number-rows-repeated="1048123">
          <table:table-cell table:number-columns-repeated="40"/>
          <table:table-cell table:style-name="Default" table:number-columns-repeated="16344"/>
        </table:table-row>
        <table:table-row table:style-name="ro7" table:visibility="collapse">
          <table:table-cell table:number-columns-repeated="40"/>
          <table:table-cell table:style-name="Default" table:number-columns-repeated="16344"/>
        </table:table-row>
        <calcext:conditional-formats>
          <calcext:conditional-format calcext:target-range-address="'Levelling Calculation (3)'.J15:'Levelling Calculation (3)'.J73">
            <calcext:condition calcext:apply-style-name="ConditionalStyle_30" calcext:value="formula-is([.$W15]=&quot;FALL&quot;)" calcext:base-cell-address="'Levelling Calculation (3)'.J15"/>
            <calcext:condition calcext:apply-style-name="ConditionalStyle_29" calcext:value="formula-is([.$W15]=&quot;CUT&quot;)" calcext:base-cell-address="'Levelling Calculation (3)'.J15"/>
            <calcext:icon-set calcext:icon-set-type="3Arrows">
              <calcext:formatting-entry calcext:value="0" calcext:type="percent"/>
              <calcext:formatting-entry calcext:value="0" calcext:type="number"/>
              <calcext:formatting-entry calcext:value="0" calcext:greater_equal="false" calcext:type="number"/>
            </calcext:icon-set>
          </calcext:conditional-format>
          <calcext:conditional-format calcext:target-range-address="'Levelling Calculation (3)'.K15:'Levelling Calculation (3)'.K73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greater_equal="false" calcext:type="number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 loext:blank-width-char="-1">-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071in 0.0102in 0.0071in" style:diagonal-bl-tr="none" style:diagonal-tl-br="none" fo:border-left="none" fo:border-right="none" fo:border-top="0.74pt solid #156082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156082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order-bottom="0.74pt solid #000000" fo:background-color="#ffa7a7" fo:border-left="none" fo:border-right="none" fo:border-top="0.74pt solid #000000"/>
    </style:style>
    <style:style style:name="ConditionalStyle_5f_29" style:display-name="ConditionalStyle_29" style:family="table-cell" style:parent-style-name="Default">
      <style:table-cell-properties fo:border-bottom="0.74pt solid #000000" fo:background-color="#c8e7a7" fo:border-left="none" fo:border-right="none" fo:border-top="0.74pt solid 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00:05:27.44690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5T00:03:30.655880300</meta:creation-date>
    <dc:date>2026-04-05T00:04:18.009857000</dc:date>
    <meta:editing-duration>PT47S</meta:editing-duration>
    <meta:editing-cycles>1</meta:editing-cycles>
    <meta:generator>LibreOffice/26.2.2.2$Windows_X86_64 LibreOffice_project/1f77d10d6938fd34972958f64b2bcfa54f8b1ba5</meta:generator>
    <meta:document-statistic meta:table-count="1" meta:cell-count="1139" meta:object-count="0"/>
  </office:meta>
</office:document-meta>
</file>